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auto-grow-width="true" fo:min-height="1.893cm" fo:min-width="27.015cm"/>
    </style:style>
    <style:style style:name="gr2" style:family="graphic" style:parent-style-name="standard">
      <style:graphic-properties draw:stroke="none" svg:stroke-color="#000000" draw:fill="none" draw:textarea-vertical-align="middle" fo:min-height="4.74cm" fo:padding-top="0cm" fo:padding-bottom="0cm" fo:padding-left="0cm" fo:padding-right="0cm"/>
    </style:style>
    <style:style style:name="gr3" style:family="graphic" style:parent-style-name="standard">
      <style:graphic-properties draw:stroke="solid" svg:stroke-width="0.25cm" svg:stroke-color="#000000" draw:marker-start-width="0.498cm" draw:marker-end-width="0.498cm" svg:stroke-opacity="100%" draw:stroke-linejoin="miter" draw:fill="none" fo:padding-top="0.249cm" fo:padding-bottom="0.249cm" fo:padding-left="0.374cm" fo:padding-right="0.374cm"/>
    </style:style>
    <style:style style:name="gr4" style:family="graphic" style:parent-style-name="standard">
      <style:graphic-properties svg:stroke-color="#000000" draw:fill="solid" draw:fill-color="#000000" draw:textarea-horizontal-align="justify" draw:textarea-vertical-align="middle" draw:auto-grow-height="false" fo:min-height="0.104cm" fo:min-width="0cm"/>
    </style:style>
    <style:style style:name="gr5" style:family="graphic" style:parent-style-name="standard">
      <style:graphic-properties svg:stroke-color="#000000" draw:fill-color="#000000" draw:textarea-horizontal-align="justify" draw:textarea-vertical-align="middle" draw:auto-grow-height="false" fo:min-height="0.104cm" fo:min-width="0cm"/>
    </style:style>
    <style:style style:name="gr6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7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0.3cm"/>
    </style:style>
    <style:style style:name="gr8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2cm"/>
    </style:style>
    <style:style style:name="gr9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2.8cm"/>
    </style:style>
    <style:style style:name="gr10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0.6cm"/>
    </style:style>
    <style:style style:name="gr11" style:family="graphic" style:parent-style-name="objectwithoutfill">
      <style:graphic-properties svg:stroke-color="#3333ff" draw:marker-end="Arrow" draw:marker-end-width="0.3cm" draw:fill="none" draw:textarea-vertical-align="middle"/>
    </style:style>
    <style:style style:name="gr12" style:family="graphic" style:parent-style-name="objectwithoutfill">
      <style:graphic-properties svg:stroke-color="#3333ff" draw:marker-end="Arrow" draw:marker-end-width="0.3cm" draw:fill="none" draw:textarea-vertical-align="middle"/>
    </style:style>
    <style:style style:name="gr13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14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0.6cm"/>
    </style:style>
    <style:style style:name="gr15" style:family="graphic" style:parent-style-name="objectwithoutfill">
      <style:graphic-properties draw:stroke="dash" draw:stroke-dash="Ultrafine_20_Dashed" svg:stroke-width="0cm" svg:stroke-color="#3333ff" draw:marker-start-width="0.215cm" draw:marker-end="Arrow" draw:marker-end-width="0.315cm" draw:fill="none" draw:textarea-vertical-align="middle" fo:padding-top="0.125cm" fo:padding-bottom="0.125cm" fo:padding-left="0.25cm" fo:padding-right="0.25cm"/>
    </style:style>
    <style:style style:name="gr16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3cm"/>
    </style:style>
    <style:style style:name="gr17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cm"/>
    </style:style>
    <style:style style:name="gr18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.8cm"/>
    </style:style>
    <style:style style:name="gr19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6cm"/>
    </style:style>
    <style:style style:name="gr20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6cm"/>
    </style:style>
    <style:style style:name="gr21" style:family="graphic" style:parent-style-name="objectwithoutfill">
      <style:graphic-properties draw:stroke="dash" draw:stroke-dash="Ultrafine_20_Dashed" svg:stroke-width="0cm" svg:stroke-color="#3333ff" draw:marker-start-width="0.215cm" draw:marker-end="Arrow" draw:marker-end-width="0.315cm" draw:fill="none" draw:textarea-vertical-align="middle" fo:padding-top="0.125cm" fo:padding-bottom="0.125cm" fo:padding-left="0.25cm" fo:padding-right="0.25cm"/>
    </style:style>
    <style:style style:name="gr22" style:family="graphic" style:parent-style-name="standard">
      <style:graphic-properties svg:stroke-color="#3333ff" draw:fill="none" draw:textarea-horizontal-align="justify" draw:textarea-vertical-align="middle" draw:auto-grow-height="false" fo:min-height="0.05cm" fo:min-width="0.9cm"/>
    </style:style>
    <style:style style:name="gr23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cm"/>
    </style:style>
    <style:style style:name="gr24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2cm"/>
    </style:style>
    <style:style style:name="gr25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1.7cm"/>
    </style:style>
    <style:style style:name="gr26" style:family="graphic" style:parent-style-name="objectwithoutfill">
      <style:graphic-properties svg:stroke-width="0cm" svg:stroke-color="#ff9900" draw:marker-start-width="0.215cm" draw:marker-end="Arrow_20_concave" draw:marker-end-width="0.315cm" draw:fill="none" draw:textarea-vertical-align="middle" fo:padding-top="0.125cm" fo:padding-bottom="0.125cm" fo:padding-left="0.25cm" fo:padding-right="0.25cm"/>
    </style:style>
    <style:style style:name="gr27" style:family="graphic" style:parent-style-name="objectwithoutfill">
      <style:graphic-properties svg:stroke-color="#00cc00" draw:marker-end="Arrow" draw:marker-end-width="0.3cm" draw:fill="none" draw:textarea-vertical-align="middle"/>
    </style:style>
    <style:style style:name="gr28" style:family="graphic" style:parent-style-name="objectwithoutfill">
      <style:graphic-properties svg:stroke-width="0.05cm" draw:marker-start-width="0.355cm" draw:marker-end="Arrow_20_concave" draw:marker-end-width="0.455cm" draw:fill="none" draw:textarea-vertical-align="middle" fo:padding-top="0.15cm" fo:padding-bottom="0.15cm" fo:padding-left="0.275cm" fo:padding-right="0.275cm"/>
    </style:style>
    <style:style style:name="gr29" style:family="graphic" style:parent-style-name="standard">
      <style:graphic-properties draw:stroke="dash" draw:stroke-dash="Fine_20_Dotted" svg:stroke-color="#000000" draw:fill="none" draw:textarea-horizontal-align="justify" draw:textarea-vertical-align="middle" draw:auto-grow-height="false" fo:min-height="32.65cm" fo:min-width="110.9cm"/>
    </style:style>
    <style:style style:name="gr30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.8cm"/>
    </style:style>
    <style:style style:name="gr31" style:family="graphic" style:parent-style-name="standard">
      <style:graphic-properties svg:stroke-color="#000000" draw:fill="none" draw:textarea-horizontal-align="justify" draw:textarea-vertical-align="middle" draw:auto-grow-height="false" fo:min-height="2.15cm" fo:min-width="2.8cm"/>
    </style:style>
    <style:style style:name="gr32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82cm"/>
    </style:style>
    <style:style style:name="gr33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14.78cm"/>
    </style:style>
    <style:style style:name="gr34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16.1cm"/>
    </style:style>
    <style:style style:name="gr35" style:family="graphic" style:parent-style-name="standard">
      <style:graphic-properties draw:stroke="dash" draw:stroke-dash="Fine_20_Dotted" svg:stroke-color="#000000" draw:fill="none" draw:textarea-horizontal-align="justify" draw:textarea-vertical-align="middle" draw:auto-grow-height="false" fo:min-height="53.35cm" fo:min-width="110.6cm"/>
    </style:style>
    <style:style style:name="gr36" style:family="graphic" style:parent-style-name="standard">
      <style:graphic-properties draw:stroke="dash" draw:stroke-dash="Fine_20_Dotted" svg:stroke-color="#000000" draw:fill="none" draw:textarea-horizontal-align="justify" draw:textarea-vertical-align="middle" draw:auto-grow-height="false" fo:min-height="28.55cm" fo:min-width="110.7cm"/>
    </style:style>
    <style:style style:name="gr37" style:family="graphic" style:parent-style-name="standard">
      <style:graphic-properties draw:stroke="none" draw:fill="none" draw:textarea-vertical-align="middle" fo:min-height="4.74cm" fo:padding-top="0cm" fo:padding-bottom="0cm" fo:padding-left="0cm" fo:padding-right="0cm"/>
    </style:style>
    <style:style style:name="gr38" style:family="graphic" style:parent-style-name="objectwithoutfill">
      <style:graphic-properties svg:stroke-width="0.05cm" draw:marker-start-width="0.355cm" draw:marker-end="Arrow_20_concave" draw:marker-end-width="0.455cm" draw:fill="none" draw:textarea-vertical-align="middle" fo:padding-top="0.15cm" fo:padding-bottom="0.15cm" fo:padding-left="0.275cm" fo:padding-right="0.275cm"/>
    </style:style>
    <style:style style:name="gr39" style:family="graphic" style:parent-style-name="objectwithoutfill">
      <style:graphic-properties draw:marker-end="Arrow" draw:marker-end-width="0.3cm" draw:fill="none" draw:textarea-vertical-align="middle"/>
    </style:style>
    <style:style style:name="gr40" style:family="graphic" style:parent-style-name="standard">
      <style:graphic-properties svg:stroke-color="#000000" draw:fill="none" draw:textarea-horizontal-align="justify" draw:textarea-vertical-align="middle" draw:auto-grow-height="false" fo:min-height="1.248cm" fo:min-width="2.8cm"/>
    </style:style>
    <style:style style:name="gr41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1.488cm"/>
    </style:style>
    <style:style style:name="gr42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5.712cm"/>
    </style:style>
    <style:style style:name="gr43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7.7cm"/>
    </style:style>
    <style:style style:name="gr44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.234cm"/>
    </style:style>
    <style:style style:name="gr45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.234cm"/>
    </style:style>
    <style:style style:name="gr46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2.232cm"/>
    </style:style>
    <style:style style:name="gr47" style:family="graphic" style:parent-style-name="standard">
      <style:graphic-properties svg:stroke-color="#000000" draw:fill="none" draw:textarea-horizontal-align="justify" draw:textarea-vertical-align="middle" draw:auto-grow-height="false" fo:min-height="2.95cm" fo:min-width="0cm"/>
    </style:style>
    <style:style style:name="gr48" style:family="graphic" style:parent-style-name="standard">
      <style:graphic-properties svg:stroke-color="#000000" draw:fill="none" draw:textarea-horizontal-align="justify" draw:textarea-vertical-align="middle" draw:auto-grow-height="false" fo:min-height="2.95cm" fo:min-width="0.367cm"/>
    </style:style>
    <style:style style:name="gr49" style:family="graphic" style:parent-style-name="standard">
      <style:graphic-properties svg:stroke-color="#000000" draw:fill="none" draw:textarea-horizontal-align="justify" draw:textarea-vertical-align="middle" draw:auto-grow-height="false" fo:min-height="2.95cm" fo:min-width="6.524cm"/>
    </style:style>
    <style:style style:name="gr50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1.3cm"/>
    </style:style>
    <style:style style:name="gr51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cm"/>
    </style:style>
    <style:style style:name="gr52" style:family="graphic" style:parent-style-name="objectwithoutfill">
      <style:graphic-properties draw:marker-end="Arrow" draw:marker-end-width="0.3cm" draw:fill="none" draw:textarea-vertical-align="middle"/>
    </style:style>
    <style:style style:name="gr53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1.1cm"/>
    </style:style>
    <style:style style:name="gr54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1cm"/>
    </style:style>
    <style:style style:name="gr55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7cm"/>
    </style:style>
    <style:style style:name="gr56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5cm"/>
    </style:style>
    <style:style style:name="gr57" style:family="graphic" style:parent-style-name="standard">
      <style:graphic-properties svg:stroke-color="#000000" draw:fill="none" draw:textarea-horizontal-align="justify" draw:textarea-vertical-align="middle" draw:auto-grow-height="false" fo:min-height="0.05cm" fo:min-width="0.8cm"/>
    </style:style>
    <style:style style:name="P1" style:family="paragraph">
      <loext:graphic-properties draw:fill="none" draw:fill-color="#ffffff"/>
      <style:text-properties fo:font-size="18pt"/>
    </style:style>
    <style:style style:name="P2" style:family="paragraph">
      <style:paragraph-properties fo:margin-left="0cm" fo:margin-right="0cm" fo:margin-top="0cm" fo:margin-bottom="0cm" fo:line-height="120%" fo:text-align="center" fo:text-indent="0cm"/>
    </style:style>
    <style:style style:name="P3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32pt" style:font-size-asian="32pt" style:font-size-complex="32pt"/>
    </style:style>
    <style:style style:name="P4" style:family="paragraph">
      <loext:graphic-properties draw:fill="none"/>
    </style:style>
    <style:style style:name="P5" style:family="paragraph">
      <loext:graphic-properties draw:fill="solid" draw:fill-color="#000000"/>
      <style:paragraph-properties fo:text-align="center"/>
    </style:style>
    <style:style style:name="P6" style:family="paragraph">
      <loext:graphic-properties draw:fill-color="#000000"/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40pt" style:font-size-asian="40pt" style:font-size-complex="40pt"/>
    </style:style>
    <style:style style:name="P9" style:family="paragraph">
      <style:paragraph-properties fo:text-align="center"/>
    </style:style>
    <style:style style:name="P10" style:family="paragraph">
      <loext:graphic-properties draw:fill="none"/>
      <style:paragraph-properties fo:text-align="center"/>
      <style:text-properties fo:font-size="6pt" style:font-size-asian="6pt" style:font-size-complex="6pt"/>
    </style:style>
    <style:style style:name="P11" style:family="paragraph">
      <loext:graphic-properties draw:fill="none"/>
      <style:paragraph-properties fo:margin-left="0cm" fo:margin-right="0cm" fo:margin-top="0cm" fo:margin-bottom="0cm" fo:line-height="120%" fo:text-align="center" fo:text-indent="0cm"/>
      <style:text-properties fo:font-size="24pt" style:font-size-asian="24pt" style:font-size-complex="24pt"/>
    </style:style>
    <style:style style:name="P12" style:family="paragraph">
      <loext:graphic-properties draw:fill="none"/>
      <style:paragraph-properties fo:text-align="center"/>
      <style:text-properties fo:font-size="5pt" style:font-size-asian="5pt" style:font-size-complex="5pt"/>
    </style:style>
    <style:style style:name="P13" style:family="paragraph">
      <loext:graphic-properties draw:fill="none"/>
      <style:paragraph-properties fo:text-align="center"/>
      <style:text-properties fo:font-size="4pt" style:font-size-asian="4pt" style:font-size-complex="4pt"/>
    </style:style>
    <style:style style:name="P14" style:family="paragraph">
      <loext:graphic-properties draw:fill="none"/>
      <style:paragraph-properties fo:text-align="center"/>
      <style:text-properties fo:font-size="12pt" style:font-size-asian="12pt" style:font-size-complex="12pt"/>
    </style:style>
    <style:style style:name="P15" style:family="paragraph">
      <style:paragraph-properties fo:text-align="start"/>
    </style:style>
    <style:style style:name="P16" style:family="paragraph">
      <loext:graphic-properties draw:fill="none"/>
      <style:paragraph-properties fo:text-align="start"/>
      <style:text-properties fo:font-size="36pt" style:font-size-asian="36pt" style:font-size-complex="36pt"/>
    </style:style>
    <style:style style:name="P17" style:family="paragraph">
      <loext:graphic-properties draw:fill="none"/>
      <style:paragraph-properties fo:text-align="center"/>
      <style:text-properties fo:font-size="3pt" style:font-size-asian="3pt" style:font-size-complex="3pt"/>
    </style:style>
    <style:style style:name="P18" style:family="paragraph">
      <loext:graphic-properties draw:fill-color="#000000"/>
      <style:paragraph-properties fo:text-align="center"/>
      <style:text-properties fo:font-weight="bold"/>
    </style:style>
    <style:style style:name="P19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ize="6pt" style:font-size-asian="6pt" style:font-size-complex="6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5pt" style:font-size-asian="5pt" style:font-size-complex="5pt"/>
    </style:style>
    <style:style style:name="T7" style:family="text">
      <style:text-properties fo:font-size="4pt" style:font-size-asian="4pt" style:font-size-complex="4pt"/>
    </style:style>
    <style:style style:name="T8" style:family="text">
      <style:text-properties fo:font-size="36pt" style:font-size-asian="36pt" style:font-size-complex="36pt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3pt" style:font-size-asian="3pt" style:font-size-complex="3pt"/>
    </style:style>
    <style:style style:name="T11" style:family="text">
      <style:text-properties fo:color="#000000" fo:font-size="6pt" fo:background-color="transparent" style:font-size-asian="6pt" style:font-size-complex="6pt"/>
    </style:style>
    <style:style style:name="T1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7.515cm" svg:height="2.143cm" svg:x="84.7cm" svg:y="5.7cm">
          <draw:text-box>
            <text:p><text:span text:style-name="T1"><text:file-name text:display="name">005-013-QMBHWTunnelingReorg</text:file-name></text:span></text:p>
          </draw:text-box>
        </draw:frame>
        <draw:g xml:id="id2" draw:id="id2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3" draw:layer="layout" svg:width="5.549cm" svg:height="4.74cm" svg:x="41.717cm" svg:y="102.302cm">
            <draw:text-box>
              <text:p text:style-name="P2"><text:span text:style-name="T2">QMSensor</text:span></text:p>
            </draw:text-box>
          </draw:frame>
          <draw:polygon draw:style-name="gr3" draw:text-style-name="P4" draw:layer="layout" svg:width="9.721cm" svg:height="7.479cm" svg:x="39.389cm" svg:y="99.6cm" svg:viewBox="0 0 9722 7480" draw:points="0,7480 9722,7480 4858,0">
            <text:p/>
          </draw:polygon>
          <draw:custom-shape draw:style-name="gr4" draw:text-style-name="P5" draw:layer="layout" svg:width="0.486cm" svg:height="0.5cm" svg:x="39cm" svg:y="106.9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49.014cm" svg:y="106.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44.007cm" svg:y="99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6" draw:text-style-name="P7" draw:layer="layout" draw:type="line" svg:x1="34.65cm" svg:y1="105.8cm" svg:x2="39.201cm" svg:y2="107.199cm" draw:start-shape="id1" draw:start-glue-point="2" draw:end-shape="id2" draw:end-glue-point="6" svg:d="M34650 105800l4551 1399" svg:viewBox="0 0 4552 1400">
          <text:p/>
        </draw:connector>
        <draw:g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8" draw:layer="layout" svg:width="5.549cm" svg:height="4.74cm" svg:x="12.718cm" svg:y="105.502cm">
            <draw:text-box>
              <text:p text:style-name="P2"><text:span text:style-name="T3">Env</text:span></text:p>
            </draw:text-box>
          </draw:frame>
          <draw:polygon draw:style-name="gr3" draw:text-style-name="P4" draw:layer="layout" svg:width="9.721cm" svg:height="7.479cm" svg:x="10.39cm" svg:y="102.8cm" svg:viewBox="0 0 9722 7480" draw:points="0,7480 9722,7480 4858,0">
            <text:p/>
          </draw:polygon>
          <draw:custom-shape draw:style-name="gr4" draw:text-style-name="P5" draw:layer="layout" svg:width="0.486cm" svg:height="0.5cm" svg:x="10.001cm" svg:y="110.1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20.015cm" svg:y="110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15.008cm" svg:y="102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" draw:text-style-name="P6" xml:id="id4" draw:id="id4" draw:layer="layout" svg:width="0.5cm" svg:height="0.5cm" svg:x="38.5cm" svg:y="109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7" draw:layer="layout" draw:type="line" svg:x1="38.55cm" svg:y1="111.698cm" svg:x2="38.75cm" svg:y2="110.3cm" draw:start-shape="id3" draw:start-glue-point="0" draw:end-shape="id4" draw:end-glue-point="8" svg:d="M38550 111698l200-1398" svg:viewBox="0 0 201 1399">
          <text:p/>
        </draw:connector>
        <draw:g xml:id="id6" draw:id="id6">
          <draw:g>
            <draw:custom-shape draw:style-name="gr7" draw:text-style-name="P10" draw:layer="ConfigLayout" svg:width="0.8cm" svg:height="0.3cm" svg:x="41.4cm" svg:y="110.1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42.2cm" svg:y="110.1cm">
              <text:p text:style-name="P9"><text:span text:style-name="T4">Rese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41.4cm" svg:y="110.4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42.2cm" svg:y="110.4cm">
              <text:p text:style-name="P9"><text:span text:style-name="T4">BinaryPuls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41.4cm" svg:y="110.7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0" draw:text-style-name="P10" draw:layer="ConfigLayout" svg:width="1.1cm" svg:height="0.3cm" svg:x="43.6cm" svg:y="111.0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41.4cm" svg:y="111.002cm">
                <text:p text:style-name="P9"><text:span text:style-name="T4">Pulse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42.5cm" svg:y="111.002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1" draw:text-style-name="P10" draw:layer="ConfigLayout" draw:type="line" svg:x1="40.574cm" svg:y1="109.174cm" svg:x2="39.201cm" svg:y2="107.199cm" draw:start-shape="id5" draw:start-glue-point="5" draw:end-shape="id2" draw:end-glue-point="6" svg:d="M40574 109174l-1373-1975" svg:viewBox="0 0 1374 1976">
          <text:p text:style-name="P9"><text:span text:style-name="T4">QMReset</text:span></text:p>
        </draw:connector>
        <draw:connector draw:style-name="gr12" draw:text-style-name="P7" draw:layer="ConfigLayout" draw:type="line" svg:x1="41.4cm" svg:y1="110.701cm" svg:x2="40.751cm" svg:y2="109.601cm" draw:start-shape="id6" draw:start-glue-point="3" draw:end-shape="id5" draw:end-glue-point="8" svg:d="M41400 110701l-649-1100" svg:viewBox="0 0 650 1101">
          <text:p/>
        </draw:connector>
        <draw:custom-shape draw:style-name="gr5" draw:text-style-name="P6" xml:id="id10" draw:id="id10" draw:layer="layout" svg:width="0.5cm" svg:height="0.5cm" svg:x="88.7cm" svg:y="109.0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11" draw:id="id11" draw:layer="layout" svg:width="0.5cm" svg:height="0.5cm" svg:x="89cm" svg:y="110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9" draw:id="id9" draw:layer="layout" svg:width="0.5cm" svg:height="0.5cm" svg:x="91.2cm" svg:y="106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0" draw:layer="layout" draw:type="line" svg:x1="89.298cm" svg:y1="106.701cm" svg:x2="89.902cm" svg:y2="107.953cm" draw:start-shape="id7" draw:start-glue-point="4" draw:end-shape="id8" draw:end-glue-point="6" svg:d="M89298 106701l604 1252" svg:viewBox="0 0 605 1253">
          <text:p text:style-name="P9"><text:span text:style-name="T4">Transfer</text:span></text:p>
        </draw:connector>
        <draw:connector draw:style-name="gr6" draw:text-style-name="P7" draw:layer="layout" draw:type="line" svg:x1="89.298cm" svg:y1="106.701cm" svg:x2="91.2cm" svg:y2="106.451cm" draw:start-shape="id7" draw:start-glue-point="4" draw:end-shape="id9" draw:end-glue-point="6" svg:d="M89298 106701l1902-250" svg:viewBox="0 0 1903 251">
          <text:p/>
        </draw:connector>
        <draw:connector draw:style-name="gr6" draw:text-style-name="P7" draw:layer="layout" draw:type="line" svg:x1="88.95cm" svg:y1="109.501cm" svg:x2="89.25cm" svg:y2="110.701cm" draw:start-shape="id10" draw:start-glue-point="8" draw:end-shape="id11" draw:end-glue-point="4" svg:d="M88950 109501l300 1200" svg:viewBox="0 0 301 1201">
          <text:p/>
        </draw:connector>
        <draw:g xml:id="id13" draw:id="id13">
          <draw:g>
            <draw:custom-shape draw:style-name="gr7" draw:text-style-name="P10" draw:layer="ConfigLayout" svg:width="0.8cm" svg:height="0.3cm" svg:x="91.4cm" svg:y="109.803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92.2cm" svg:y="109.801cm">
              <text:p text:style-name="P9"><text:span text:style-name="T4">LaserOutputIntegrateX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91.4cm" svg:y="110.103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92.2cm" svg:y="110.101cm">
              <text:p text:style-name="P9"><text:span text:style-name="T4">ProportionalIntegration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91.4cm" svg:y="110.403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93.6cm" svg:y="110.70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91.4cm" svg:y="110.703cm">
                <text:p text:style-name="P9"><text:span text:style-name="T4">Gai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92.5cm" svg:y="110.703cm">
                <text:p text:style-name="P9"><text:span text:style-name="T4">1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91.6cm" svg:y1="103.902cm" svg:x2="89.298cm" svg:y2="106.701cm" draw:start-shape="id12" draw:start-glue-point="3" draw:end-shape="id7" draw:end-glue-point="4" svg:d="M91600 103902l-2302 2799" svg:viewBox="0 0 2303 2800">
          <text:p/>
        </draw:connector>
        <draw:connector draw:style-name="gr12" draw:text-style-name="P7" draw:layer="ConfigLayout" draw:type="line" svg:x1="93.05cm" svg:y1="109.801cm" svg:x2="89.2cm" svg:y2="109.251cm" draw:start-shape="id13" draw:start-glue-point="0" draw:end-shape="id10" svg:d="M93050 109801l-3850-550" svg:viewBox="0 0 3851 551">
          <text:p/>
        </draw:connector>
        <draw:connector draw:style-name="gr15" draw:text-style-name="P10" draw:layer="ConfigLayout" draw:type="curve" svg:x1="40.751cm" svg:y1="109.101cm" svg:x2="89.298cm" svg:y2="106.701cm" draw:start-shape="id5" draw:start-glue-point="4" draw:end-shape="id7" draw:end-glue-point="4" svg:d="M40751 109101c0-1647 48547-447 48547-2400" svg:viewBox="0 0 48548 2401">
          <text:p text:style-name="P9"><text:span text:style-name="T4">Reset</text:span></text:p>
        </draw:connector>
        <draw:connector draw:style-name="gr15" draw:text-style-name="P10" draw:layer="ConfigLayout" draw:type="curve" svg:x1="40.751cm" svg:y1="109.101cm" svg:x2="88.773cm" svg:y2="109.074cm" draw:start-shape="id5" draw:start-glue-point="4" draw:end-shape="id10" draw:end-glue-point="5" svg:d="M40751 109101c0-901 48022-888 48022-27" svg:viewBox="0 0 48023 675">
          <text:p text:style-name="P9"><text:span text:style-name="T4">Reset</text:span></text:p>
        </draw:connector>
        <draw:g xml:id="id7" draw:id="id7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11" draw:layer="layout" svg:width="5.549cm" svg:height="4.74cm" svg:x="81.717cm" svg:y="101.805cm">
            <draw:text-box>
              <text:p text:style-name="P2"><text:span text:style-name="T5">QMActuator</text:span></text:p>
            </draw:text-box>
          </draw:frame>
          <draw:polygon draw:style-name="gr3" draw:text-style-name="P4" draw:layer="layout" svg:width="9.721cm" svg:height="7.479cm" svg:x="79.389cm" svg:y="99.103cm" svg:viewBox="0 0 9722 7480" draw:points="0,7480 9722,7480 4858,0">
            <text:p/>
          </draw:polygon>
          <draw:custom-shape draw:style-name="gr4" draw:text-style-name="P5" draw:layer="layout" svg:width="0.486cm" svg:height="0.5cm" svg:x="79cm" svg:y="106.403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89.014cm" svg:y="106.4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84.007cm" svg:y="98.6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12" draw:id="id12">
          <draw:g>
            <draw:custom-shape draw:style-name="gr7" draw:text-style-name="P10" draw:layer="ConfigLayout" svg:width="0.8cm" svg:height="0.3cm" svg:x="91.6cm" svg:y="103.303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92.4cm" svg:y="103.301cm">
              <text:p text:style-name="P9"><text:span text:style-name="T4">LaserOutputIntegrate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91.6cm" svg:y="103.603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92.4cm" svg:y="103.601cm">
              <text:p text:style-name="P9"><text:span text:style-name="T4">ProportionalIntegr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91.6cm" svg:y="103.903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93.8cm" svg:y="104.203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91.6cm" svg:y="104.203cm">
                <text:p text:style-name="P9"><text:span text:style-name="T4">Gain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92.7cm" svg:y="104.203cm">
                <text:p text:style-name="P9"><text:span text:style-name="T4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3" draw:id="id3">
          <draw:g>
            <draw:custom-shape draw:style-name="gr16" draw:text-style-name="P10" draw:layer="layout" svg:width="0.8cm" svg:height="0.3cm" svg:x="36.9cm" svg:y="111.7cm">
              <text:p text:style-name="P9"><text:span text:style-name="T4">Nam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layout" svg:width="2.5cm" svg:height="0.3cm" svg:x="37.7cm" svg:y="111.698cm">
              <text:p text:style-name="P9"><text:span text:style-name="T4">Level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36.9cm" svg:y="112cm">
              <text:p text:style-name="P9"><text:span text:style-name="T4">Typ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layout" svg:width="2.5cm" svg:height="0.3cm" svg:x="37.7cm" svg:y="111.998cm">
              <text:p text:style-name="P9"><text:span text:style-name="T4">Constant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36.9cm" svg:y="112.3cm">
              <text:p text:style-name="P9"><text:span text:style-name="T4">Parameters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39.1cm" svg:y="112.6cm">
                <text:p text:style-name="P9"><text:span text:style-name="T4">Double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36.9cm" svg:y="112.6cm">
                <text:p text:style-name="P9"><text:span text:style-name="T4">Constant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38cm" svg:y="112.6cm">
                <text:p text:style-name="P9"><text:span text:style-name="T4">13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</draw:g>
        </draw:g>
        <draw:g xml:id="id15" draw:id="id15">
          <draw:g>
            <draw:custom-shape draw:style-name="gr16" draw:text-style-name="P10" draw:layer="layout" svg:width="0.8cm" svg:height="0.3cm" svg:x="89.8cm" svg:y="111.703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90.6cm" svg:y="111.701cm">
              <text:p text:style-name="P9"><text:span text:style-name="T4">LaserOutputX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89.8cm" svg:y="112.003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90.6cm" svg:y="112.001cm">
              <text:p text:style-name="P9"><text:span text:style-name="T4">QMActuato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89.8cm" svg:y="112.303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layout" svg:width="1.1cm" svg:height="0.3cm" svg:x="92cm" svg:y="112.903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89.8cm" svg:y="112.903cm">
                <text:p text:style-name="P9"><text:span text:style-name="T4">Publish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90.9cm" svg:y="112.903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92cm" svg:y="112.603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89.8cm" svg:y="112.603cm">
                <text:p text:style-name="P9"><text:span text:style-name="T4">Varia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layout" svg:width="1.1cm" svg:height="0.3cm" svg:x="90.9cm" svg:y="112.603cm">
                <text:p text:style-name="P9"><text:span text:style-name="T6">LaserOutputX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4" draw:id="id14">
          <draw:g>
            <draw:custom-shape draw:style-name="gr16" draw:text-style-name="P10" draw:layer="layout" svg:width="0.8cm" svg:height="0.3cm" svg:x="93.8cm" svg:y="104.801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94.6cm" svg:y="104.799cm">
              <text:p text:style-name="P9"><text:span text:style-name="T4">LaserOutput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93.8cm" svg:y="105.101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94.6cm" svg:y="105.099cm">
              <text:p text:style-name="P9"><text:span text:style-name="T4">QMActuato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93.8cm" svg:y="105.401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layout" svg:width="1.1cm" svg:height="0.3cm" svg:x="96cm" svg:y="106.00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93.8cm" svg:y="106.001cm">
                <text:p text:style-name="P9"><text:span text:style-name="T4">Publish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94.9cm" svg:y="106.001cm">
                <text:p text:style-name="P9"><text:span text:style-name="T4">tru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96cm" svg:y="105.70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93.8cm" svg:y="105.701cm">
                <text:p text:style-name="P9"><text:span text:style-name="T4">Varia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layout" svg:width="1.1cm" svg:height="0.3cm" svg:x="94.9cm" svg:y="105.701cm">
                <text:p text:style-name="P9"><text:span text:style-name="T6">LaserOutputY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6" draw:text-style-name="P7" draw:layer="layout" draw:type="line" svg:x1="93.8cm" svg:y1="105.55cm" svg:x2="91.7cm" svg:y2="106.451cm" draw:start-shape="id14" draw:start-glue-point="3" draw:end-shape="id9" draw:end-glue-point="10" svg:d="M93800 105550l-2100 901" svg:viewBox="0 0 2101 902">
          <text:p/>
        </draw:connector>
        <draw:connector draw:style-name="gr6" draw:text-style-name="P7" draw:layer="layout" draw:type="line" svg:x1="91.45cm" svg:y1="111.701cm" svg:x2="89.427cm" svg:y2="111.128cm" draw:start-shape="id15" draw:start-glue-point="0" draw:end-shape="id11" draw:end-glue-point="9" svg:d="M91450 111701l-2023-573" svg:viewBox="0 0 2024 574">
          <text:p/>
        </draw:connector>
        <draw:connector draw:style-name="gr12" draw:text-style-name="P7" draw:layer="ConfigLayout" draw:type="line" svg:x1="82.5cm" svg:y1="98.2cm" svg:x2="84.25cm" svg:y2="98.603cm" draw:start-shape="id16" draw:start-glue-point="1" draw:end-shape="id7" draw:end-glue-point="0" svg:d="M82500 98200l1750 403" svg:viewBox="0 0 1751 404">
          <text:p/>
        </draw:connector>
        <draw:connector draw:style-name="gr21" draw:text-style-name="P10" draw:layer="ConfigLayout" draw:type="curve" draw:line-skew="1.464cm -1.079cm" svg:x1="84.298cm" svg:y1="98.903cm" svg:x2="89.298cm" svg:y2="106.701cm" draw:start-shape="id7" draw:start-glue-point="5" draw:end-shape="id7" draw:end-glue-point="4" svg:d="M84298 98903c0 994 2312 828 3422 2529s1016 5269 1578 5269" svg:viewBox="0 0 5001 7799">
          <text:p/>
        </draw:connector>
        <draw:g xml:id="id17" draw:id="id17">
          <draw:g>
            <draw:custom-shape draw:style-name="gr7" draw:text-style-name="P10" draw:layer="ConfigLayout" svg:width="0.8cm" svg:height="0.3cm" svg:x="33cm" svg:y="110.1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33.8cm" svg:y="110.1cm">
              <text:p text:style-name="P9"><text:span text:style-name="T4">AutoRese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33cm" svg:y="110.4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33.8cm" svg:y="110.4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33cm" svg:y="110.7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35.2cm" svg:y="111.0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33cm" svg:y="111.002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34.1cm" svg:y="111.002cm">
                <text:p text:style-name="P9"><text:span text:style-name="T4">QMReset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34.65cm" svg:y1="110.1cm" svg:x2="37.074cm" svg:y2="109.028cm" draw:start-shape="id17" draw:start-glue-point="0" draw:end-shape="id18" draw:end-glue-point="7" svg:d="M34650 110100l2424-1072" svg:viewBox="0 0 2425 1073">
          <text:p/>
        </draw:connector>
        <draw:connector draw:style-name="gr6" draw:text-style-name="P7" draw:layer="ConfigLayout" draw:type="line" svg:x1="39.201cm" svg:y1="107.199cm" svg:x2="37.428cm" svg:y2="108.674cm" draw:start-shape="id2" draw:start-glue-point="6" draw:end-shape="id18" draw:end-glue-point="11" svg:d="M39201 107199l-1773 1475" svg:viewBox="0 0 1774 1476">
          <text:p/>
        </draw:connector>
        <draw:connector draw:style-name="gr11" draw:text-style-name="P10" draw:layer="layout" draw:type="line" svg:x1="38.75cm" svg:y1="109.8cm" svg:x2="39.201cm" svg:y2="107.199cm" draw:start-shape="id4" draw:start-glue-point="4" draw:end-shape="id2" draw:end-glue-point="6" svg:d="M38750 109800l451-2601" svg:viewBox="0 0 452 2602">
          <text:p text:style-name="P9"><text:span text:style-name="T4">QMLevel</text:span></text:p>
        </draw:connector>
        <draw:connector draw:style-name="gr12" draw:text-style-name="P7" xml:id="id116" draw:id="id116" draw:layer="layout" draw:type="line" svg:x1="8.85cm" svg:y1="111.898cm" svg:x2="10.201cm" svg:y2="110.399cm" svg:d="M8850 111898l1351-1499" svg:viewBox="0 0 1352 1500">
          <text:p/>
        </draw:connector>
        <draw:g>
          <draw:g>
            <draw:custom-shape draw:style-name="gr7" draw:text-style-name="P10" draw:layer="layout" svg:width="0.8cm" svg:height="0.3cm" svg:x="7.2cm" svg:y="111.899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layout" svg:width="2.5cm" svg:height="0.3cm" svg:x="8cm" svg:y="111.897cm">
              <text:p text:style-name="P9"><text:span text:style-name="T4">Paus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0" draw:layer="layout" svg:width="3.3cm" svg:height="0.3cm" svg:x="7.2cm" svg:y="112.199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0" draw:text-style-name="P10" draw:layer="layout" svg:width="1.1cm" svg:height="0.3cm" svg:x="9.4cm" svg:y="112.799cm">
                <text:p text:style-name="P9"><text:span text:style-name="T4">Boolean</text:span></text:p>
                <draw:enhanced-geometry svg:viewBox="0 0 21600 21600" draw:type="rectangle" draw:enhanced-path="M 0 0 L 21600 0 21600 21600 0 21600 0 0 Z N"/>
              </draw:custom-shape>
              <draw:custom-shape draw:style-name="gr22" draw:text-style-name="P10" draw:layer="layout" svg:width="1.4cm" svg:height="0.3cm" svg:x="7.2cm" svg:y="112.799cm">
                <text:p text:style-name="P9"><text:span text:style-name="T4">ConstantRate</text:span></text:p>
                <draw:enhanced-geometry svg:viewBox="0 0 21600 21600" draw:type="rectangle" draw:enhanced-path="M 0 0 L 21600 0 21600 21600 0 21600 0 0 Z N"/>
              </draw:custom-shape>
              <draw:custom-shape draw:style-name="gr7" draw:text-style-name="P10" draw:layer="layout" svg:width="0.8cm" svg:height="0.3cm" svg:x="8.6cm" svg:y="112.799cm">
                <text:p text:style-name="P9"><text:span text:style-name="T4">tru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0" draw:text-style-name="P10" draw:layer="layout" svg:width="1.1cm" svg:height="0.3cm" svg:x="9.4cm" svg:y="112.499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22" draw:text-style-name="P10" draw:layer="layout" svg:width="1.4cm" svg:height="0.3cm" svg:x="7.2cm" svg:y="112.499cm">
                <text:p text:style-name="P9"><text:span text:style-name="T4">Pause</text:span></text:p>
                <draw:enhanced-geometry svg:viewBox="0 0 21600 21600" draw:type="rectangle" draw:enhanced-path="M 0 0 L 21600 0 21600 21600 0 21600 0 0 Z N"/>
              </draw:custom-shape>
              <draw:custom-shape draw:style-name="gr7" draw:text-style-name="P10" draw:layer="layout" svg:width="0.8cm" svg:height="0.3cm" svg:x="8.6cm" svg:y="112.499cm">
                <text:p text:style-name="P9"><text:span text:style-name="T4">5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20" draw:id="id20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11" draw:layer="layout" svg:width="5.549cm" svg:height="4.74cm" svg:x="29.018cm" svg:y="74.503cm">
            <draw:text-box>
              <text:p text:style-name="P2"><text:span text:style-name="T5">QMVariables</text:span></text:p>
            </draw:text-box>
          </draw:frame>
          <draw:polygon draw:style-name="gr3" draw:text-style-name="P4" draw:layer="layout" svg:width="9.721cm" svg:height="7.479cm" svg:x="26.69cm" svg:y="71.801cm" svg:viewBox="0 0 9722 7480" draw:points="0,7480 9722,7480 4858,0">
            <text:p/>
          </draw:polygon>
          <draw:custom-shape draw:style-name="gr4" draw:text-style-name="P5" draw:layer="layout" svg:width="0.486cm" svg:height="0.5cm" svg:x="26.301cm" svg:y="79.101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36.315cm" svg:y="79.1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31.308cm" svg:y="71.3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19" draw:id="id19">
          <draw:g>
            <draw:custom-shape draw:style-name="gr7" draw:text-style-name="P10" draw:layer="ConfigLayout" svg:width="0.8cm" svg:height="0.3cm" svg:x="18.9cm" svg:y="78.5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19.7cm" svg:y="78.5cm">
              <text:p text:style-name="P9"><text:span text:style-name="T4">Fidelit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18.9cm" svg:y="78.8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ConfigLayout" svg:width="2.5cm" svg:height="0.3cm" svg:x="19.7cm" svg:y="78.8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18.9cm" svg:y="79.1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21.1cm" svg:y="79.4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18.9cm" svg:y="79.402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ConfigLayout" svg:width="1.1cm" svg:height="0.3cm" svg:x="20cm" svg:y="79.402cm">
                <text:p text:style-name="P9"><text:span text:style-name="T4">Fidelity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22.2cm" svg:y1="79.101cm" svg:x2="26.502cm" svg:y2="79.4cm" draw:start-shape="id19" draw:start-glue-point="1" draw:end-shape="id20" draw:end-glue-point="6" svg:d="M22200 79101l4302 299" svg:viewBox="0 0 4303 300">
          <text:p/>
        </draw:connector>
        <draw:g xml:id="id21" draw:id="id21">
          <draw:g>
            <draw:custom-shape draw:style-name="gr7" draw:text-style-name="P10" draw:layer="ConfigLayout" svg:width="0.8cm" svg:height="0.3cm" svg:x="19.5cm" svg:y="80.2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20.3cm" svg:y="80.198cm">
              <text:p text:style-name="P9"><text:span text:style-name="T4">Energy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19.5cm" svg:y="80.5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20.3cm" svg:y="80.498cm">
              <text:p text:style-name="P9"><text:span text:style-name="T4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19.5cm" svg:y="80.8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21.7cm" svg:y="81.1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19.5cm" svg:y="81.1cm">
                <text:p text:style-name="P9"><text:span text:style-name="T4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20.6cm" svg:y="81.1cm">
                <text:p text:style-name="P9"><text:span text:style-name="T4">Energy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ustom-shape draw:style-name="gr5" draw:text-style-name="P6" xml:id="id22" draw:id="id22" draw:layer="ConfigLayout" svg:width="0.5cm" svg:height="0.5cm" svg:x="27.1cm" svg:y="8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ConfigLayout" draw:type="line" svg:x1="22.8cm" svg:y1="80.799cm" svg:x2="27.1cm" svg:y2="81.15cm" draw:start-shape="id21" draw:start-glue-point="1" draw:end-shape="id22" draw:end-glue-point="6" svg:d="M22800 80799l4300 351" svg:viewBox="0 0 4301 352">
          <text:p/>
        </draw:connector>
        <draw:connector draw:style-name="gr12" draw:text-style-name="P7" draw:layer="ConfigLayout" draw:type="line" svg:x1="39.201cm" svg:y1="107.199cm" svg:x2="27.35cm" svg:y2="81.4cm" draw:start-shape="id2" draw:start-glue-point="6" draw:end-shape="id22" draw:end-glue-point="8" svg:d="M39201 107199l-11851-25799" svg:viewBox="0 0 11852 25800">
          <text:p/>
        </draw:connector>
        <draw:connector draw:style-name="gr11" draw:text-style-name="P13" draw:layer="ConfigLayout" draw:type="line" svg:x1="27.173cm" svg:y1="80.973cm" svg:x2="26.502cm" svg:y2="79.4cm" draw:start-shape="id22" draw:start-glue-point="5" draw:end-shape="id20" draw:end-glue-point="6" svg:d="M27173 80973l-671-1573" svg:viewBox="0 0 672 1574">
          <text:p text:style-name="P9"><text:span text:style-name="T7">Transfer</text:span></text:p>
        </draw:connector>
        <draw:connector draw:style-name="gr12" draw:text-style-name="P7" draw:layer="ConfigLayout" draw:type="line" svg:x1="39.201cm" svg:y1="107.199cm" svg:x2="28.028cm" svg:y2="82.928cm" draw:start-shape="id2" draw:start-glue-point="6" draw:end-shape="id23" draw:end-glue-point="9" svg:d="M39201 107199l-11173-24271" svg:viewBox="0 0 11174 24272">
          <text:p/>
        </draw:connector>
        <draw:connector draw:style-name="gr12" draw:text-style-name="P7" draw:layer="ConfigLayout" draw:type="line" svg:x1="39.201cm" svg:y1="107.199cm" svg:x2="31.728cm" svg:y2="90.828cm" draw:start-shape="id2" draw:start-glue-point="6" draw:end-shape="id24" draw:end-glue-point="9" svg:d="M39201 107199l-7473-16371" svg:viewBox="0 0 7474 16372">
          <text:p/>
        </draw:connector>
        <draw:connector draw:style-name="gr11" draw:text-style-name="P7" draw:layer="ConfigLayout" draw:type="line" svg:x1="27.851cm" svg:y1="82.501cm" svg:x2="27.35cm" svg:y2="81.4cm" draw:start-shape="id23" draw:start-glue-point="4" draw:end-shape="id22" draw:end-glue-point="8" svg:d="M27851 82501l-501-1101" svg:viewBox="0 0 502 1102">
          <text:p text:style-name="P9"><text:span text:style-name="T7">Transfer</text:span></text:p>
        </draw:connector>
        <draw:connector draw:style-name="gr11" draw:text-style-name="P7" draw:layer="ConfigLayout" draw:type="line" svg:x1="28.673cm" svg:y1="84.473cm" svg:x2="27.851cm" svg:y2="83.001cm" draw:start-shape="id25" draw:start-glue-point="5" draw:end-shape="id23" draw:end-glue-point="8" svg:d="M28673 84473l-822-1472" svg:viewBox="0 0 823 1473">
          <text:p text:style-name="P9"><text:span text:style-name="T7">Transfer</text:span></text:p>
        </draw:connector>
        <draw:connector draw:style-name="gr11" draw:text-style-name="P7" draw:layer="ConfigLayout" draw:type="line" svg:x1="31.374cm" svg:y1="90.474cm" svg:x2="30.65cm" svg:y2="88.9cm" draw:start-shape="id24" draw:start-glue-point="5" draw:end-shape="id26" draw:end-glue-point="8" svg:d="M31374 90474l-724-1574" svg:viewBox="0 0 725 1575">
          <text:p text:style-name="P9"><text:span text:style-name="T7">Transfer</text:span></text:p>
        </draw:connector>
        <draw:connector draw:style-name="gr15" draw:text-style-name="P10" draw:layer="ConfigLayout" draw:type="curve" svg:x1="40.751cm" svg:y1="109.101cm" svg:x2="36.599cm" svg:y2="79.399cm" draw:start-shape="id5" draw:start-glue-point="4" draw:end-shape="id20" draw:end-glue-point="4" svg:d="M40751 109101c0-22123-4152-7273-4152-29702" svg:viewBox="0 0 4153 29703">
          <text:p text:style-name="P9"><text:span text:style-name="T4">Reset</text:span></text:p>
        </draw:connector>
        <draw:connector draw:style-name="gr15" draw:text-style-name="P10" draw:layer="ConfigLayout" draw:type="curve" svg:x1="40.751cm" svg:y1="109.101cm" svg:x2="41.416cm" svg:y2="79.674cm" draw:start-shape="id5" draw:start-glue-point="4" draw:end-shape="id27" draw:end-glue-point="8" svg:d="M40751 109101c0-22069 665-7356 665-29427" svg:viewBox="0 0 666 29428">
          <text:p text:style-name="P9"><text:span text:style-name="T4">Reset</text:span></text:p>
        </draw:connector>
        <draw:g xml:id="id28" draw:id="id28">
          <draw:g>
            <draw:custom-shape draw:style-name="gr16" draw:text-style-name="P10" draw:layer="ConfigLayout" svg:width="0.8cm" svg:height="0.3cm" svg:x="41.5cm" svg:y="82.0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2.3cm" svg:y="82cm">
              <text:p text:style-name="P9"><text:span text:style-name="T4">AtomXOffse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41.5cm" svg:y="82.3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2.3cm" svg:y="82.3cm">
              <text:p text:style-name="P9"><text:span text:style-name="T4">Subtrac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41.5cm" svg:y="82.6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43.7cm" svg:y="82.9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1.5cm" svg:y="82.902cm">
                <text:p text:style-name="P9"><text:span text:style-name="T4">Sig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2.6cm" svg:y="82.902cm">
                <text:p text:style-name="P9"><text:span text:style-name="T4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43.15cm" svg:y1="82cm" svg:x2="43.251cm" svg:y2="80.701cm" draw:start-shape="id28" draw:start-glue-point="0" draw:end-shape="id29" draw:end-glue-point="8" svg:d="M43150 82000l101-1299" svg:viewBox="0 0 102 1300">
          <text:p/>
        </draw:connector>
        <draw:g xml:id="id30" draw:id="id30">
          <draw:g>
            <draw:custom-shape draw:style-name="gr16" draw:text-style-name="P10" draw:layer="ConfigLayout" svg:width="0.8cm" svg:height="0.3cm" svg:x="34.3cm" svg:y="70.8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5.1cm" svg:y="70.8cm">
              <text:p text:style-name="P9"><text:span text:style-name="T4">Displa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34.3cm" svg:y="71.1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5.1cm" svg:y="71.1cm">
              <text:p text:style-name="P9"><text:span text:style-name="T4">Displa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34.3cm" svg:y="71.4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36.5cm" svg:y="72.0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3cm" svg:y="72.002cm">
                <text:p text:style-name="P9"><text:span text:style-name="T4">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4cm" svg:y="72.002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6.5cm" svg:y="71.7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3cm" svg:y="71.702cm">
                <text:p text:style-name="P9"><text:span text:style-name="T4">X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4cm" svg:y="71.702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6.5cm" svg:y="72.3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3cm" svg:y="72.302cm">
                <text:p text:style-name="P9"><text:span text:style-name="T4">Width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4cm" svg:y="72.302cm">
                <text:p text:style-name="P9"><text:span text:style-name="T4">2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6.5cm" svg:y="72.6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3cm" svg:y="72.602cm">
                <text:p text:style-name="P9"><text:span text:style-name="T4">Heigh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4cm" svg:y="72.602cm">
                <text:p text:style-name="P9"><text:span text:style-name="T4">15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6.5cm" svg:y="72.9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3cm" svg:y="72.902cm">
                <text:p text:style-name="P9"><text:span text:style-name="T4">Fo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4cm" svg:y="72.902cm">
                <text:p text:style-name="P9"><text:span text:style-name="T4">24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6.5cm" svg:y="73.2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3cm" svg:y="73.202cm">
                <text:p text:style-name="P9"><text:span text:style-name="T4">Alignme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4cm" svg:y="73.202cm">
                <text:p text:style-name="P9"><text:span text:style-name="T4">Vertical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34.3cm" svg:y1="72.151cm" svg:x2="31.599cm" svg:y2="71.601cm" draw:start-shape="id30" draw:start-glue-point="3" draw:end-shape="id20" draw:end-glue-point="5" svg:d="M34300 72151l-2701-550" svg:viewBox="0 0 2702 551">
          <text:p/>
        </draw:connector>
        <draw:connector draw:style-name="gr15" draw:text-style-name="P10" draw:layer="ConfigLayout" draw:type="curve" draw:line-skew="-9.176cm 4.8cm" svg:x1="39.201cm" svg:y1="107.199cm" svg:x2="31.599cm" svg:y2="71.601cm" draw:start-shape="id2" draw:start-glue-point="6" draw:end-shape="id20" draw:end-glue-point="5" svg:d="M39201 107199c-15714 0-13095-15800-11067-23200s3465-6400 3465-12398" svg:viewBox="0 0 12605 35599">
          <text:p text:style-name="P9"><text:span text:style-name="T4"/></text:p>
          <text:p text:style-name="P9"><text:span text:style-name="T4"/></text:p>
          <text:p text:style-name="P9"><text:span text:style-name="T4">Fidelity:4 0</text:span></text:p>
        </draw:connector>
        <draw:connector draw:style-name="gr15" draw:text-style-name="P10" draw:layer="ConfigLayout" draw:type="curve" draw:line-skew="-9.276cm 4.9cm" svg:x1="39.201cm" svg:y1="107.199cm" svg:x2="31.599cm" svg:y2="71.601cm" draw:start-shape="id2" draw:start-glue-point="6" draw:end-shape="id20" draw:end-glue-point="5" svg:d="M39201 107199c-15864 0-13220-15749-11154-23112s3552-6338 3552-12486" svg:viewBox="0 0 12720 35599"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>SimulatedTime 1</text:span></text:p>
        </draw:connector>
        <draw:connector draw:style-name="gr15" draw:text-style-name="P10" draw:layer="ConfigLayout" draw:type="curve" draw:line-skew="-9.176cm 4.1cm" svg:x1="39.201cm" svg:y1="107.199cm" svg:x2="31.599cm" svg:y2="71.601cm" draw:start-shape="id2" draw:start-glue-point="6" draw:end-shape="id20" draw:end-glue-point="5" svg:d="M39201 107199c-15714 0-13095-16149-11067-23812s3465-6838 3465-11786" svg:viewBox="0 0 12605 35599">
          <text:p text:style-name="P9"><text:span text:style-name="T4">FidelityScore:0 2</text:span></text:p>
        </draw:connector>
        <draw:connector draw:style-name="gr15" draw:text-style-name="P10" draw:layer="ConfigLayout" draw:type="curve" draw:line-skew="-9.276cm 4cm" svg:x1="39.201cm" svg:y1="107.199cm" svg:x2="31.599cm" svg:y2="71.601cm" draw:start-shape="id2" draw:start-glue-point="6" draw:end-shape="id20" draw:end-glue-point="5" svg:d="M39201 107199c-15864 0-13220-16200-11154-23900s3552-6900 3552-11698" svg:viewBox="0 0 12720 35599"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>TimeScore:0 3</text:span></text:p>
        </draw:connector>
        <draw:connector draw:style-name="gr15" draw:text-style-name="P10" draw:layer="ConfigLayout" draw:type="curve" draw:line-skew="-9.276cm 3.9cm" svg:x1="39.201cm" svg:y1="107.199cm" svg:x2="31.599cm" svg:y2="71.601cm" draw:start-shape="id2" draw:start-glue-point="6" draw:end-shape="id20" draw:end-glue-point="5" svg:d="M39201 107199c-15864 0-13220-16249-11154-23987s3552-6963 3552-11611" svg:viewBox="0 0 12720 35599"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>Score:0 4</text:span></text:p>
        </draw:connector>
        <draw:g xml:id="id31" draw:id="id31">
          <draw:g>
            <draw:custom-shape draw:style-name="gr16" draw:text-style-name="P10" draw:layer="ConfigLayout" svg:width="0.8cm" svg:height="0.3cm" svg:x="13.3cm" svg:y="68.5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4.1cm" svg:y="68.5cm">
              <text:p text:style-name="P9"><text:span text:style-name="T4">MaxResults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13.3cm" svg:y="68.8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4.1cm" svg:y="68.8cm">
              <text:p text:style-name="P9"><text:span text:style-name="T4">MaxSeries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13.3cm" svg:y="69.1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3" draw:text-style-name="P10" draw:layer="ConfigLayout" svg:width="0.4cm" svg:height="0.3cm" svg:x="16.2cm" svg:y="69.702cm">
                <text:p/>
                <draw:enhanced-geometry svg:viewBox="0 0 21600 21600" draw:type="rectangle" draw:enhanced-path="M 0 0 L 21600 0 21600 21600 0 21600 0 0 Z N"/>
              </draw:custom-shape>
              <draw:custom-shape draw:style-name="gr24" draw:text-style-name="P10" draw:layer="ConfigLayout" svg:width="0.7cm" svg:height="0.3cm" svg:x="13.3cm" svg:y="69.702cm">
                <text:p text:style-name="P9"><text:span text:style-name="T4">Model</text:span></text:p>
                <draw:enhanced-geometry svg:viewBox="0 0 21600 21600" draw:type="rectangle" draw:enhanced-path="M 0 0 L 21600 0 21600 21600 0 21600 0 0 Z N"/>
              </draw:custom-shape>
              <draw:custom-shape draw:style-name="gr25" draw:text-style-name="P13" draw:layer="ConfigLayout" svg:width="2.2cm" svg:height="0.3cm" svg:x="14cm" svg:y="69.702cm">
                <text:p text:style-name="P9"><text:span text:style-name="T7">005-013-QMBHWTunnelingReorg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5.5cm" svg:y="69.4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3.3cm" svg:y="69.402cm">
                <text:p text:style-name="P9"><text:span text:style-name="T4">Ke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4.4cm" svg:y="69.402cm">
                <text:p text:style-name="P9"><text:span text:style-name="T4">Score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16.6cm" svg:y1="69.251cm" svg:x2="16.9cm" svg:y2="71.05cm" draw:start-shape="id31" draw:start-glue-point="1" draw:end-shape="id32" draw:end-glue-point="6" svg:d="M16600 69251l300 1799" svg:viewBox="0 0 301 1800">
          <text:p/>
        </draw:connector>
        <draw:connector draw:style-name="gr11" draw:text-style-name="P10" draw:layer="ConfigLayout" draw:type="line" svg:x1="29.127cm" svg:y1="70.927cm" svg:x2="31.599cm" svg:y2="71.601cm" draw:start-shape="id33" draw:start-glue-point="9" draw:end-shape="id20" draw:end-glue-point="5" svg:d="M29127 70927l2472 674" svg:viewBox="0 0 2473 675">
          <text:p text:style-name="P9"><text:span text:style-name="T4">Transfer</text:span></text:p>
        </draw:connector>
        <draw:connector draw:style-name="gr26" draw:text-style-name="P10" draw:layer="ConfigLayout" draw:type="curve" svg:x1="39.201cm" svg:y1="107.199cm" svg:x2="17.15cm" svg:y2="71.3cm" draw:start-shape="id2" draw:start-glue-point="6" draw:end-shape="id32" draw:end-glue-point="8" svg:d="M39201 107199c-14701 0-22051-11966-22051-35899" svg:viewBox="0 0 22052 35900">
          <text:p text:style-name="P9"><text:span text:style-name="T4"/></text:p>
          <text:p text:style-name="P9"><text:span text:style-name="T4"/></text:p>
          <text:p text:style-name="P9"><text:span text:style-name="T4">FidelityScore:0 2</text:span></text:p>
        </draw:connector>
        <draw:connector draw:style-name="gr26" draw:text-style-name="P10" draw:layer="ConfigLayout" draw:type="curve" svg:x1="39.201cm" svg:y1="107.199cm" svg:x2="17.15cm" svg:y2="71.3cm" draw:start-shape="id2" draw:start-glue-point="6" draw:end-shape="id32" draw:end-glue-point="8" svg:d="M39201 107199c-14701 0-22051-11966-22051-35899" svg:viewBox="0 0 22052 35900"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>TimeScore:0 3</text:span></text:p>
        </draw:connector>
        <draw:connector draw:style-name="gr26" draw:text-style-name="P10" draw:layer="ConfigLayout" draw:type="curve" svg:x1="39.201cm" svg:y1="107.199cm" svg:x2="17.15cm" svg:y2="71.3cm" draw:start-shape="id2" draw:start-glue-point="6" draw:end-shape="id32" draw:end-glue-point="8" svg:d="M39201 107199c-14701 0-22051-11966-22051-35899" svg:viewBox="0 0 22052 35900">
          <text:p text:style-name="P9"><text:span text:style-name="T4">Score:0 4</text:span></text:p>
        </draw:connector>
        <draw:connector draw:style-name="gr26" draw:text-style-name="P10" draw:layer="ConfigLayout" draw:type="curve" svg:x1="39.201cm" svg:y1="107.199cm" svg:x2="17.15cm" svg:y2="71.3cm" draw:start-shape="id2" draw:start-glue-point="6" draw:end-shape="id32" draw:end-glue-point="8" svg:d="M39201 107199c-14701 0-22051-11966-22051-35899" svg:viewBox="0 0 22052 35900"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>SimulatedTime:3 1</text:span></text:p>
        </draw:connector>
        <draw:connector draw:style-name="gr26" draw:text-style-name="P10" draw:layer="ConfigLayout" draw:type="curve" svg:x1="39.201cm" svg:y1="107.199cm" svg:x2="17.15cm" svg:y2="71.3cm" draw:start-shape="id2" draw:start-glue-point="6" draw:end-shape="id32" draw:end-glue-point="8" svg:d="M39201 107199c-14701 0-22051-11966-22051-35899" svg:viewBox="0 0 22052 35900"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>Fidelity:4 0</text:span></text:p>
        </draw:connector>
        <draw:connector draw:style-name="gr26" draw:text-style-name="P10" draw:layer="ConfigLayout" draw:type="curve" draw:line-skew="8.117cm" svg:x1="40.574cm" svg:y1="109.174cm" svg:x2="17.15cm" svg:y2="71.3cm" draw:start-shape="id5" draw:start-glue-point="5" draw:end-shape="id32" draw:end-glue-point="8" svg:d="M40574 109174c0-16284-23424 2653-23424-37874" svg:viewBox="0 0 23425 37875"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/></text:p>
          <text:p text:style-name="P9"><text:span text:style-name="T4">Reset 5</text:span></text:p>
        </draw:connector>
        <draw:custom-shape draw:style-name="gr5" draw:text-style-name="P6" xml:id="id32" draw:id="id32" draw:layer="ConfigLayout" svg:width="0.5cm" svg:height="0.5cm" svg:x="16.9cm" svg:y="70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34" draw:id="id34">
          <draw:g>
            <draw:custom-shape draw:style-name="gr16" draw:text-style-name="P10" draw:layer="ConfigLayout" svg:width="0.8cm" svg:height="0.3cm" svg:x="16.8cm" svg:y="66.1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7.6cm" svg:y="66.1cm">
              <text:p text:style-name="P9"><text:span text:style-name="T4">MaxDispla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16.8cm" svg:y="66.4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7.6cm" svg:y="66.4cm">
              <text:p text:style-name="P9"><text:span text:style-name="T4">Displa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16.8cm" svg:y="66.7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19cm" svg:y="67.3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6.8cm" svg:y="67.302cm">
                <text:p text:style-name="P9"><text:span text:style-name="T4">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7.9cm" svg:y="67.302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9cm" svg:y="67.0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6.8cm" svg:y="67.002cm">
                <text:p text:style-name="P9"><text:span text:style-name="T4">X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7.9cm" svg:y="67.002cm">
                <text:p text:style-name="P9"><text:span text:style-name="T4">2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9cm" svg:y="67.6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6.8cm" svg:y="67.602cm">
                <text:p text:style-name="P9"><text:span text:style-name="T4">Width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7.9cm" svg:y="67.602cm">
                <text:p text:style-name="P9"><text:span text:style-name="T4">2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9cm" svg:y="67.9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6.8cm" svg:y="67.902cm">
                <text:p text:style-name="P9"><text:span text:style-name="T4">Heigh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7.9cm" svg:y="67.902cm">
                <text:p text:style-name="P9"><text:span text:style-name="T4">15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9cm" svg:y="68.2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6.8cm" svg:y="68.202cm">
                <text:p text:style-name="P9"><text:span text:style-name="T4">Fo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7.9cm" svg:y="68.202cm">
                <text:p text:style-name="P9"><text:span text:style-name="T4">24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9cm" svg:y="68.5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6.8cm" svg:y="68.502cm">
                <text:p text:style-name="P9"><text:span text:style-name="T4">Alignme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7.9cm" svg:y="68.502cm">
                <text:p text:style-name="P9"><text:span text:style-name="T4">Vertical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18.45cm" svg:y1="68.802cm" svg:x2="19.85cm" svg:y2="70.7cm" draw:start-shape="id34" draw:end-shape="id35" draw:end-glue-point="4" svg:d="M18450 68802l1400 1898" svg:viewBox="0 0 1401 1899">
          <text:p/>
        </draw:connector>
        <draw:connector draw:style-name="gr11" draw:text-style-name="P10" draw:layer="ConfigLayout" draw:type="line" svg:x1="17.4cm" svg:y1="71.05cm" svg:x2="19.6cm" svg:y2="70.95cm" draw:start-shape="id32" draw:start-glue-point="10" draw:end-shape="id35" draw:end-glue-point="6" svg:d="M17400 71050l2200-100" svg:viewBox="0 0 2201 101">
          <text:p text:style-name="P9"><text:span text:style-name="T4">Indexed</text:span></text:p>
        </draw:connector>
        <draw:g xml:id="id40" draw:id="id40">
          <draw:g>
            <draw:custom-shape draw:style-name="gr7" draw:text-style-name="P10" draw:layer="ConfigLayout" svg:width="0.8cm" svg:height="0.3cm" svg:x="20.7cm" svg:y="67.5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21.5cm" svg:y="67.498cm">
              <text:p text:style-name="P9"><text:span text:style-name="T4">TargetX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20.7cm" svg:y="67.8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21.5cm" svg:y="67.798cm">
              <text:p text:style-name="P9"><text:span text:style-name="T4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20.7cm" svg:y="68.1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22.9cm" svg:y="68.4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20.7cm" svg:y="68.4cm">
                <text:p text:style-name="P9"><text:span text:style-name="T4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21.8cm" svg:y="68.4cm">
                <text:p text:style-name="P9"><text:span text:style-name="T4">TargetX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onnector draw:style-name="gr11" draw:text-style-name="P10" draw:layer="ConfigLayout" draw:type="line" svg:x1="20.1cm" svg:y1="70.95cm" svg:x2="21.35cm" svg:y2="72.3cm" draw:start-shape="id35" draw:start-glue-point="10" draw:end-shape="id36" draw:end-glue-point="4" svg:d="M20100 70950l1250 1350" svg:viewBox="0 0 1251 1351">
          <text:p text:style-name="P9"><text:span text:style-name="T4">Transfer</text:span></text:p>
        </draw:connector>
        <draw:connector draw:style-name="gr11" draw:text-style-name="P10" draw:layer="ConfigLayout" draw:type="line" svg:x1="21.9cm" svg:y1="70.55cm" svg:x2="23.7cm" svg:y2="70.55cm" draw:start-shape="id37" draw:start-glue-point="10" draw:end-shape="id38" draw:end-glue-point="6" svg:d="M21900 70550h1800" svg:viewBox="0 0 1801 1">
          <text:p text:style-name="P9"><text:span text:style-name="T4">Transfer</text:span></text:p>
        </draw:connector>
        <draw:connector draw:style-name="gr11" draw:text-style-name="P10" draw:layer="ConfigLayout" draw:type="line" svg:x1="24.2cm" svg:y1="70.55cm" svg:x2="26cm" svg:y2="70.65cm" draw:start-shape="id38" draw:start-glue-point="10" draw:end-shape="id39" draw:end-glue-point="6" svg:d="M24200 70550l1800 100" svg:viewBox="0 0 1801 101">
          <text:p text:style-name="P9"><text:span text:style-name="T4">Transfer</text:span></text:p>
        </draw:connector>
        <draw:connector draw:style-name="gr11" draw:text-style-name="P10" draw:layer="ConfigLayout" draw:type="line" svg:x1="26.5cm" svg:y1="70.65cm" svg:x2="28.7cm" svg:y2="70.75cm" draw:start-shape="id39" draw:start-glue-point="10" draw:end-shape="id33" draw:end-glue-point="6" svg:d="M26500 70650l2200 100" svg:viewBox="0 0 2201 101">
          <text:p text:style-name="P9"><text:span text:style-name="T4">Transfer</text:span></text:p>
        </draw:connector>
        <draw:connector draw:style-name="gr12" draw:text-style-name="P7" draw:layer="ConfigLayout" draw:type="line" svg:x1="22.35cm" svg:y1="68.7cm" svg:x2="21.65cm" svg:y2="70.3cm" draw:start-shape="id40" draw:start-glue-point="2" draw:end-shape="id37" draw:end-glue-point="4" svg:d="M22350 68700l-700 1600" svg:viewBox="0 0 701 1601">
          <text:p/>
        </draw:connector>
        <draw:connector draw:style-name="gr12" draw:text-style-name="P7" draw:layer="ConfigLayout" draw:type="line" svg:x1="26.05cm" svg:y1="69.002cm" svg:x2="23.95cm" svg:y2="70.3cm" draw:start-shape="id41" draw:start-glue-point="2" draw:end-shape="id38" draw:end-glue-point="4" svg:d="M26050 69002l-2100 1298" svg:viewBox="0 0 2101 1299">
          <text:p/>
        </draw:connector>
        <draw:connector draw:style-name="gr12" draw:text-style-name="P7" draw:layer="ConfigLayout" draw:type="line" svg:x1="29.85cm" svg:y1="68.802cm" svg:x2="26.25cm" svg:y2="70.4cm" draw:start-shape="id42" draw:start-glue-point="2" draw:end-shape="id39" svg:d="M29850 68802l-3600 1598" svg:viewBox="0 0 3601 1599">
          <text:p/>
        </draw:connector>
        <draw:connector draw:style-name="gr12" draw:text-style-name="P7" draw:layer="ConfigLayout" draw:type="line" svg:x1="33.45cm" svg:y1="69.5cm" svg:x2="29.2cm" svg:y2="70.75cm" draw:start-shape="id43" draw:start-glue-point="2" draw:end-shape="id33" draw:end-glue-point="10" svg:d="M33450 69500l-4250 1250" svg:viewBox="0 0 4251 1251">
          <text:p/>
        </draw:connector>
        <draw:g xml:id="id42" draw:id="id42">
          <draw:g>
            <draw:custom-shape draw:style-name="gr7" draw:text-style-name="P10" draw:layer="ConfigLayout" svg:width="0.8cm" svg:height="0.3cm" svg:x="28.2cm" svg:y="67.602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29cm" svg:y="67.6cm">
              <text:p text:style-name="P9"><text:span text:style-name="T4">StartX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28.2cm" svg:y="67.902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29cm" svg:y="67.9cm">
              <text:p text:style-name="P9"><text:span text:style-name="T4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28.2cm" svg:y="68.202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30.4cm" svg:y="68.50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28.2cm" svg:y="68.502cm">
                <text:p text:style-name="P9"><text:span text:style-name="T4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29.3cm" svg:y="68.502cm">
                <text:p text:style-name="P9"><text:span text:style-name="T4">StartX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g xml:id="id43" draw:id="id43">
          <draw:g>
            <draw:custom-shape draw:style-name="gr7" draw:text-style-name="P10" draw:layer="ConfigLayout" svg:width="0.8cm" svg:height="0.3cm" svg:x="31.8cm" svg:y="68.3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32.6cm" svg:y="68.298cm">
              <text:p text:style-name="P9"><text:span text:style-name="T4">StartY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ConfigLayout" svg:width="0.8cm" svg:height="0.3cm" svg:x="31.8cm" svg:y="68.6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ConfigLayout" svg:width="2.5cm" svg:height="0.3cm" svg:x="32.6cm" svg:y="68.598cm">
              <text:p text:style-name="P9"><text:span text:style-name="T4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ConfigLayout" svg:width="3.3cm" svg:height="0.3cm" svg:x="31.8cm" svg:y="68.9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ConfigLayout" svg:width="1.1cm" svg:height="0.3cm" svg:x="34cm" svg:y="69.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31.8cm" svg:y="69.2cm">
                <text:p text:style-name="P9"><text:span text:style-name="T4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ConfigLayout" svg:width="1.1cm" svg:height="0.3cm" svg:x="32.9cm" svg:y="69.2cm">
                <text:p text:style-name="P9"><text:span text:style-name="T4">StartY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g xml:id="id41" draw:id="id41">
          <draw:g>
            <draw:custom-shape draw:style-name="gr16" draw:text-style-name="P10" draw:layer="ConfigLayout" svg:width="0.8cm" svg:height="0.3cm" svg:x="24.4cm" svg:y="67.8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25.2cm" svg:y="67.8cm">
              <text:p text:style-name="P9"><text:span text:style-name="T4">Target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24.4cm" svg:y="68.1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25.2cm" svg:y="68.1cm">
              <text:p text:style-name="P9"><text:span text:style-name="T4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24.4cm" svg:y="68.4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26.6cm" svg:y="68.7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24.4cm" svg:y="68.702cm">
                <text:p text:style-name="P9"><text:span text:style-name="T4">Consta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25.5cm" svg:y="68.702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27" draw:text-style-name="P7" draw:layer="ConfigLayout" draw:type="line" svg:x1="39.201cm" svg:y1="107.199cm" svg:x2="21.65cm" svg:y2="70.8cm" draw:start-shape="id2" draw:start-glue-point="6" draw:end-shape="id37" draw:end-glue-point="8" svg:d="M39201 107199l-17551-36399" svg:viewBox="0 0 17552 36400">
          <text:p/>
        </draw:connector>
        <draw:connector draw:style-name="gr27" draw:text-style-name="P7" draw:layer="ConfigLayout" draw:type="line" svg:x1="39.201cm" svg:y1="107.199cm" svg:x2="26.25cm" svg:y2="70.9cm" draw:start-shape="id2" draw:start-glue-point="6" draw:end-shape="id39" draw:end-glue-point="8" svg:d="M39201 107199l-12951-36299" svg:viewBox="0 0 12952 36300">
          <text:p/>
        </draw:connector>
        <draw:connector draw:style-name="gr27" draw:text-style-name="P7" draw:layer="ConfigLayout" draw:type="line" svg:x1="39.201cm" svg:y1="107.199cm" svg:x2="28.95cm" svg:y2="71cm" draw:start-shape="id2" draw:start-glue-point="6" draw:end-shape="id33" draw:end-glue-point="8" svg:d="M39201 107199l-10251-36199" svg:viewBox="0 0 10252 36200">
          <text:p/>
        </draw:connector>
        <draw:custom-shape draw:style-name="gr5" draw:text-style-name="P6" xml:id="id35" draw:id="id35" draw:layer="ConfigLayout" svg:width="0.5cm" svg:height="0.5cm" svg:x="19.6cm" svg:y="70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3" draw:id="id33" draw:layer="ConfigLayout" svg:width="0.5cm" svg:height="0.5cm" svg:x="28.7cm" svg:y="7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8" draw:id="id38" draw:layer="ConfigLayout" svg:width="0.5cm" svg:height="0.5cm" svg:x="23.7cm" svg:y="7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9" draw:id="id39" draw:layer="ConfigLayout" svg:width="0.5cm" svg:height="0.5cm" svg:x="26cm" svg:y="7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7" draw:id="id37" draw:layer="ConfigLayout" svg:width="0.5cm" svg:height="0.5cm" svg:x="21.4cm" svg:y="7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ConfigLayout" draw:type="line" svg:x1="37.428cm" svg:y1="109.028cm" svg:x2="40.501cm" svg:y2="109.351cm" draw:start-shape="id18" draw:start-glue-point="9" draw:end-shape="id5" draw:end-glue-point="6" svg:d="M37428 109028l3073 323" svg:viewBox="0 0 3074 324">
          <text:p/>
        </draw:connector>
        <draw:custom-shape draw:style-name="gr5" draw:text-style-name="P6" xml:id="id18" draw:id="id18" draw:layer="ConfigLayout" svg:width="0.5cm" svg:height="0.5cm" svg:x="37.001cm" svg:y="108.6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5" draw:id="id5" draw:layer="ConfigLayout" svg:width="0.5cm" svg:height="0.5cm" svg:x="40.501cm" svg:y="109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10" draw:layer="ConfigLayout" draw:type="curve" draw:line-skew="-13.203cm" svg:x1="29.2cm" svg:y1="70.75cm" svg:x2="89.298cm" svg:y2="106.701cm" draw:start-shape="id33" draw:start-glue-point="10" draw:end-shape="id7" draw:end-glue-point="4" svg:d="M29200 70750c71398 0 41350 35951 60098 35951" svg:viewBox="0 0 60099 35952">
          <text:p text:style-name="P9"><text:span text:style-name="T4">ResetValue</text:span></text:p>
        </draw:connector>
        <draw:connector draw:style-name="gr15" draw:text-style-name="P10" draw:layer="ConfigLayout" draw:type="curve" svg:x1="26.427cm" svg:y1="70.827cm" svg:x2="88.95cm" svg:y2="109.001cm" draw:start-shape="id39" draw:start-glue-point="9" draw:end-shape="id10" draw:end-glue-point="4" svg:d="M26427 70827c0 28686 62523 9599 62523 38174" svg:viewBox="0 0 62524 38175">
          <text:p text:style-name="P9"><text:span text:style-name="T4">ResetValue</text:span></text:p>
        </draw:connector>
        <draw:g xml:id="id46" draw:id="id46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3" draw:layer="layout" svg:width="5.549cm" svg:height="4.74cm" svg:x="40.817cm" svg:y="40.803cm">
            <draw:text-box>
              <text:p text:style-name="P2"><text:span text:style-name="T2">LaserX</text:span></text:p>
              <text:p text:style-name="P2"><text:span text:style-name="T2">Velocity</text:span></text:p>
            </draw:text-box>
          </draw:frame>
          <draw:polygon draw:style-name="gr3" draw:text-style-name="P4" draw:layer="layout" svg:width="9.721cm" svg:height="7.479cm" svg:x="38.489cm" svg:y="38.101cm" svg:viewBox="0 0 9722 7480" draw:points="0,7480 9722,7480 4858,0">
            <text:p/>
          </draw:polygon>
          <draw:custom-shape draw:style-name="gr4" draw:text-style-name="P5" draw:layer="layout" svg:width="0.486cm" svg:height="0.5cm" svg:x="38.1cm" svg:y="45.401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48.114cm" svg:y="45.4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43.107cm" svg:y="37.6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28" draw:text-style-name="P14" draw:layer="layout" draw:type="curve" draw:line-skew="-8.133cm" svg:x1="30.473cm" svg:y1="88.473cm" svg:x2="94.301cm" svg:y2="23.899cm" draw:start-shape="id26" draw:start-glue-point="5" draw:end-shape="id44" draw:end-glue-point="4" svg:d="M30473 88473c0-60532 63828-28246 63828-64574" svg:viewBox="0 0 63829 64575">
          <text:p/>
        </draw:connector>
        <draw:connector draw:style-name="gr28" draw:text-style-name="P14" draw:layer="layout" draw:type="curve" svg:x1="39.118cm" svg:y1="79.176cm" svg:x2="38.301cm" svg:y2="45.7cm" draw:start-shape="id45" draw:start-glue-point="4" draw:end-shape="id46" draw:end-glue-point="6" svg:d="M39118 79176c0-24955-817-8218-817-33476" svg:viewBox="0 0 818 33477">
          <text:p/>
        </draw:connector>
        <draw:connector draw:style-name="gr28" draw:text-style-name="P14" draw:layer="layout" draw:type="curve" svg:x1="41.666cm" svg:y1="79.424cm" svg:x2="52.602cm" svg:y2="57.3cm" draw:start-shape="id27" draw:start-glue-point="10" draw:end-shape="id47" draw:end-glue-point="4" svg:d="M41666 79424c8052 0 2584-22124 10936-22124" svg:viewBox="0 0 10937 22125">
          <text:p/>
        </draw:connector>
        <draw:custom-shape draw:style-name="gr29" draw:text-style-name="P16" draw:layer="ConfigLayout" svg:width="111.4cm" svg:height="32.9cm" svg:x="3.6cm" svg:y="1cm">
          <text:p text:style-name="P15"><text:span text:style-name="T8">Layer 2 </text:span></text:p>
          <text:p text:style-name="P15"><text:span text:style-name="T8">Control</text:span></text:p>
          <draw:enhanced-geometry svg:viewBox="0 0 21600 21600" draw:type="rectangle" draw:enhanced-path="M 0 0 L 21600 0 21600 21600 0 21600 0 0 Z N"/>
        </draw:custom-shape>
        <draw:g xml:id="id48" draw:id="id48">
          <draw:g>
            <draw:custom-shape draw:style-name="gr16" draw:text-style-name="P10" draw:layer="ConfigLayout" svg:width="0.8cm" svg:height="0.3cm" svg:x="48.4cm" svg:y="55.304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9.2cm" svg:y="55.302cm">
              <text:p text:style-name="P9"><text:span text:style-name="T4">Smooth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48.4cm" svg:y="55.604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50.6cm" svg:y="55.904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8.4cm" svg:y="55.904cm">
                <text:p text:style-name="P9"><text:span text:style-name="T4">Smoothness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9.5cm" svg:y="55.904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51.7cm" svg:y1="55.753cm" svg:x2="52.602cm" svg:y2="57.3cm" draw:start-shape="id48" draw:start-glue-point="1" draw:end-shape="id47" draw:end-glue-point="4" svg:d="M51700 55753l902 1547" svg:viewBox="0 0 903 1548">
          <text:p/>
        </draw:connector>
        <draw:connector draw:style-name="gr12" draw:text-style-name="P7" draw:layer="ConfigLayout" draw:type="line" svg:x1="55.6cm" svg:y1="48.651cm" svg:x2="57.602cm" svg:y2="49.502cm" draw:start-shape="id49" draw:start-glue-point="1" draw:end-shape="id47" draw:end-glue-point="6" svg:d="M55600 48651l2002 851" svg:viewBox="0 0 2003 852">
          <text:p/>
        </draw:connector>
        <draw:g xml:id="id49" draw:id="id49">
          <draw:g>
            <draw:custom-shape draw:style-name="gr16" draw:text-style-name="P10" draw:layer="ConfigLayout" svg:width="0.8cm" svg:height="0.3cm" svg:x="52.3cm" svg:y="48.5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53.1cm" svg:y="48.5cm">
              <text:p text:style-name="P9"><text:span text:style-name="T4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52.3cm" svg:y="48.5cm">
            <text:p/>
            <draw:enhanced-geometry svg:viewBox="0 0 21600 21600" draw:type="rectangle" draw:enhanced-path="M 0 0 L 21600 0 21600 21600 0 21600 0 0 Z N"/>
          </draw:custom-shape>
        </draw:g>
        <draw:connector draw:style-name="gr12" draw:text-style-name="P7" draw:layer="ConfigLayout" draw:type="line" svg:x1="65.6cm" svg:y1="56.051cm" svg:x2="62.7cm" svg:y2="57.3cm" draw:start-shape="id50" draw:start-glue-point="3" draw:end-shape="id47" draw:end-glue-point="5" svg:d="M65600 56051l-2900 1249" svg:viewBox="0 0 2901 1250">
          <text:p/>
        </draw:connector>
        <draw:connector draw:style-name="gr12" draw:text-style-name="P7" draw:layer="ConfigLayout" draw:type="line" svg:x1="37cm" svg:y1="45.35cm" svg:x2="38.301cm" svg:y2="45.7cm" draw:start-shape="id51" draw:start-glue-point="1" draw:end-shape="id46" draw:end-glue-point="6" svg:d="M37000 45350l1301 350" svg:viewBox="0 0 1302 351">
          <text:p/>
        </draw:connector>
        <draw:g xml:id="id52" draw:id="id52">
          <draw:g>
            <draw:custom-shape draw:style-name="gr16" draw:text-style-name="P10" draw:layer="ConfigLayout" svg:width="0.8cm" svg:height="0.3cm" svg:x="37.3cm" svg:y="38.701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8.1cm" svg:y="38.699cm">
              <text:p text:style-name="P9"><text:span text:style-name="T4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37.3cm" svg:y="38.699cm">
            <text:p/>
            <draw:enhanced-geometry svg:viewBox="0 0 21600 21600" draw:type="rectangle" draw:enhanced-path="M 0 0 L 21600 0 21600 21600 0 21600 0 0 Z N"/>
          </draw:custom-shape>
        </draw:g>
        <draw:connector draw:style-name="gr12" draw:text-style-name="P7" draw:layer="ConfigLayout" draw:type="line" svg:x1="40.6cm" svg:y1="38.85cm" svg:x2="43.398cm" svg:y2="37.901cm" draw:start-shape="id52" draw:start-glue-point="1" draw:end-shape="id46" draw:end-glue-point="5" svg:d="M40600 38850l2798-949" svg:viewBox="0 0 2799 950">
          <text:p/>
        </draw:connector>
        <draw:g xml:id="id53" draw:id="id53">
          <draw:g>
            <draw:custom-shape draw:style-name="gr16" draw:text-style-name="P10" draw:layer="ConfigLayout" svg:width="0.8cm" svg:height="0.3cm" svg:x="50.8cm" svg:y="44.0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51.6cm" svg:y="44cm">
              <text:p text:style-name="P9"><text:span text:style-name="T4">Proportional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50.8cm" svg:y="44.3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53cm" svg:y="44.6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0.8cm" svg:y="44.602cm">
                <text:p text:style-name="P9"><text:span text:style-name="T4">Gai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1.9cm" svg:y="44.602cm">
                <text:p text:style-name="P9"><text:span text:style-name="T4">0.75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50.8cm" svg:y1="44.451cm" svg:x2="48.398cm" svg:y2="45.699cm" draw:start-shape="id53" draw:start-glue-point="3" draw:end-shape="id46" draw:end-glue-point="4" svg:d="M50800 44451l-2402 1248" svg:viewBox="0 0 2403 1249">
          <text:p/>
        </draw:connector>
        <draw:g xml:id="id95" draw:id="id95">
          <draw:g>
            <draw:custom-shape draw:style-name="gr16" draw:text-style-name="P10" draw:layer="ConfigLayout" svg:width="0.8cm" svg:height="0.3cm" svg:x="106.4cm" svg:y="21.571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07.2cm" svg:y="21.569cm">
              <text:p text:style-name="P9"><text:span text:style-name="T4">Sigmoid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106.4cm" svg:y="21.871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108.6cm" svg:y="22.471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6.4cm" svg:y="22.471cm">
                <text:p text:style-name="P9"><text:span text:style-name="T4">Out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7.5cm" svg:y="22.471cm">
                <text:p text:style-name="P9"><text:span text:style-name="T4">0.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108.6cm" svg:y="22.171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6.4cm" svg:y="22.171cm">
                <text:p text:style-name="P9"><text:span text:style-name="T4">In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7.5cm" svg:y="22.171cm">
                <text:p text:style-name="P9"><text:span text:style-name="T4">6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08.6cm" svg:y="22.77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3" draw:layer="ConfigLayout" svg:width="1.1cm" svg:height="0.3cm" svg:x="106.4cm" svg:y="22.771cm">
                <text:p text:style-name="P9"><text:span text:style-name="T7">InputToleranc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7.5cm" svg:y="22.771cm">
                <text:p text:style-name="P9"><text:span text:style-name="T4">0.0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08.6cm" svg:y="23.07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6.4cm" svg:y="23.071cm">
                <text:p text:style-name="P9"><text:span text:style-name="T4">X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7.5cm" svg:y="23.071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08.6cm" svg:y="23.37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6.4cm" svg:y="23.371cm">
                <text:p text:style-name="P9"><text:span text:style-name="T4">Y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7.5cm" svg:y="23.371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08.6cm" svg:y="23.67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6.4cm" svg:y="23.671cm">
                <text:p text:style-name="P9"><text:span text:style-name="T4">Absolu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7.5cm" svg:y="23.671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31" draw:text-style-name="P10" draw:layer="ConfigLayout" svg:width="3.3cm" svg:height="2.4cm" svg:x="106.4cm" svg:y="21.571cm">
            <text:p/>
            <draw:enhanced-geometry svg:viewBox="0 0 21600 21600" draw:type="rectangle" draw:enhanced-path="M 0 0 L 21600 0 21600 21600 0 21600 0 0 Z N"/>
          </draw:custom-shape>
        </draw:g>
        <draw:g>
          <draw:g>
            <draw:custom-shape draw:style-name="gr32" draw:text-style-name="P10" draw:layer="ConfigLayout" svg:width="1.32cm" svg:height="0.3cm" svg:x="63cm" svg:y="112.401cm">
              <text:p text:style-name="P9"><text:span text:style-name="T4">Order</text:span></text:p>
              <draw:enhanced-geometry svg:viewBox="0 0 21600 21600" draw:type="rectangle" draw:enhanced-path="M 0 0 L 21600 0 21600 21600 0 21600 0 0 Z N"/>
            </draw:custom-shape>
            <draw:custom-shape draw:style-name="gr33" draw:text-style-name="P10" draw:layer="ConfigLayout" svg:width="15.28cm" svg:height="0.3cm" svg:x="64.32cm" svg:y="112.399cm">
              <text:p text:style-name="P9"><text:span text:style-name="T4">Env,QMSensor,QMVariables,Sequence,Shift,Move,Collect,Target,LaserXVelocity,LaserXAccel,AtomOffset,Amplitude,QMActuator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4" draw:text-style-name="P10" draw:layer="ConfigLayout" svg:width="16.6cm" svg:height="0.3cm" svg:x="63cm" svg:y="112.399cm">
            <text:p/>
            <draw:enhanced-geometry svg:viewBox="0 0 21600 21600" draw:type="rectangle" draw:enhanced-path="M 0 0 L 21600 0 21600 21600 0 21600 0 0 Z N"/>
          </draw:custom-shape>
        </draw:g>
        <draw:g xml:id="id54" draw:id="id54">
          <draw:g>
            <draw:custom-shape draw:style-name="gr7" draw:text-style-name="P10" draw:layer="layout" svg:width="0.8cm" svg:height="0.3cm" svg:x="23.9cm" svg:y="88.702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layout" svg:width="2.5cm" svg:height="0.3cm" svg:x="24.7cm" svg:y="88.7cm">
              <text:p text:style-name="P9"><text:span text:style-name="T4">LaserX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layout" svg:width="0.8cm" svg:height="0.3cm" svg:x="23.9cm" svg:y="89.002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layout" svg:width="2.5cm" svg:height="0.3cm" svg:x="24.7cm" svg:y="89cm">
              <text:p text:style-name="P9"><text:span text:style-name="T4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layout" svg:width="3.3cm" svg:height="0.3cm" svg:x="23.9cm" svg:y="89.302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layout" svg:width="1.1cm" svg:height="0.3cm" svg:x="26.1cm" svg:y="89.60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layout" svg:width="1.1cm" svg:height="0.3cm" svg:x="23.9cm" svg:y="89.602cm">
                <text:p text:style-name="P9"><text:span text:style-name="T4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layout" svg:width="1.1cm" svg:height="0.3cm" svg:x="25cm" svg:y="89.602cm">
                <text:p text:style-name="P9"><text:span text:style-name="T4">LaserX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onnector draw:style-name="gr12" draw:text-style-name="P7" draw:layer="layout" draw:type="line" svg:x1="27.2cm" svg:y1="89.301cm" svg:x2="30.473cm" svg:y2="88.827cm" draw:start-shape="id54" draw:start-glue-point="1" draw:end-shape="id26" draw:end-glue-point="7" svg:d="M27200 89301l3273-474" svg:viewBox="0 0 3274 475">
          <text:p/>
        </draw:connector>
        <draw:connector draw:style-name="gr12" draw:text-style-name="P7" draw:layer="layout" draw:type="line" svg:x1="39.201cm" svg:y1="107.199cm" svg:x2="30.827cm" svg:y2="88.827cm" draw:start-shape="id2" draw:start-glue-point="6" draw:end-shape="id26" draw:end-glue-point="9" svg:d="M39201 107199l-8374-18372" svg:viewBox="0 0 8375 18373">
          <text:p/>
        </draw:connector>
        <draw:connector draw:style-name="gr12" draw:text-style-name="P7" draw:layer="layout" draw:type="line" svg:x1="36.599cm" svg:y1="79.399cm" svg:x2="38.868cm" svg:y2="79.426cm" draw:start-shape="id20" draw:start-glue-point="4" draw:end-shape="id45" draw:end-glue-point="6" svg:d="M36599 79399l2269 27" svg:viewBox="0 0 2270 28">
          <text:p/>
        </draw:connector>
        <draw:custom-shape draw:style-name="gr5" draw:text-style-name="P6" xml:id="id27" draw:id="id27" draw:layer="layout" svg:width="0.5cm" svg:height="0.5cm" svg:x="41.166cm" svg:y="79.1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layout" draw:type="line" svg:x1="43.25cm" svg:y1="77.802cm" svg:x2="41.593cm" svg:y2="79.247cm" draw:start-shape="id55" draw:start-glue-point="2" draw:end-shape="id27" draw:end-glue-point="11" svg:d="M43250 77802l-1657 1445" svg:viewBox="0 0 1658 1446">
          <text:p/>
        </draw:connector>
        <draw:g xml:id="id55" draw:id="id55">
          <draw:g>
            <draw:custom-shape draw:style-name="gr16" draw:text-style-name="P10" draw:layer="layout" svg:width="0.8cm" svg:height="0.3cm" svg:x="41.6cm" svg:y="75.7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2.4cm" svg:y="75.7cm">
              <text:p text:style-name="P9"><text:span text:style-name="T4">LaserXAcceler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41.6cm" svg:y="76.0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2.4cm" svg:y="76cm">
              <text:p text:style-name="P9"><text:span text:style-name="T4">Chang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41.6cm" svg:y="76.3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layout" svg:width="1.1cm" svg:height="0.3cm" svg:x="43.8cm" svg:y="76.9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1.6cm" svg:y="76.902cm">
                <text:p text:style-name="P9"><text:span text:style-name="T4">Absolu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2.7cm" svg:y="76.902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43.8cm" svg:y="76.6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1.6cm" svg:y="76.602cm">
                <text:p text:style-name="P9"><text:span text:style-name="T4">ZeroRese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2.7cm" svg:y="76.602cm">
                <text:p text:style-name="P9"><text:span text:style-name="T4">tru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43.8cm" svg:y="77.2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1.6cm" svg:y="77.202cm">
                <text:p text:style-name="P9"><text:span text:style-name="T4">LinkInitial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2.7cm" svg:y="77.202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43.8cm" svg:y="77.5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1.6cm" svg:y="77.502cm">
                <text:p text:style-name="P9"><text:span text:style-name="T4">Gai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2.7cm" svg:y="77.502cm">
                <text:p text:style-name="P9"><text:span text:style-name="T4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56" draw:id="id56">
          <draw:g>
            <draw:custom-shape draw:style-name="gr16" draw:text-style-name="P10" draw:layer="layout" svg:width="0.8cm" svg:height="0.3cm" svg:x="34.8cm" svg:y="73.9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35.6cm" svg:y="73.9cm">
              <text:p text:style-name="P9"><text:span text:style-name="T4">LaserXVelocity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34.8cm" svg:y="74.2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35.6cm" svg:y="74.2cm">
              <text:p text:style-name="P9"><text:span text:style-name="T4">Chang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34.8cm" svg:y="74.5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layout" svg:width="1.1cm" svg:height="0.3cm" svg:x="37cm" svg:y="75.1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4.8cm" svg:y="75.102cm">
                <text:p text:style-name="P9"><text:span text:style-name="T4">Absolu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5.9cm" svg:y="75.102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37cm" svg:y="74.8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4.8cm" svg:y="74.802cm">
                <text:p text:style-name="P9"><text:span text:style-name="T4">ZeroRese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5.9cm" svg:y="74.802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37cm" svg:y="75.4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4.8cm" svg:y="75.402cm">
                <text:p text:style-name="P9"><text:span text:style-name="T4">LinkInitial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5.9cm" svg:y="75.402cm">
                <text:p text:style-name="P9"><text:span text:style-name="T4">tru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37cm" svg:y="75.7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4.8cm" svg:y="75.702cm">
                <text:p text:style-name="P9"><text:span text:style-name="T4">Gai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5.9cm" svg:y="75.702cm">
                <text:p text:style-name="P9"><text:span text:style-name="T4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layout" draw:type="line" svg:x1="36.45cm" svg:y1="76.002cm" svg:x2="36.599cm" svg:y2="79.399cm" draw:start-shape="id56" draw:start-glue-point="2" draw:end-shape="id20" draw:end-glue-point="4" svg:d="M36450 76002l149 3397" svg:viewBox="0 0 150 3398">
          <text:p/>
        </draw:connector>
        <draw:custom-shape draw:style-name="gr35" draw:text-style-name="P16" draw:layer="ConfigLayout" svg:width="111.1cm" svg:height="53.6cm" svg:x="3.6cm" svg:y="62.7cm">
          <text:p text:style-name="P15"><text:span text:style-name="T8">Layer 0 </text:span></text:p>
          <text:p text:style-name="P15"><text:span text:style-name="T8">Interface</text:span></text:p>
          <draw:enhanced-geometry svg:viewBox="0 0 21600 21600" draw:type="rectangle" draw:enhanced-path="M 0 0 L 21600 0 21600 21600 0 21600 0 0 Z N"/>
        </draw:custom-shape>
        <draw:custom-shape draw:style-name="gr36" draw:text-style-name="P16" draw:layer="ConfigLayout" svg:width="111.2cm" svg:height="28.8cm" svg:x="3.6cm" svg:y="33.9cm">
          <text:p text:style-name="P15"><text:span text:style-name="T8">Layer 1 </text:span></text:p>
          <text:p text:style-name="P15"><text:span text:style-name="T8">Variables</text:span></text:p>
          <draw:enhanced-geometry svg:viewBox="0 0 21600 21600" draw:type="rectangle" draw:enhanced-path="M 0 0 L 21600 0 21600 21600 0 21600 0 0 Z N"/>
        </draw:custom-shape>
        <draw:custom-shape draw:style-name="gr5" draw:text-style-name="P6" xml:id="id26" draw:id="id26" draw:layer="layout" svg:width="0.5cm" svg:height="0.5cm" svg:x="30.4cm" svg:y="88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14" draw:layer="layout" draw:type="curve" svg:x1="104.399cm" svg:y1="23.899cm" svg:x2="43.6cm" svg:y2="36.45cm" draw:start-shape="id44" draw:start-glue-point="5" draw:end-shape="id57" draw:end-glue-point="10" svg:d="M104399 23899c0 8368-20266 12551-60799 12551" svg:viewBox="0 0 60800 12552">
          <text:p/>
        </draw:connector>
        <draw:connector draw:style-name="gr28" draw:text-style-name="P14" draw:layer="layout" draw:type="curve" svg:x1="48.398cm" svg:y1="45.699cm" svg:x2="57.602cm" svg:y2="49.502cm" draw:start-shape="id46" draw:start-glue-point="4" draw:end-shape="id47" draw:end-glue-point="6" svg:d="M48398 45699c0 2779 9204 878 9204 3803" svg:viewBox="0 0 9205 3804">
          <text:p/>
        </draw:connector>
        <draw:connector draw:style-name="gr11" draw:text-style-name="P10" draw:layer="layout" draw:type="line" svg:x1="30.9cm" svg:y1="88.65cm" svg:x2="36.599cm" svg:y2="79.399cm" draw:start-shape="id26" draw:start-glue-point="10" draw:end-shape="id20" draw:end-glue-point="4" svg:d="M30900 88650l5699-9251" svg:viewBox="0 0 5700 9252">
          <text:p text:style-name="P9"><text:span text:style-name="T4">Initial</text:span></text:p>
        </draw:connector>
        <draw:custom-shape draw:style-name="gr5" draw:text-style-name="P6" xml:id="id58" draw:id="id58" draw:layer="layout" svg:width="0.5cm" svg:height="0.5cm" svg:x="87.3cm" svg:y="3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7" draw:layer="layout" draw:type="line" svg:x1="87.8cm" svg:y1="38.05cm" svg:x2="89.898cm" svg:y2="38cm" draw:start-shape="id58" draw:start-glue-point="10" draw:end-shape="id59" draw:end-glue-point="5" svg:d="M87800 38050l2098-50" svg:viewBox="0 0 2099 51">
          <text:p/>
        </draw:connector>
        <draw:g xml:id="id81" draw:id="id81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3" draw:layer="layout" svg:width="5.549cm" svg:height="4.74cm" svg:x="99.917cm" svg:y="52.202cm">
            <draw:text-box>
              <text:p text:style-name="P2"><text:span text:style-name="T2">Amplitude</text:span></text:p>
            </draw:text-box>
          </draw:frame>
          <draw:polygon draw:style-name="gr3" draw:text-style-name="P4" draw:layer="layout" svg:width="9.721cm" svg:height="7.479cm" svg:x="97.589cm" svg:y="49.5cm" svg:viewBox="0 0 9722 7480" draw:points="0,7480 9722,7480 4858,0">
            <text:p/>
          </draw:polygon>
          <draw:custom-shape draw:style-name="gr4" draw:text-style-name="P5" draw:layer="layout" svg:width="0.486cm" svg:height="0.5cm" svg:x="97.2cm" svg:y="56.8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107.214cm" svg:y="56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102.207cm" svg:y="4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60" draw:id="id60">
          <draw:glue-point draw:id="4" svg:x="-4.809cm" svg:y="4.759cm"/>
          <draw:glue-point draw:id="5" svg:x="4.809cm" svg:y="4.759cm"/>
          <draw:glue-point draw:id="6" svg:x="-0.047cm" svg:y="-4.638cm"/>
          <draw:glue-point draw:id="7" svg:x="-0.047cm" svg:y="0.662cm"/>
          <draw:frame draw:style-name="gr37" draw:text-style-name="P8" draw:layer="layout" svg:width="5.549cm" svg:height="4.74cm" svg:x="24.917cm" svg:y="26.7cm">
            <draw:text-box>
              <text:p text:style-name="P2"><text:span text:style-name="T3">Shift</text:span></text:p>
            </draw:text-box>
          </draw:frame>
          <draw:polygon draw:style-name="gr3" draw:text-style-name="P4" draw:layer="layout" svg:width="9.721cm" svg:height="7.479cm" svg:x="22.589cm" svg:y="23.998cm" svg:viewBox="0 0 9722 7480" draw:points="0,7480 9722,7480 4858,0">
            <text:p/>
          </draw:polygon>
          <draw:custom-shape draw:style-name="gr4" draw:text-style-name="P5" draw:layer="layout" svg:width="0.486cm" svg:height="0.5cm" svg:x="22.2cm" svg:y="31.298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32.214cm" svg:y="31.2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27.207cm" svg:y="23.49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5cm" svg:height="0.5cm" svg:x="27.2cm" svg:y="27.99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38" draw:text-style-name="P14" draw:layer="layout" draw:type="curve" draw:line-skew="-15.964cm" svg:x1="27.401cm" svg:y1="28.197cm" svg:x2="55.601cm" svg:y2="10.799cm" draw:start-shape="id60" draw:start-glue-point="7" draw:end-shape="id61" draw:end-glue-point="6" svg:d="M27401 28197c0-17791 28200-9093 28200-17398" svg:viewBox="0 0 28201 17399">
          <text:p text:style-name="P9"><text:span text:style-name="T9">0</text:span></text:p>
        </draw:connector>
        <draw:custom-shape draw:style-name="gr5" draw:text-style-name="P6" xml:id="id62" draw:id="id62" draw:layer="layout" svg:width="0.5cm" svg:height="0.5cm" svg:x="25.6cm" svg:y="23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7" draw:layer="layout" draw:type="line" svg:x1="26.1cm" svg:y1="23.85cm" svg:x2="27.401cm" svg:y2="23.799cm" draw:start-shape="id62" draw:start-glue-point="10" draw:end-shape="id60" draw:end-glue-point="6" svg:d="M26100 23850l1301-51" svg:viewBox="0 0 1302 52">
          <text:p/>
        </draw:connector>
        <draw:connector draw:style-name="gr38" draw:text-style-name="P14" draw:layer="layout" draw:type="curve" svg:x1="65.698cm" svg:y1="10.798cm" svg:x2="27.45cm" svg:y2="23.498cm" draw:start-shape="id61" draw:start-glue-point="4" draw:end-shape="id60" draw:end-glue-point="0" svg:d="M65698 10798c0 9678-38248 3328-38248 12700" svg:viewBox="0 0 38249 12701">
          <text:p text:style-name="P9"><text:span text:style-name="T9">Key</text:span></text:p>
        </draw:connector>
        <draw:g xml:id="id63" draw:id="id63">
          <draw:g>
            <draw:custom-shape draw:style-name="gr16" draw:text-style-name="P10" draw:layer="layout" svg:width="0.8cm" svg:height="0.3cm" svg:x="29.9cm" svg:y="23.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30.7cm" svg:y="23.198cm">
              <text:p text:style-name="P9"><text:span text:style-name="T4">ShiftReferenceActiv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29.9cm" svg:y="23.5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30.7cm" svg:y="23.498cm">
              <text:p text:style-name="P9"><text:span text:style-name="T4">ValueActiv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29.9cm" svg:y="23.8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32.1cm" svg:y="24.1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29.9cm" svg:y="24.1cm">
                <text:p text:style-name="P9"><text:span text:style-name="T4">Ke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1cm" svg:y="24.1cm">
                <text:p text:style-name="P9"><text:span text:style-name="T4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layout" draw:type="line" svg:x1="29.9cm" svg:y1="23.799cm" svg:x2="27.401cm" svg:y2="23.799cm" draw:start-shape="id63" draw:start-glue-point="3" draw:end-shape="id60" draw:end-glue-point="6" svg:d="M29900 23799h-2499" svg:viewBox="0 0 2500 1">
          <text:p/>
        </draw:connector>
        <draw:connector draw:style-name="gr39" draw:text-style-name="P7" draw:layer="layout" draw:type="line" svg:x1="23.7cm" svg:y1="23.799cm" svg:x2="25.6cm" svg:y2="23.85cm" draw:start-shape="id64" draw:start-glue-point="1" draw:end-shape="id62" draw:end-glue-point="6" svg:d="M23700 23799l1900 51" svg:viewBox="0 0 1901 52">
          <text:p/>
        </draw:connector>
        <draw:g xml:id="id64" draw:id="id64">
          <draw:g>
            <draw:custom-shape draw:style-name="gr16" draw:text-style-name="P10" draw:layer="layout" svg:width="0.8cm" svg:height="0.3cm" svg:x="20.4cm" svg:y="23.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21.2cm" svg:y="23.198cm">
              <text:p text:style-name="P9"><text:span text:style-name="T4">ShiftRef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20.4cm" svg:y="23.5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21.2cm" svg:y="23.498cm">
              <text:p text:style-name="P9"><text:span text:style-name="T4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20.4cm" svg:y="23.8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22.6cm" svg:y="24.1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20.4cm" svg:y="24.1cm">
                <text:p text:style-name="P9"><text:span text:style-name="T4">Consta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21.5cm" svg:y="24.1cm">
                <text:p text:style-name="P9"><text:span text:style-name="T4">0.2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layout" draw:type="line" svg:x1="53.4cm" svg:y1="9.947cm" svg:x2="55.601cm" svg:y2="10.799cm" draw:start-shape="id65" draw:end-shape="id61" draw:end-glue-point="6" svg:d="M53400 9947l2201 852" svg:viewBox="0 0 2202 853">
          <text:p/>
        </draw:connector>
        <draw:connector draw:style-name="gr39" draw:text-style-name="P7" draw:layer="layout" draw:type="line" svg:x1="67.2cm" svg:y1="10.349cm" svg:x2="65.698cm" svg:y2="10.798cm" draw:start-shape="id66" draw:end-shape="id61" draw:end-glue-point="4" svg:d="M67200 10349l-1502 449" svg:viewBox="0 0 1503 450">
          <text:p/>
        </draw:connector>
        <draw:g xml:id="id67" draw:id="id67">
          <draw:g>
            <draw:custom-shape draw:style-name="gr16" draw:text-style-name="P10" draw:layer="layout" svg:width="0.8cm" svg:height="0.3cm" svg:x="63.6cm" svg:y="1.4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64.4cm" svg:y="1.398cm">
              <text:p text:style-name="P9"><text:span text:style-name="T4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63.6cm" svg:y="1.7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65.8cm" svg:y="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63.6cm" svg:y="2cm">
                <text:p text:style-name="P9"><text:span text:style-name="T4">Consta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64.7cm" svg:y="2cm">
                <text:p text:style-name="P9"><text:span text:style-name="T4">4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layout" draw:type="line" svg:x1="63.6cm" svg:y1="1.849cm" svg:x2="60.698cm" svg:y2="3cm" draw:start-shape="id67" draw:start-glue-point="3" draw:end-shape="id61" draw:end-glue-point="5" svg:d="M63600 1849l-2902 1151" svg:viewBox="0 0 2903 1152">
          <text:p/>
        </draw:connector>
        <draw:g xml:id="id66" draw:id="id66">
          <draw:g>
            <draw:custom-shape draw:style-name="gr16" draw:text-style-name="P10" draw:layer="layout" svg:width="0.8cm" svg:height="0.3cm" svg:x="67.2cm" svg:y="10.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68cm" svg:y="10.198cm">
              <text:p text:style-name="P9"><text:span text:style-name="T4">SequenceOutput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layout" svg:width="3.3cm" svg:height="0.3cm" svg:x="67.2cm" svg:y="10.198cm">
            <text:p/>
            <draw:enhanced-geometry svg:viewBox="0 0 21600 21600" draw:type="rectangle" draw:enhanced-path="M 0 0 L 21600 0 21600 21600 0 21600 0 0 Z N"/>
          </draw:custom-shape>
        </draw:g>
        <draw:g xml:id="id61" draw:id="id61">
          <draw:glue-point draw:id="4" svg:x="4.808cm" svg:y="4.757cm"/>
          <draw:glue-point draw:id="5" svg:x="0.046cm" svg:y="-4.639cm"/>
          <draw:glue-point draw:id="6" svg:x="-4.809cm" svg:y="4.759cm"/>
          <draw:frame draw:style-name="gr37" draw:text-style-name="P3" draw:layer="layout" svg:width="5.549cm" svg:height="4.74cm" svg:x="58.117cm" svg:y="5.902cm">
            <draw:text-box>
              <text:p text:style-name="P2"><text:span text:style-name="T2">Sequence</text:span></text:p>
            </draw:text-box>
          </draw:frame>
          <draw:polygon draw:style-name="gr3" draw:text-style-name="P4" draw:layer="layout" svg:width="9.721cm" svg:height="7.479cm" svg:x="55.789cm" svg:y="3.2cm" svg:viewBox="0 0 9722 7480" draw:points="0,7480 9722,7480 4858,0">
            <text:p/>
          </draw:polygon>
          <draw:custom-shape draw:style-name="gr4" draw:text-style-name="P5" draw:layer="layout" svg:width="0.486cm" svg:height="0.5cm" svg:x="55.4cm" svg:y="10.5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65.414cm" svg:y="10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60.407cm" svg:y="2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69" draw:id="id69">
          <draw:glue-point draw:id="4" svg:x="-4.809cm" svg:y="4.759cm"/>
          <draw:glue-point draw:id="5" svg:x="4.809cm" svg:y="4.759cm"/>
          <draw:glue-point draw:id="6" svg:x="-0.047cm" svg:y="-4.638cm"/>
          <draw:glue-point draw:id="7" svg:x="-0.047cm" svg:y="0.662cm"/>
          <draw:frame draw:style-name="gr37" draw:text-style-name="P8" draw:layer="layout" svg:width="5.549cm" svg:height="4.74cm" svg:x="50.817cm" svg:y="23.602cm">
            <draw:text-box>
              <text:p text:style-name="P2"><text:span text:style-name="T3">Move</text:span></text:p>
            </draw:text-box>
          </draw:frame>
          <draw:polygon draw:style-name="gr3" draw:text-style-name="P4" draw:layer="layout" svg:width="9.721cm" svg:height="7.479cm" svg:x="48.489cm" svg:y="20.9cm" svg:viewBox="0 0 9722 7480" draw:points="0,7480 9722,7480 4858,0">
            <text:p/>
          </draw:polygon>
          <draw:custom-shape draw:style-name="gr4" draw:text-style-name="P5" draw:layer="layout" svg:width="0.486cm" svg:height="0.5cm" svg:x="48.1cm" svg:y="28.2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58.114cm" svg:y="28.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53.107cm" svg:y="20.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5cm" svg:height="0.5cm" svg:x="53.1cm" svg:y="24.9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" draw:text-style-name="P6" xml:id="id68" draw:id="id68" draw:layer="layout" svg:width="0.5cm" svg:height="0.5cm" svg:x="51.2cm" svg:y="20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7" draw:layer="layout" draw:type="line" svg:x1="51.7cm" svg:y1="20.75cm" svg:x2="53.301cm" svg:y2="20.701cm" draw:start-shape="id68" draw:start-glue-point="10" draw:end-shape="id69" draw:end-glue-point="6" svg:d="M51700 20750l1601-49" svg:viewBox="0 0 1602 50">
          <text:p/>
        </draw:connector>
        <draw:g xml:id="id70" draw:id="id70">
          <draw:g>
            <draw:custom-shape draw:style-name="gr16" draw:text-style-name="P10" draw:layer="layout" svg:width="0.8cm" svg:height="0.3cm" svg:x="55.9cm" svg:y="20.1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56.7cm" svg:y="20.098cm">
              <text:p text:style-name="P9"><text:span text:style-name="T4">MoveReferenceActiv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55.9cm" svg:y="20.4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56.7cm" svg:y="20.398cm">
              <text:p text:style-name="P9"><text:span text:style-name="T4">ValueActiv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55.9cm" svg:y="20.7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58.1cm" svg:y="21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55.9cm" svg:y="21cm">
                <text:p text:style-name="P9"><text:span text:style-name="T4">Ke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57cm" svg:y="21cm">
                <text:p text:style-name="P9"><text:span text:style-name="T4">2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layout" draw:type="line" svg:x1="55.9cm" svg:y1="20.699cm" svg:x2="53.301cm" svg:y2="20.701cm" draw:start-shape="id70" draw:start-glue-point="3" draw:end-shape="id69" draw:end-glue-point="6" svg:d="M55900 20699l-2599 2" svg:viewBox="0 0 2600 3">
          <text:p/>
        </draw:connector>
        <draw:connector draw:style-name="gr39" draw:text-style-name="P7" draw:layer="layout" draw:type="line" svg:x1="50.6cm" svg:y1="18.901cm" svg:x2="51.2cm" svg:y2="20.75cm" draw:start-shape="id71" draw:start-glue-point="1" draw:end-shape="id68" draw:end-glue-point="6" svg:d="M50600 18901l600 1849" svg:viewBox="0 0 601 1850">
          <text:p/>
        </draw:connector>
        <draw:g xml:id="id71" draw:id="id71">
          <draw:g>
            <draw:custom-shape draw:style-name="gr16" draw:text-style-name="P10" draw:layer="layout" svg:width="0.8cm" svg:height="0.3cm" svg:x="47.3cm" svg:y="18.3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8.1cm" svg:y="18.3cm">
              <text:p text:style-name="P9"><text:span text:style-name="T4">MoveRef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47.3cm" svg:y="18.6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8.1cm" svg:y="18.6cm">
              <text:p text:style-name="P9"><text:span text:style-name="T4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47.3cm" svg:y="18.9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49.5cm" svg:y="19.2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7.3cm" svg:y="19.202cm">
                <text:p text:style-name="P9"><text:span text:style-name="T4">Consta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48.4cm" svg:y="19.202cm">
                <text:p text:style-name="P9"><text:span text:style-name="T4">0.35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8" draw:text-style-name="P14" draw:layer="layout" draw:type="curve" draw:line-skew="-6.74cm 4.851cm" svg:x1="53.301cm" svg:y1="25.099cm" svg:x2="55.601cm" svg:y2="10.799cm" draw:start-shape="id69" draw:start-glue-point="7" draw:end-shape="id61" draw:end-glue-point="6" svg:d="M53301 25099c0-3955-426-3296-1032-5882s-1394-8418 3332-8418" svg:viewBox="0 0 3792 14301">
          <text:p text:style-name="P9"><text:span text:style-name="T9">1</text:span></text:p>
        </draw:connector>
        <draw:connector draw:style-name="gr38" draw:text-style-name="P14" draw:layer="layout" draw:type="curve" svg:x1="65.698cm" svg:y1="10.798cm" svg:x2="53.35cm" svg:y2="20.4cm" draw:start-shape="id61" draw:start-glue-point="4" draw:end-shape="id69" draw:end-glue-point="0" svg:d="M65698 10798c0 7354-12348 2554-12348 9602" svg:viewBox="0 0 12349 9603">
          <text:p text:style-name="P9"><text:span text:style-name="T9">Key</text:span></text:p>
        </draw:connector>
        <draw:g xml:id="id44" draw:id="id44">
          <draw:glue-point draw:id="4" svg:x="-4.809cm" svg:y="4.759cm"/>
          <draw:glue-point draw:id="5" svg:x="4.809cm" svg:y="4.759cm"/>
          <draw:glue-point draw:id="6" svg:x="-0.047cm" svg:y="-4.638cm"/>
          <draw:glue-point draw:id="7" svg:x="-0.047cm" svg:y="0.662cm"/>
          <draw:frame draw:style-name="gr37" draw:text-style-name="P8" draw:layer="layout" svg:width="5.549cm" svg:height="4.74cm" svg:x="96.817cm" svg:y="19.002cm">
            <draw:text-box>
              <text:p text:style-name="P2"><text:span text:style-name="T3">Target</text:span></text:p>
            </draw:text-box>
          </draw:frame>
          <draw:polygon draw:style-name="gr3" draw:text-style-name="P4" draw:layer="layout" svg:width="9.721cm" svg:height="7.479cm" svg:x="94.489cm" svg:y="16.3cm" svg:viewBox="0 0 9722 7480" draw:points="0,7480 9722,7480 4858,0">
            <text:p/>
          </draw:polygon>
          <draw:custom-shape draw:style-name="gr4" draw:text-style-name="P5" draw:layer="layout" svg:width="0.486cm" svg:height="0.5cm" svg:x="94.1cm" svg:y="23.6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104.114cm" svg:y="23.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99.107cm" svg:y="15.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5cm" svg:height="0.5cm" svg:x="99.1cm" svg:y="20.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72" draw:id="id72">
          <draw:g>
            <draw:custom-shape draw:style-name="gr16" draw:text-style-name="P10" draw:layer="layout" svg:width="0.8cm" svg:height="0.3cm" svg:x="101.601cm" svg:y="13.7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102.401cm" svg:y="13.7cm">
              <text:p text:style-name="P9"><text:span text:style-name="T4">TargetReferenceActiv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101.601cm" svg:y="14.0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102.401cm" svg:y="14cm">
              <text:p text:style-name="P9"><text:span text:style-name="T4">ValueActiv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101.601cm" svg:y="14.3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103.801cm" svg:y="14.6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101.601cm" svg:y="14.602cm">
                <text:p text:style-name="P9"><text:span text:style-name="T4">Ke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102.701cm" svg:y="14.602cm">
                <text:p text:style-name="P9"><text:span text:style-name="T4">4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layout" draw:type="line" svg:x1="101.601cm" svg:y1="14.301cm" svg:x2="99.301cm" svg:y2="16.101cm" draw:start-shape="id72" draw:start-glue-point="3" draw:end-shape="id44" draw:end-glue-point="6" svg:d="M101601 14301l-2300 1800" svg:viewBox="0 0 2301 1801">
          <text:p/>
        </draw:connector>
        <draw:connector draw:style-name="gr38" draw:text-style-name="P14" draw:layer="layout" draw:type="curve" draw:line-skew="-8.768cm" svg:x1="99.301cm" svg:y1="20.499cm" svg:x2="55.601cm" svg:y2="10.799cm" draw:start-shape="id44" draw:start-glue-point="7" draw:end-shape="id61" draw:end-glue-point="6" svg:d="M99301 20499c0-6997-43700-2148-43700-9700" svg:viewBox="0 0 43701 9701">
          <text:p text:style-name="P9"><text:span text:style-name="T9">3</text:span></text:p>
        </draw:connector>
        <draw:connector draw:style-name="gr38" draw:text-style-name="P14" draw:layer="layout" draw:type="curve" svg:x1="65.698cm" svg:y1="10.798cm" svg:x2="99.35cm" svg:y2="15.8cm" draw:start-shape="id61" draw:start-glue-point="4" draw:end-shape="id44" draw:end-glue-point="0" svg:d="M65698 10798c0 3904 33652 1404 33652 5002" svg:viewBox="0 0 33653 5003">
          <text:p text:style-name="P9"><text:span text:style-name="T9">Key</text:span></text:p>
        </draw:connector>
        <draw:g xml:id="id65" draw:id="id65">
          <draw:g>
            <draw:custom-shape draw:style-name="gr16" draw:text-style-name="P10" draw:layer="layout" svg:width="0.8cm" svg:height="0.3cm" svg:x="50.1cm" svg:y="9.498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50.9cm" svg:y="9.496cm">
              <text:p text:style-name="P9"><text:span text:style-name="T4">Sequenc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50.1cm" svg:y="9.798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52.3cm" svg:y="10.098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50.1cm" svg:y="10.098cm">
                <text:p text:style-name="P9"><text:span text:style-name="T4">Tolerances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7" draw:layer="layout" svg:width="1.1cm" svg:height="0.3cm" svg:x="51.2cm" svg:y="10.098cm">
                <text:p text:style-name="P9"><text:span text:style-name="T10">0.01,0.01,0.01,0.00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28" draw:text-style-name="P14" draw:layer="layout" draw:type="curve" draw:line-skew="-3.653cm" svg:x1="30.473cm" svg:y1="88.473cm" svg:x2="22.401cm" svg:y2="31.597cm" draw:start-shape="id26" draw:start-glue-point="5" draw:end-shape="id60" draw:end-glue-point="4" svg:d="M30473 88473c0-48039-8072-19601-8072-56876" svg:viewBox="0 0 8073 56877">
          <text:p/>
        </draw:connector>
        <draw:g xml:id="id73" draw:id="id73">
          <draw:g>
            <draw:custom-shape draw:style-name="gr16" draw:text-style-name="P10" draw:layer="ConfigLayout" svg:width="0.8cm" svg:height="0.3cm" svg:x="18.7cm" svg:y="32.6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9.5cm" svg:y="32.598cm">
              <text:p text:style-name="P9"><text:span text:style-name="T4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18.7cm" svg:y="32.598cm">
            <text:p/>
            <draw:enhanced-geometry svg:viewBox="0 0 21600 21600" draw:type="rectangle" draw:enhanced-path="M 0 0 L 21600 0 21600 21600 0 21600 0 0 Z N"/>
          </draw:custom-shape>
        </draw:g>
        <draw:connector draw:style-name="gr39" draw:text-style-name="P7" draw:layer="ConfigLayout" draw:type="line" svg:x1="20.35cm" svg:y1="32.598cm" svg:x2="22.401cm" svg:y2="31.597cm" draw:start-shape="id73" draw:start-glue-point="0" draw:end-shape="id60" draw:end-glue-point="4" svg:d="M20350 32598l2051-1001" svg:viewBox="0 0 2052 1002">
          <text:p/>
        </draw:connector>
        <draw:g xml:id="id74" draw:id="id74">
          <draw:g>
            <draw:custom-shape draw:style-name="gr16" draw:text-style-name="P10" draw:layer="ConfigLayout" svg:width="0.8cm" svg:height="0.3cm" svg:x="93.1cm" svg:y="106.701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93.9cm" svg:y="106.699cm">
              <text:p text:style-name="P9"><text:span text:style-name="T4">DiffXSum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93.1cm" svg:y="107.001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93.9cm" svg:y="106.999cm">
              <text:p text:style-name="P9"><text:span text:style-name="T4">WeightedSum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93.1cm" svg:y="107.301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95.3cm" svg:y="107.901cm">
                <text:p text:style-name="P9"><text:span text:style-name="T4">Boolea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3.1cm" svg:y="107.901cm">
                <text:p text:style-name="P9"><text:span text:style-name="T4">Infini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4.2cm" svg:y="107.901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95.3cm" svg:y="107.60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3.1cm" svg:y="107.601cm">
                <text:p text:style-name="P9"><text:span text:style-name="T4">Weights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4.2cm" svg:y="107.601cm">
                <text:p text:style-name="P9"><text:span text:style-name="T4">1,1,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93.1cm" svg:y1="107.45cm" svg:x2="90.402cm" svg:y2="107.953cm" draw:start-shape="id74" draw:start-glue-point="3" draw:end-shape="id8" draw:end-glue-point="10" svg:d="M93100 107450l-2698 503" svg:viewBox="0 0 2699 504">
          <text:p/>
        </draw:connector>
        <draw:connector draw:style-name="gr28" draw:text-style-name="P14" draw:layer="layout" draw:type="curve" svg:x1="30.473cm" svg:y1="88.473cm" svg:x2="48.301cm" svg:y2="28.499cm" draw:start-shape="id26" draw:start-glue-point="5" draw:end-shape="id69" draw:end-glue-point="4" svg:d="M30473 88473c0-44883 17828-14896 17828-59974" svg:viewBox="0 0 17829 59975">
          <text:p/>
        </draw:connector>
        <draw:connector draw:style-name="gr28" draw:text-style-name="P14" draw:layer="layout" draw:type="curve" svg:x1="58.399cm" svg:y1="28.499cm" svg:x2="43.6cm" svg:y2="36.45cm" draw:start-shape="id69" draw:start-glue-point="5" draw:end-shape="id57" draw:end-glue-point="10" svg:d="M58399 28499c0 5301-4933 7951-14799 7951" svg:viewBox="0 0 14800 7952">
          <text:p/>
        </draw:connector>
        <draw:g xml:id="id75" draw:id="id75">
          <draw:g>
            <draw:custom-shape draw:style-name="gr16" draw:text-style-name="P10" draw:layer="ConfigLayout" svg:width="0.8cm" svg:height="0.3cm" svg:x="44.2cm" svg:y="37.401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5cm" svg:y="37.399cm">
              <text:p text:style-name="P9"><text:span text:style-name="T4">LaserXVelocityRefSum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44.2cm" svg:y="37.701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5cm" svg:y="37.699cm">
              <text:p text:style-name="P9"><text:span text:style-name="T4">WeightedSum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44.2cm" svg:y="38.001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46.4cm" svg:y="38.60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4.2cm" svg:y="38.601cm">
                <text:p text:style-name="P9"><text:span text:style-name="T4">Infini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5.3cm" svg:y="38.601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46.4cm" svg:y="38.30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4.2cm" svg:y="38.301cm">
                <text:p text:style-name="P9"><text:span text:style-name="T4">Weights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5.3cm" svg:y="38.301cm">
                <text:p text:style-name="P9"><text:span text:style-name="T4">1,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44.2cm" svg:y1="38.15cm" svg:x2="43.527cm" svg:y2="36.627cm" draw:start-shape="id75" draw:end-shape="id57" draw:end-glue-point="9" svg:d="M44200 38150l-673-1523" svg:viewBox="0 0 674 1524">
          <text:p/>
        </draw:connector>
        <draw:connector draw:style-name="gr21" draw:text-style-name="P10" draw:layer="ConfigLayout" draw:type="curve" svg:x1="27.45cm" svg:y1="23.498cm" svg:x2="40.752cm" svg:y2="36.201cm" draw:start-shape="id60" draw:start-glue-point="0" draw:end-shape="id76" draw:end-glue-point="4" svg:d="M27450 23498c0-751 13302-7103 13302 12703" svg:viewBox="0 0 13303 14263">
          <text:p/>
        </draw:connector>
        <draw:g xml:id="id77" draw:id="id77">
          <draw:g>
            <draw:custom-shape draw:style-name="gr16" draw:text-style-name="P10" draw:layer="ConfigLayout" svg:width="0.8cm" svg:height="0.3cm" svg:x="34.6cm" svg:y="35.202cm">
              <text:p text:style-name="P9"><text:span text:style-name="T4">Nam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35.4cm" svg:y="35.2cm">
              <text:p text:style-name="P9"><text:span text:style-name="T4">VelocityActiv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34.6cm" svg:y="35.502cm">
              <text:p text:style-name="P9"><text:span text:style-name="T4">Typ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35.4cm" svg:y="35.5cm">
              <text:p text:style-name="P9"><text:span text:style-name="T4">LimitBanded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34.6cm" svg:y="35.802cm">
              <text:p text:style-name="P9"><text:span text:style-name="T4">Parameters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g>
              <draw:custom-shape draw:style-name="gr20" draw:text-style-name="P10" draw:layer="ConfigLayout" svg:width="1.1cm" svg:height="0.3cm" svg:x="36.8cm" svg:y="36.402cm">
                <text:p/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6cm" svg:y="36.402cm">
                <text:p text:style-name="P9"><text:span text:style-name="T4">Upper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7cm" svg:y="36.402cm">
                <text:p text:style-name="P9"><text:span text:style-name="T4">0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36.8cm" svg:y="36.102cm">
                <text:p text:style-name="P9"><text:span text:style-name="T4">Double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6cm" svg:y="36.102cm">
                <text:p text:style-name="P9"><text:span text:style-name="T4">Threshold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7cm" svg:y="36.102cm">
                <text:p text:style-name="P9"><text:span text:style-name="T4">0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6.8cm" svg:y="36.702cm">
                <text:p/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6cm" svg:y="36.702cm">
                <text:p text:style-name="P9"><text:span text:style-name="T4">Lower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7cm" svg:y="36.702cm">
                <text:p text:style-name="P9"><text:span text:style-name="T4">0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6.8cm" svg:y="37.002cm">
                <text:p/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6cm" svg:y="37.002cm">
                <text:p text:style-name="P9"><text:span text:style-name="T4">BandWidth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7cm" svg:y="37.002cm">
                <text:p text:style-name="P9"><text:span text:style-name="T4">10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36.8cm" svg:y="37.302cm">
                <text:p/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6cm" svg:y="37.302cm">
                <text:p text:style-name="P9"><text:span text:style-name="T4">BandValue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5.7cm" svg:y="37.302cm">
                <text:p text:style-name="P9"><text:span text:style-name="T4">Infinity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37.9cm" svg:y1="36.401cm" svg:x2="40.502cm" svg:y2="36.451cm" draw:start-shape="id77" draw:start-glue-point="1" draw:end-shape="id76" draw:end-glue-point="6" svg:d="M37900 36401l2602 50" svg:viewBox="0 0 2603 51">
          <text:p/>
        </draw:connector>
        <draw:connector draw:style-name="gr15" draw:text-style-name="P10" draw:layer="ConfigLayout" draw:type="curve" svg:x1="40.751cm" svg:y1="109.101cm" svg:x2="52.602cm" svg:y2="57.3cm" draw:start-shape="id5" draw:start-glue-point="4" draw:end-shape="id47" draw:end-glue-point="4" svg:d="M40751 109101c0-38698 11851-12798 11851-51801" svg:viewBox="0 0 11852 51802">
          <text:p text:style-name="P9"><text:span text:style-name="T4">Reset</text:span></text:p>
        </draw:connector>
        <draw:connector draw:style-name="gr15" draw:text-style-name="P10" draw:layer="ConfigLayout" draw:type="curve" svg:x1="41.002cm" svg:y1="36.451cm" svg:x2="52.602cm" svg:y2="57.3cm" draw:start-shape="id76" draw:start-glue-point="10" draw:end-shape="id47" draw:end-glue-point="4" svg:d="M41002 36451c8550 0 2750 20849 11600 20849" svg:viewBox="0 0 11601 20850">
          <text:p text:style-name="P9"><text:span text:style-name="T4">Active</text:span></text:p>
        </draw:connector>
        <draw:g xml:id="id50" draw:id="id50">
          <draw:g>
            <draw:custom-shape draw:style-name="gr16" draw:text-style-name="P10" draw:layer="ConfigLayout" svg:width="0.8cm" svg:height="0.3cm" svg:x="65.6cm" svg:y="55.3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66.4cm" svg:y="55.3cm">
              <text:p text:style-name="P9"><text:span text:style-name="T4">Integr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65.6cm" svg:y="55.6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67.8cm" svg:y="56.2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5.6cm" svg:y="56.202cm">
                <text:p text:style-name="P9"><text:span text:style-name="T4">Slow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6.7cm" svg:y="56.202cm">
                <text:p text:style-name="P9"><text:span text:style-name="T4">100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67.8cm" svg:y="55.9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5.6cm" svg:y="55.902cm">
                <text:p text:style-name="P9"><text:span text:style-name="T4">Gai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6.7cm" svg:y="55.902cm">
                <text:p text:style-name="P9"><text:span text:style-name="T4">60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67.8cm" svg:y="56.5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5.6cm" svg:y="56.502cm">
                <text:p text:style-name="P9"><text:span text:style-name="T4">Toleranc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66.7cm" svg:y="56.502cm">
                <text:p text:style-name="P9"><text:span text:style-name="T4">0.0001</text:span></text:p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40" draw:text-style-name="P10" draw:layer="ConfigLayout" svg:width="3.3cm" svg:height="1.498cm" svg:x="65.6cm" svg:y="55.302cm">
            <text:p/>
            <draw:enhanced-geometry svg:viewBox="0 0 21600 21600" draw:type="rectangle" draw:enhanced-path="M 0 0 L 21600 0 21600 21600 0 21600 0 0 Z N"/>
          </draw:custom-shape>
        </draw:g>
        <draw:connector draw:style-name="gr15" draw:text-style-name="P10" draw:layer="ConfigLayout" draw:type="curve" svg:x1="40.751cm" svg:y1="109.101cm" svg:x2="62.687cm" svg:y2="57.381cm" draw:start-shape="id5" draw:start-glue-point="4" draw:end-shape="id78" draw:end-glue-point="3" svg:d="M40751 109101c0-38649 21936-12789 21936-51720" svg:viewBox="0 0 21937 51721">
          <text:p text:style-name="P9"><text:span text:style-name="T4">Reset</text:span></text:p>
        </draw:connector>
        <draw:connector draw:style-name="gr15" draw:text-style-name="P10" draw:layer="ConfigLayout" draw:type="curve" draw:line-skew="11.924cm" svg:x1="40.751cm" svg:y1="109.101cm" svg:x2="55.601cm" svg:y2="10.799cm" draw:start-shape="id5" draw:start-glue-point="4" draw:end-shape="id61" draw:end-glue-point="6" svg:d="M40751 109101c0-55689 14850-6538 14850-98302" svg:viewBox="0 0 14851 98303">
          <text:p text:style-name="P9"><text:span text:style-name="T4">Reset 4</text:span></text:p>
        </draw:connector>
        <draw:connector draw:style-name="gr28" draw:text-style-name="P14" draw:layer="layout" draw:type="curve" draw:line-skew="8.999cm" svg:x1="43.501cm" svg:y1="80.451cm" svg:x2="84.801cm" svg:y2="45.799cm" draw:start-shape="id29" draw:start-glue-point="10" draw:end-shape="id59" draw:end-glue-point="6" svg:d="M43501 80451c44323 0 23674-34652 41300-34652" svg:viewBox="0 0 41301 34653">
          <text:p/>
        </draw:connector>
        <draw:g xml:id="id59" draw:id="id59">
          <draw:glue-point draw:id="4" svg:x="4.808cm" svg:y="4.757cm"/>
          <draw:glue-point draw:id="5" svg:x="0.046cm" svg:y="-4.639cm"/>
          <draw:glue-point draw:id="6" svg:x="-4.809cm" svg:y="4.759cm"/>
          <draw:frame draw:style-name="gr2" draw:text-style-name="P3" draw:layer="layout" svg:width="5.549cm" svg:height="4.74cm" svg:x="87.317cm" svg:y="40.902cm">
            <draw:text-box>
              <text:p text:style-name="P2"><text:span text:style-name="T2">Atom</text:span></text:p>
              <text:p text:style-name="P2"><text:span text:style-name="T2">Offset</text:span></text:p>
            </draw:text-box>
          </draw:frame>
          <draw:polygon draw:style-name="gr3" draw:text-style-name="P4" draw:layer="layout" svg:width="9.721cm" svg:height="7.479cm" svg:x="84.989cm" svg:y="38.2cm" svg:viewBox="0 0 9722 7480" draw:points="0,7480 9722,7480 4858,0">
            <text:p/>
          </draw:polygon>
          <draw:custom-shape draw:style-name="gr4" draw:text-style-name="P5" draw:layer="layout" svg:width="0.486cm" svg:height="0.5cm" svg:x="84.6cm" svg:y="45.5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94.614cm" svg:y="45.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89.607cm" svg:y="37.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12" draw:text-style-name="P7" draw:layer="ConfigLayout" draw:type="line" svg:x1="92.1cm" svg:y1="37.801cm" svg:x2="89.898cm" svg:y2="38cm" draw:start-shape="id79" draw:start-glue-point="3" draw:end-shape="id59" draw:end-glue-point="5" svg:d="M92100 37801l-2202 199" svg:viewBox="0 0 2203 200">
          <text:p/>
        </draw:connector>
        <draw:g xml:id="id90" draw:id="id90">
          <draw:g>
            <draw:custom-shape draw:style-name="gr16" draw:text-style-name="P10" draw:layer="ConfigLayout" svg:width="0.8cm" svg:height="0.3cm" svg:x="96.7cm" svg:y="43.6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97.5cm" svg:y="43.598cm">
              <text:p text:style-name="P9"><text:span text:style-name="T4">Sigmoid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96.7cm" svg:y="43.9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98.9cm" svg:y="44.5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6.7cm" svg:y="44.5cm">
                <text:p text:style-name="P9"><text:span text:style-name="T4">Out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7.8cm" svg:y="44.5cm">
                <text:p text:style-name="P9"><text:span text:style-name="T4">0.0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98.9cm" svg:y="44.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6.7cm" svg:y="44.2cm">
                <text:p text:style-name="P9"><text:span text:style-name="T4">In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7.8cm" svg:y="44.2cm">
                <text:p text:style-name="P9"><text:span text:style-name="T4">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98.9cm" svg:y="44.8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3" draw:layer="ConfigLayout" svg:width="1.1cm" svg:height="0.3cm" svg:x="96.7cm" svg:y="44.8cm">
                <text:p text:style-name="P9"><text:span text:style-name="T7">InputToleranc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7.8cm" svg:y="44.8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98.9cm" svg:y="45.1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6.7cm" svg:y="45.1cm">
                <text:p text:style-name="P9"><text:span text:style-name="T4">X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7.8cm" svg:y="45.1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98.9cm" svg:y="45.4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6.7cm" svg:y="45.4cm">
                <text:p text:style-name="P9"><text:span text:style-name="T4">Y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7.8cm" svg:y="45.4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98.9cm" svg:y="45.7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6.7cm" svg:y="45.7cm">
                <text:p text:style-name="P9"><text:span text:style-name="T4">Absolu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7.8cm" svg:y="45.7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31" draw:text-style-name="P10" draw:layer="ConfigLayout" svg:width="3.3cm" svg:height="2.4cm" svg:x="96.7cm" svg:y="43.6cm">
            <text:p/>
            <draw:enhanced-geometry svg:viewBox="0 0 21600 21600" draw:type="rectangle" draw:enhanced-path="M 0 0 L 21600 0 21600 21600 0 21600 0 0 Z N"/>
          </draw:custom-shape>
        </draw:g>
        <draw:g xml:id="id79" draw:id="id79">
          <draw:g>
            <draw:custom-shape draw:style-name="gr16" draw:text-style-name="P10" draw:layer="ConfigLayout" svg:width="0.8cm" svg:height="0.3cm" svg:x="92.1cm" svg:y="37.2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92.9cm" svg:y="37.2cm">
              <text:p text:style-name="P9"><text:span text:style-name="T4">AtomOffsetActiv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92.1cm" svg:y="37.5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92.9cm" svg:y="37.5cm">
              <text:p text:style-name="P9"><text:span text:style-name="T4">ValueActiv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92.1cm" svg:y="37.8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94.3cm" svg:y="38.1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2.1cm" svg:y="38.102cm">
                <text:p text:style-name="P9"><text:span text:style-name="T4">Ke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93.2cm" svg:y="38.102cm">
                <text:p text:style-name="P9"><text:span text:style-name="T4">4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88" draw:id="id88">
          <draw:g>
            <draw:custom-shape draw:style-name="gr16" draw:text-style-name="P10" draw:layer="ConfigLayout" svg:width="0.8cm" svg:height="0.3cm" svg:x="82.1cm" svg:y="37.102cm">
              <text:p text:style-name="P9"><text:span text:style-name="T4">Nam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82.9cm" svg:y="37.1cm">
              <text:p text:style-name="P9"><text:span text:style-name="T4">AtomOffsetRef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82.1cm" svg:y="37.402cm">
              <text:p text:style-name="P9"><text:span text:style-name="T4">Typ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82.9cm" svg:y="37.4cm">
              <text:p text:style-name="P9"><text:span text:style-name="T4">Constant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82.1cm" svg:y="37.702cm">
              <text:p text:style-name="P9"><text:span text:style-name="T4">Parameters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84.3cm" svg:y="38.002cm">
                <text:p text:style-name="P9"><text:span text:style-name="T4">Double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82.1cm" svg:y="38.002cm">
                <text:p text:style-name="P9"><text:span text:style-name="T4">Constant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83.2cm" svg:y="38.002cm">
                <text:p text:style-name="P9"><text:span text:style-name="T4">-0.1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</draw:g>
        </draw:g>
        <draw:connector draw:style-name="gr38" draw:text-style-name="P14" draw:layer="layout" draw:type="curve" draw:line-skew="-6.02cm" svg:x1="65.698cm" svg:y1="10.798cm" svg:x2="89.85cm" svg:y2="37.7cm" draw:start-shape="id61" draw:start-glue-point="4" draw:end-shape="id59" draw:end-glue-point="0" svg:d="M65698 10798c0 11299 24152-2151 24152 26902" svg:viewBox="0 0 24153 26903">
          <text:p text:style-name="P9"><text:span text:style-name="T9">Key</text:span></text:p>
        </draw:connector>
        <draw:g xml:id="id82" draw:id="id82">
          <draw:g>
            <draw:custom-shape draw:style-name="gr16" draw:text-style-name="P10" draw:layer="ConfigLayout" svg:width="0.8cm" svg:height="0.3cm" svg:x="92.7cm" svg:y="55.6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93.5cm" svg:y="55.6cm">
              <text:p text:style-name="P9"><text:span text:style-name="T4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92.7cm" svg:y="55.6cm">
            <text:p/>
            <draw:enhanced-geometry svg:viewBox="0 0 21600 21600" draw:type="rectangle" draw:enhanced-path="M 0 0 L 21600 0 21600 21600 0 21600 0 0 Z N"/>
          </draw:custom-shape>
        </draw:g>
        <draw:g xml:id="id80" draw:id="id80">
          <draw:g>
            <draw:custom-shape draw:style-name="gr16" draw:text-style-name="P10" draw:layer="ConfigLayout" svg:width="0.8cm" svg:height="0.3cm" svg:x="103.9cm" svg:y="48.2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04.7cm" svg:y="48.2cm">
              <text:p text:style-name="P9"><text:span text:style-name="T4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103.9cm" svg:y="48.5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106.1cm" svg:y="48.8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3.9cm" svg:y="48.802cm">
                <text:p text:style-name="P9"><text:span text:style-name="T4">Consta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05cm" svg:y="48.802cm">
                <text:p text:style-name="P9"><text:span text:style-name="T4">-15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103.9cm" svg:y1="48.651cm" svg:x2="102.498cm" svg:y2="49.3cm" draw:start-shape="id80" draw:start-glue-point="3" draw:end-shape="id81" draw:end-glue-point="5" svg:d="M103900 48651l-1402 649" svg:viewBox="0 0 1403 650">
          <text:p/>
        </draw:connector>
        <draw:connector draw:style-name="gr12" draw:text-style-name="P7" draw:layer="ConfigLayout" draw:type="line" svg:x1="96cm" svg:y1="55.751cm" svg:x2="97.401cm" svg:y2="57.099cm" draw:start-shape="id82" draw:start-glue-point="1" draw:end-shape="id81" draw:end-glue-point="6" svg:d="M96000 55751l1401 1348" svg:viewBox="0 0 1402 1349">
          <text:p/>
        </draw:connector>
        <draw:g xml:id="id83" draw:id="id83">
          <draw:g>
            <draw:custom-shape draw:style-name="gr16" draw:text-style-name="P10" draw:layer="ConfigLayout" svg:width="0.8cm" svg:height="0.3cm" svg:x="110.2cm" svg:y="54.8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111cm" svg:y="54.8cm">
              <text:p text:style-name="P9"><text:span text:style-name="T4">Sigmoid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110.2cm" svg:y="55.1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112.4cm" svg:y="55.7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0.2cm" svg:y="55.702cm">
                <text:p text:style-name="P9"><text:span text:style-name="T4">Out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1.3cm" svg:y="55.702cm">
                <text:p text:style-name="P9"><text:span text:style-name="T4">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112.4cm" svg:y="55.4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0.2cm" svg:y="55.402cm">
                <text:p text:style-name="P9"><text:span text:style-name="T4">In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1.3cm" svg:y="55.402cm">
                <text:p text:style-name="P9"><text:span text:style-name="T4">0.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12.4cm" svg:y="56.0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3" draw:layer="ConfigLayout" svg:width="1.1cm" svg:height="0.3cm" svg:x="110.2cm" svg:y="56.002cm">
                <text:p text:style-name="P9"><text:span text:style-name="T7">InputToleranc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1.3cm" svg:y="56.002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12.4cm" svg:y="56.3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0.2cm" svg:y="56.302cm">
                <text:p text:style-name="P9"><text:span text:style-name="T4">X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1.3cm" svg:y="56.302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12.4cm" svg:y="56.6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0.2cm" svg:y="56.602cm">
                <text:p text:style-name="P9"><text:span text:style-name="T4">Y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1.3cm" svg:y="56.602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112.4cm" svg:y="56.9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0.2cm" svg:y="56.902cm">
                <text:p text:style-name="P9"><text:span text:style-name="T4">Absolu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111.3cm" svg:y="56.902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31" draw:text-style-name="P10" draw:layer="ConfigLayout" svg:width="3.3cm" svg:height="2.4cm" svg:x="110.2cm" svg:y="54.802cm">
            <text:p/>
            <draw:enhanced-geometry svg:viewBox="0 0 21600 21600" draw:type="rectangle" draw:enhanced-path="M 0 0 L 21600 0 21600 21600 0 21600 0 0 Z N"/>
          </draw:custom-shape>
        </draw:g>
        <draw:connector draw:style-name="gr12" draw:text-style-name="P7" draw:layer="ConfigLayout" draw:type="line" svg:x1="110.2cm" svg:y1="56.001cm" svg:x2="107.498cm" svg:y2="57.098cm" draw:start-shape="id83" draw:start-glue-point="3" draw:end-shape="id81" draw:end-glue-point="4" svg:d="M110200 56001l-2702 1097" svg:viewBox="0 0 2703 1098">
          <text:p/>
        </draw:connector>
        <draw:g xml:id="id16" draw:id="id16">
          <draw:g>
            <draw:custom-shape draw:style-name="gr16" draw:text-style-name="P10" draw:layer="ConfigLayout" svg:width="0.8cm" svg:height="0.3cm" svg:x="79.2cm" svg:y="97.901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80cm" svg:y="97.899cm">
              <text:p text:style-name="P9"><text:span text:style-name="T4">DiffYSum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79.2cm" svg:y="98.201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80cm" svg:y="98.199cm">
              <text:p text:style-name="P9"><text:span text:style-name="T4">Addition</text:span></text:p>
              <draw:enhanced-geometry svg:viewBox="0 0 21600 21600" draw:type="rectangle" draw:enhanced-path="M 0 0 L 21600 0 21600 21600 0 21600 0 0 Z N"/>
            </draw:custom-shape>
          </draw:g>
        </draw:g>
        <draw:g xml:id="id84" draw:id="id84">
          <draw:g>
            <draw:custom-shape draw:style-name="gr16" draw:text-style-name="P10" draw:layer="ConfigLayout" svg:width="0.8cm" svg:height="0.3cm" svg:x="77.3cm" svg:y="94.902cm">
              <text:p text:style-name="P9"><text:span text:style-name="T4">Nam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78.1cm" svg:y="94.9cm">
              <text:p text:style-name="P9"><text:span text:style-name="T4">DiffY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77.3cm" svg:y="95.202cm">
              <text:p text:style-name="P9"><text:span text:style-name="T4">Typ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78.1cm" svg:y="95.2cm">
              <text:p text:style-name="P9"><text:span text:style-name="T4">Constant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77.3cm" svg:y="95.502cm">
              <text:p text:style-name="P9"><text:span text:style-name="T4">Parameters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79.5cm" svg:y="95.802cm">
                <text:p text:style-name="P9"><text:span text:style-name="T4">Double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77.3cm" svg:y="95.802cm">
                <text:p text:style-name="P9"><text:span text:style-name="T4">Constant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ConfigLayout" svg:width="1.1cm" svg:height="0.3cm" svg:x="78.4cm" svg:y="95.802cm">
                <text:p text:style-name="P9"><text:span text:style-name="T4">0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</draw:g>
        </draw:g>
        <draw:custom-shape draw:style-name="gr5" draw:text-style-name="P6" xml:id="id85" draw:id="id85" draw:layer="ConfigLayout" svg:width="0.5cm" svg:height="0.5cm" svg:x="83.2cm" svg:y="96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ConfigLayout" draw:type="line" svg:x1="80.6cm" svg:y1="95.501cm" svg:x2="83.2cm" svg:y2="96.651cm" draw:start-shape="id84" draw:start-glue-point="1" draw:end-shape="id85" draw:end-glue-point="6" svg:d="M80600 95501l2600 1150" svg:viewBox="0 0 2601 1151">
          <text:p/>
        </draw:connector>
        <draw:connector draw:style-name="gr12" draw:text-style-name="P7" draw:layer="layout" draw:type="line" svg:x1="83.45cm" svg:y1="96.901cm" svg:x2="84.25cm" svg:y2="98.603cm" draw:start-shape="id85" draw:start-glue-point="8" draw:end-shape="id7" svg:d="M83450 96901l800 1702" svg:viewBox="0 0 801 1703">
          <text:p/>
        </draw:connector>
        <draw:g xml:id="id92" draw:id="id92">
          <draw:g>
            <draw:custom-shape draw:style-name="gr16" draw:text-style-name="P10" draw:layer="ConfigLayout" svg:width="0.8cm" svg:height="0.3cm" svg:x="58.4cm" svg:y="24.8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59.2cm" svg:y="24.8cm">
              <text:p text:style-name="P9"><text:span text:style-name="T4">Sigmoid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58.4cm" svg:y="25.1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60.6cm" svg:y="25.7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8.4cm" svg:y="25.702cm">
                <text:p text:style-name="P9"><text:span text:style-name="T4">Out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9.5cm" svg:y="25.702cm">
                <text:p text:style-name="P9"><text:span text:style-name="T4">0.019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ConfigLayout" svg:width="1.1cm" svg:height="0.3cm" svg:x="60.6cm" svg:y="25.4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8.4cm" svg:y="25.402cm">
                <text:p text:style-name="P9"><text:span text:style-name="T4">InSca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9.5cm" svg:y="25.402cm">
                <text:p text:style-name="P9"><text:span text:style-name="T4">100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60.6cm" svg:y="26.0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3" draw:layer="ConfigLayout" svg:width="1.1cm" svg:height="0.3cm" svg:x="58.4cm" svg:y="26.002cm">
                <text:p text:style-name="P9"><text:span text:style-name="T7">InputToleranc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9.5cm" svg:y="26.002cm">
                <text:p text:style-name="P9"><text:span text:style-name="T4">0.001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60.6cm" svg:y="26.3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8.4cm" svg:y="26.302cm">
                <text:p text:style-name="P9"><text:span text:style-name="T4">X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9.5cm" svg:y="26.302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60.6cm" svg:y="26.6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8.4cm" svg:y="26.602cm">
                <text:p text:style-name="P9"><text:span text:style-name="T4">YShif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9.5cm" svg:y="26.602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ConfigLayout" svg:width="1.1cm" svg:height="0.3cm" svg:x="60.6cm" svg:y="26.90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8.4cm" svg:y="26.902cm">
                <text:p text:style-name="P9"><text:span text:style-name="T4">Absolut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59.5cm" svg:y="26.902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</draw:g>
          <draw:custom-shape draw:style-name="gr31" draw:text-style-name="P10" draw:layer="ConfigLayout" svg:width="3.3cm" svg:height="2.4cm" svg:x="58.4cm" svg:y="24.802cm">
            <text:p/>
            <draw:enhanced-geometry svg:viewBox="0 0 21600 21600" draw:type="rectangle" draw:enhanced-path="M 0 0 L 21600 0 21600 21600 0 21600 0 0 Z N"/>
          </draw:custom-shape>
        </draw:g>
        <draw:connector draw:style-name="gr21" draw:text-style-name="P10" draw:layer="ConfigLayout" draw:type="curve" draw:line-skew="29.47cm" svg:x1="21.827cm" svg:y1="70.373cm" svg:x2="99.301cm" svg:y2="16.101cm" draw:start-shape="id37" draw:start-glue-point="11" draw:end-shape="id44" draw:end-glue-point="6" svg:d="M21827 70373c0-38406 77474-11270 77474-54272" svg:viewBox="0 0 77475 54273">
          <text:p/>
        </draw:connector>
        <draw:g xml:id="id93" draw:id="id93">
          <draw:g>
            <draw:custom-shape draw:style-name="gr16" draw:text-style-name="P10" draw:layer="ConfigLayout" svg:width="0.8cm" svg:height="0.3cm" svg:x="33.4cm" svg:y="29.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4.2cm" svg:y="29.198cm">
              <text:p text:style-name="P9"><text:span text:style-name="T4">Proportional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33.4cm" svg:y="29.5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35.6cm" svg:y="29.8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3.4cm" svg:y="29.8cm">
                <text:p text:style-name="P9"><text:span text:style-name="T4">Gai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4.5cm" svg:y="29.8cm">
                <text:p text:style-name="P9"><text:span text:style-name="T4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5" draw:text-style-name="P10" draw:layer="ConfigLayout" draw:type="curve" svg:x1="40.752cm" svg:y1="36.701cm" svg:x2="36.599cm" svg:y2="79.399cm" draw:start-shape="id76" draw:start-glue-point="8" draw:end-shape="id20" draw:end-glue-point="4" svg:d="M40752 36701c0 28466-1384 42698-4153 42698" svg:viewBox="0 0 4154 42699">
          <text:p text:style-name="P9"><text:span text:style-name="T4">Active</text:span></text:p>
        </draw:connector>
        <draw:connector draw:style-name="gr15" draw:text-style-name="P10" draw:layer="ConfigLayout" draw:type="curve" svg:x1="40.752cm" svg:y1="36.701cm" svg:x2="41.239cm" svg:y2="79.247cm" draw:start-shape="id76" draw:start-glue-point="8" draw:end-shape="id27" draw:end-glue-point="5" svg:d="M40752 36701c0 31855 487 10583 487 42546" svg:viewBox="0 0 488 42547">
          <text:p text:style-name="P9"><text:span text:style-name="T4">Active</text:span></text:p>
        </draw:connector>
        <draw:connector draw:style-name="gr15" draw:text-style-name="P10" draw:layer="ConfigLayout" draw:type="curve" svg:x1="40.502cm" svg:y1="36.451cm" svg:x2="38.301cm" svg:y2="45.7cm" draw:start-shape="id76" draw:start-glue-point="6" draw:end-shape="id46" draw:end-glue-point="6" svg:d="M40502 36451c-4354 0-3254 9249-2201 9249" svg:viewBox="0 0 3151 9250">
          <text:p text:style-name="P9"><text:span text:style-name="T4">Active</text:span></text:p>
        </draw:connector>
        <draw:g xml:id="id89" draw:id="id89">
          <draw:g>
            <draw:custom-shape draw:style-name="gr16" draw:text-style-name="P10" draw:layer="ConfigLayout" svg:width="0.8cm" svg:height="0.3cm" svg:x="79.8cm" svg:y="44.4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80.6cm" svg:y="44.4cm">
              <text:p text:style-name="P9"><text:span text:style-name="T4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79.8cm" svg:y="44.4cm">
            <text:p/>
            <draw:enhanced-geometry svg:viewBox="0 0 21600 21600" draw:type="rectangle" draw:enhanced-path="M 0 0 L 21600 0 21600 21600 0 21600 0 0 Z N"/>
          </draw:custom-shape>
        </draw:g>
        <draw:g xml:id="id86" draw:id="id86">
          <draw:g>
            <draw:custom-shape draw:style-name="gr16" draw:text-style-name="P10" draw:layer="ConfigLayout" svg:width="0.8cm" svg:height="0.3cm" svg:x="37.5cm" svg:y="82.6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8.3cm" svg:y="82.598cm">
              <text:p text:style-name="P9"><text:span text:style-name="T4">LaserXVelocitySmooth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37.5cm" svg:y="82.9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8.3cm" svg:y="82.898cm">
              <text:p text:style-name="P9"><text:span text:style-name="T4">Smooth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37.5cm" svg:y="83.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39.7cm" svg:y="83.5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7.5cm" svg:y="83.5cm">
                <text:p text:style-name="P9"><text:span text:style-name="T4">Smoothness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38.6cm" svg:y="83.5cm">
                <text:p text:style-name="P9"><text:span text:style-name="T4">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39.15cm" svg:y1="82.598cm" svg:x2="39.117cm" svg:y2="79.675cm" draw:start-shape="id86" draw:start-glue-point="0" svg:d="M39150 82598l-33-2923" svg:viewBox="0 0 34 2924">
          <text:p/>
        </draw:connector>
        <draw:g xml:id="id51" draw:id="id51">
          <draw:g>
            <draw:custom-shape draw:style-name="gr16" draw:text-style-name="P10" draw:layer="ConfigLayout" svg:width="0.8cm" svg:height="0.3cm" svg:x="33.7cm" svg:y="45.201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34.5cm" svg:y="45.199cm">
              <text:p text:style-name="P9"><text:span text:style-name="T4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33.7cm" svg:y="45.199cm">
            <text:p/>
            <draw:enhanced-geometry svg:viewBox="0 0 21600 21600" draw:type="rectangle" draw:enhanced-path="M 0 0 L 21600 0 21600 21600 0 21600 0 0 Z N"/>
          </draw:custom-shape>
        </draw:g>
        <draw:connector draw:style-name="gr15" draw:text-style-name="P10" draw:layer="ConfigLayout" draw:type="curve" svg:x1="40.752cm" svg:y1="36.701cm" svg:x2="39.295cm" svg:y2="79.249cm" draw:start-shape="id76" draw:start-glue-point="8" draw:end-shape="id45" draw:end-glue-point="11" svg:d="M40752 36701c0 31857-1457 10583-1457 42548" svg:viewBox="0 0 1458 42549">
          <text:p text:style-name="P9"><text:span text:style-name="T4">Active</text:span></text:p>
        </draw:connector>
        <draw:custom-shape draw:style-name="gr5" draw:text-style-name="P18" xml:id="id36" draw:id="id36" draw:layer="ConfigLayout" svg:width="0.5cm" svg:height="0.5cm" svg:x="21.1cm" svg:y="72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ConfigLayout" draw:type="line" svg:x1="14.6cm" svg:y1="74.749cm" svg:x2="21.1cm" svg:y2="72.55cm" draw:start-shape="id87" draw:start-glue-point="1" draw:end-shape="id36" draw:end-glue-point="6" svg:d="M14600 74749l6500-2199" svg:viewBox="0 0 6501 2200">
          <text:p/>
        </draw:connector>
        <draw:connector draw:style-name="gr11" draw:text-style-name="P10" draw:layer="ConfigLayout" draw:type="line" svg:x1="17.327cm" svg:y1="71.227cm" svg:x2="21.173cm" svg:y2="72.373cm" draw:start-shape="id32" draw:start-glue-point="9" draw:end-shape="id36" draw:end-glue-point="5" svg:d="M17327 71227l3846 1146" svg:viewBox="0 0 3847 1147">
          <text:p text:style-name="P9"><text:span text:style-name="T4">KeyData</text:span></text:p>
        </draw:connector>
        <draw:connector draw:style-name="gr11" draw:text-style-name="P10" draw:layer="ConfigLayout" draw:type="line" svg:x1="21.527cm" svg:y1="72.373cm" svg:x2="21.473cm" svg:y2="70.727cm" draw:start-shape="id36" draw:start-glue-point="11" draw:end-shape="id37" draw:end-glue-point="7" svg:d="M21527 72373l-54-1646" svg:viewBox="0 0 55 1647">
          <text:p text:style-name="P9"><text:span text:style-name="T4">Transfer</text:span></text:p>
        </draw:connector>
        <draw:g xml:id="id87" draw:id="id87">
          <draw:g>
            <draw:custom-shape draw:style-name="gr41" draw:text-style-name="P10" draw:layer="ConfigLayout" svg:width="1.988cm" svg:height="0.3cm" svg:x="6.4cm" svg:y="72.4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2" draw:text-style-name="P10" draw:layer="ConfigLayout" svg:width="6.212cm" svg:height="0.3cm" svg:x="8.388cm" svg:y="72.398cm">
              <text:p text:style-name="P9"><text:span text:style-name="T4">RecordQM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41" draw:text-style-name="P10" draw:layer="ConfigLayout" svg:width="1.988cm" svg:height="0.3cm" svg:x="6.4cm" svg:y="72.7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42" draw:text-style-name="P10" draw:layer="ConfigLayout" svg:width="6.212cm" svg:height="0.3cm" svg:x="8.388cm" svg:y="72.698cm">
              <text:p text:style-name="P9"><text:span text:style-name="T4">RecordQMNod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43" draw:text-style-name="P10" draw:layer="ConfigLayout" svg:width="8.2cm" svg:height="0.3cm" svg:x="6.4cm" svg:y="73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44" draw:text-style-name="P10" draw:layer="ConfigLayout" svg:width="2.734cm" svg:height="0.3cm" svg:x="11.866cm" svg:y="73.6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5" draw:text-style-name="P10" draw:layer="ConfigLayout" svg:width="2.734cm" svg:height="0.3cm" svg:x="6.4cm" svg:y="73.6cm">
                <text:p text:style-name="P9"><text:span text:style-name="T4">Key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6" draw:text-style-name="P10" draw:layer="ConfigLayout" svg:width="2.732cm" svg:height="0.3cm" svg:x="9.134cm" svg:y="73.6cm">
                <text:p text:style-name="P9"><text:span text:style-name="T4">Scor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44" draw:text-style-name="P10" draw:layer="ConfigLayout" svg:width="2.734cm" svg:height="0.3cm" svg:x="11.866cm" svg:y="73.3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5" draw:text-style-name="P10" draw:layer="ConfigLayout" svg:width="2.734cm" svg:height="0.3cm" svg:x="6.4cm" svg:y="73.3cm">
                <text:p text:style-name="P9"><text:span text:style-name="T4">Threshold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6" draw:text-style-name="P10" draw:layer="ConfigLayout" svg:width="2.732cm" svg:height="0.3cm" svg:x="9.134cm" svg:y="73.3cm">
                <text:p text:style-name="P9"><text:span text:style-name="T4">800000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47" draw:text-style-name="P10" draw:layer="ConfigLayout" svg:width="0.309cm" svg:height="3.2cm" svg:x="14.291cm" svg:y="73.9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8" draw:text-style-name="P10" draw:layer="ConfigLayout" svg:width="0.867cm" svg:height="3.2cm" svg:x="6.4cm" svg:y="73.9cm">
                <text:p text:style-name="P9"><text:span text:style-name="T4">LinksList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49" draw:text-style-name="P10" draw:layer="ConfigLayout" svg:width="7.024cm" svg:height="3.2cm" svg:x="7.267cm" svg:y="73.9cm">
                <text:p text:style-name="P9"><text:span text:style-name="T4">Lev</text:span><text:span text:style-name="T11">el^</text:span><text:span text:style-name="T11"><text:a xlink:href="data:0,SimTime" xlink:type="simple">Data:0,SimTime</text:a></text:span><text:span text:style-name="T11">^Dat</text:span><text:span text:style-name="T4">a,ShiftOutput^Parameters,</text:span></text:p>
                <text:p text:style-name="P9"><text:span text:style-name="T4">AmplitudeReference^Parameters,AmplitudeOutput^Parameters,</text:span></text:p>
                <text:p text:style-name="P9"><text:span text:style-name="T4">CollectRef^Parameters,AtomOffsetRef^Parameters,ShiftRef^Parameters,</text:span></text:p>
                <text:p text:style-name="P9"><text:span text:style-name="T4">MoveRef^Parameters,AtomOffsetOutput^Parameters,</text:span></text:p>
                <text:p text:style-name="P9"><text:span text:style-name="T4">TargetOutput^Parameters,LaserXVelocitySmooth^Parameters,</text:span></text:p>
                <text:p text:style-name="P9"><text:span text:style-name="T4">LaserXVelocityOutput^Parameters,LaserXAccelInput^Parameters,</text:span></text:p>
                <text:p text:style-name="P9"><text:span text:style-name="T4">LaserXAccelOutput^Parameters,SequenceInput^Parameters,</text:span></text:p>
                <text:p text:style-name="P9"><text:span text:style-name="T4">MoveOutput^Parameters,SimTime^Parameters,Reset^Reset,</text:span></text:p>
                <text:p text:style-name="P9"><text:span text:style-name="T4">CollectReferenceActive^Parameters,ShiftReferenceActive^Parameters,</text:span></text:p>
                <text:p text:style-name="P9"><text:span text:style-name="T4">MoveReferenceActive^Parameters,TargetReferenceActive^Parameters,</text:span></text:p>
                <text:p text:style-name="P9"><text:span text:style-name="T4">AtomOffsetActive^Parameters,SequenceReference^Parameters,</text:span></text:p>
                <text:p text:style-name="P9"><text:span text:style-name="T4">MoveReorg^Parameters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g xml:id="id1" draw:id="id1">
          <draw:g>
            <draw:custom-shape draw:style-name="gr16" draw:text-style-name="P10" draw:layer="layout" svg:width="0.8cm" svg:height="0.3cm" svg:x="33cm" svg:y="103.7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33.8cm" svg:y="103.698cm">
              <text:p text:style-name="P9"><text:span text:style-name="T4">SimTim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33cm" svg:y="104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33.8cm" svg:y="103.998cm">
              <text:p text:style-name="P9"><text:span text:style-name="T4">QMSenso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33cm" svg:y="104.3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35.2cm" svg:y="104.9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3cm" svg:y="104.9cm">
                <text:p text:style-name="P9"><text:span text:style-name="T4">TimeLimi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4.1cm" svg:y="104.9cm">
                <text:p text:style-name="P9"><text:span text:style-name="T4">0.25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35.2cm" svg:y="104.6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0" draw:text-style-name="P10" draw:layer="layout" svg:width="1.8cm" svg:height="0.3cm" svg:x="33cm" svg:y="104.6cm">
                <text:p text:style-name="P9"><text:span text:style-name="T4">TargetPercentage</text:span></text:p>
                <draw:enhanced-geometry svg:viewBox="0 0 21600 21600" draw:type="rectangle" draw:enhanced-path="M 0 0 L 21600 0 21600 21600 0 21600 0 0 Z N"/>
              </draw:custom-shape>
              <draw:custom-shape draw:style-name="gr51" draw:text-style-name="P10" draw:layer="layout" svg:width="0.4cm" svg:height="0.3cm" svg:x="34.8cm" svg:y="104.6cm">
                <text:p text:style-name="P9"><text:span text:style-name="T4">1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35.2cm" svg:y="105.2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3cm" svg:y="105.2cm">
                <text:p text:style-name="P9"><text:span text:style-name="T4">Width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4.1cm" svg:y="105.2cm">
                <text:p text:style-name="P9"><text:span text:style-name="T4">64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20" draw:text-style-name="P10" draw:layer="layout" svg:width="1.1cm" svg:height="0.3cm" svg:x="35.2cm" svg:y="105.5cm">
                <text:p/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3cm" svg:y="105.5cm">
                <text:p text:style-name="P9"><text:span text:style-name="T4">Heigh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34.1cm" svg:y="105.5cm">
                <text:p text:style-name="P9"><text:span text:style-name="T4">480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97" draw:id="id97">
          <draw:g>
            <draw:custom-shape draw:style-name="gr7" draw:text-style-name="P10" draw:layer="layout" svg:width="0.8cm" svg:height="0.3cm" svg:x="20.2cm" svg:y="81.902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layout" svg:width="2.5cm" svg:height="0.3cm" svg:x="21cm" svg:y="81.9cm">
              <text:p text:style-name="P9"><text:span text:style-name="T4">AtomX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layout" svg:width="0.8cm" svg:height="0.3cm" svg:x="20.2cm" svg:y="82.202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layout" svg:width="2.5cm" svg:height="0.3cm" svg:x="21cm" svg:y="82.2cm">
              <text:p text:style-name="P9"><text:span text:style-name="T4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layout" svg:width="3.3cm" svg:height="0.3cm" svg:x="20.2cm" svg:y="82.502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layout" svg:width="1.1cm" svg:height="0.3cm" svg:x="22.4cm" svg:y="82.802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layout" svg:width="1.1cm" svg:height="0.3cm" svg:x="20.2cm" svg:y="82.802cm">
                <text:p text:style-name="P9"><text:span text:style-name="T4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layout" svg:width="1.1cm" svg:height="0.3cm" svg:x="21.3cm" svg:y="82.802cm">
                <text:p text:style-name="P9"><text:span text:style-name="T4">AtomX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ustom-shape draw:style-name="gr5" draw:text-style-name="P6" xml:id="id23" draw:id="id23" draw:layer="layout" svg:width="0.5cm" svg:height="0.5cm" svg:x="27.601cm" svg:y="82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9" draw:layer="layout" draw:type="line" svg:x1="28.101cm" svg:y1="82.751cm" svg:x2="43.001cm" svg:y2="80.451cm" draw:start-shape="id23" draw:start-glue-point="10" draw:end-shape="id29" draw:end-glue-point="6" svg:d="M28101 82751l14900-2300" svg:viewBox="0 0 14901 2301">
          <text:p text:style-name="P9"><text:span text:style-name="T12">1</text:span></text:p>
        </draw:connector>
        <draw:connector draw:style-name="gr11" draw:text-style-name="P19" draw:layer="layout" draw:type="line" svg:x1="30.9cm" svg:y1="88.65cm" svg:x2="43.074cm" svg:y2="80.628cm" draw:start-shape="id26" draw:start-glue-point="10" draw:end-shape="id29" draw:end-glue-point="7" svg:d="M30900 88650l12174-8022" svg:viewBox="0 0 12175 8023">
          <text:p text:style-name="P9"><text:span text:style-name="T12">0</text:span></text:p>
        </draw:connector>
        <draw:custom-shape draw:style-name="gr5" draw:text-style-name="P6" xml:id="id29" draw:id="id29" draw:layer="layout" svg:width="0.5cm" svg:height="0.5cm" svg:x="43.001cm" svg:y="80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7" draw:layer="layout" draw:type="line" svg:x1="41.593cm" svg:y1="79.601cm" svg:x2="43.074cm" svg:y2="80.274cm" draw:end-shape="id29" draw:end-glue-point="5" svg:d="M41593 79601l1481 673" svg:viewBox="0 0 1482 674">
          <text:p text:style-name="P9"><text:span text:style-name="T7">Transfer</text:span></text:p>
        </draw:connector>
        <draw:custom-shape draw:style-name="gr5" draw:text-style-name="P6" xml:id="id45" draw:id="id45" draw:layer="layout" svg:width="0.5cm" svg:height="0.5cm" svg:x="38.868cm" svg:y="79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layout" draw:type="line" svg:x1="39.368cm" svg:y1="79.426cm" svg:x2="41.166cm" svg:y2="79.425cm" draw:start-shape="id45" draw:start-glue-point="10" svg:d="M39368 79426l1798-1" svg:viewBox="0 0 1799 2">
          <text:p/>
        </draw:connector>
        <draw:g xml:id="id47" draw:id="id47">
          <draw:glue-point draw:id="4" svg:x="-4.809cm" svg:y="4.759cm"/>
          <draw:glue-point draw:id="5" svg:x="4.809cm" svg:y="4.759cm"/>
          <draw:glue-point draw:id="6" svg:x="-0.047cm" svg:y="-4.638cm"/>
          <draw:glue-point draw:id="7" svg:x="-0.047cm" svg:y="0.662cm"/>
          <draw:frame draw:style-name="gr37" draw:text-style-name="P8" draw:layer="layout" svg:width="5.549cm" svg:height="4.74cm" svg:x="55.118cm" svg:y="52.403cm">
            <draw:text-box>
              <text:p text:style-name="P2"><text:span text:style-name="T2"/></text:p>
              <text:p text:style-name="P2"><text:span text:style-name="T2">LaserX</text:span></text:p>
              <text:p text:style-name="P2"><text:span text:style-name="T2">Accel</text:span></text:p>
            </draw:text-box>
          </draw:frame>
          <draw:polygon draw:style-name="gr3" draw:text-style-name="P4" draw:layer="layout" svg:width="9.721cm" svg:height="7.479cm" svg:x="52.79cm" svg:y="49.701cm" svg:viewBox="0 0 9722 7480" draw:points="0,7480 9722,7480 4858,0">
            <text:p/>
          </draw:polygon>
          <draw:custom-shape draw:style-name="gr4" draw:text-style-name="P5" draw:layer="layout" svg:width="0.486cm" svg:height="0.5cm" svg:x="52.401cm" svg:y="57.001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62.415cm" svg:y="57.0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57.408cm" svg:y="49.2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5cm" svg:height="0.5cm" svg:x="57.401cm" svg:y="53.7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onnector draw:style-name="gr28" draw:text-style-name="P14" xml:id="id78" draw:id="id78" draw:layer="layout" draw:type="curve" svg:x1="57.589cm" svg:y1="53.981cm" svg:x2="62.687cm" svg:y2="57.381cm" svg:d="M57589 53981c3823 0 1275 3400 5098 3400" svg:viewBox="0 0 5099 3401">
          <text:p/>
        </draw:connector>
        <draw:custom-shape draw:style-name="gr5" draw:text-style-name="P6" xml:id="id57" draw:id="id57" draw:layer="layout" svg:width="0.5cm" svg:height="0.5cm" svg:x="43.1cm" svg:y="36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10" draw:layer="layout" draw:type="line" svg:x1="43.35cm" svg:y1="36.7cm" svg:x2="43.35cm" svg:y2="37.601cm" draw:start-shape="id57" draw:start-glue-point="8" draw:end-shape="id46" draw:end-glue-point="0" svg:d="M43350 36700v901" svg:viewBox="0 0 1 902">
          <text:p/>
        </draw:connector>
        <draw:connector draw:style-name="gr13" draw:text-style-name="P10" draw:layer="layout" draw:type="line" svg:x1="41.002cm" svg:y1="36.451cm" svg:x2="43.1cm" svg:y2="36.45cm" draw:start-shape="id76" draw:start-glue-point="10" draw:end-shape="id57" draw:end-glue-point="6" svg:d="M41002 36451l2098-1" svg:viewBox="0 0 2099 2">
          <text:p text:style-name="P9"><text:span text:style-name="T4">Transfer</text:span></text:p>
        </draw:connector>
        <draw:custom-shape draw:style-name="gr5" draw:text-style-name="P6" xml:id="id76" draw:id="id76" draw:layer="layout" svg:width="0.5cm" svg:height="0.5cm" svg:x="40.502cm" svg:y="36.2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ConfigLayout" draw:type="line" svg:x1="85.4cm" svg:y1="37.701cm" svg:x2="87.3cm" svg:y2="38.05cm" draw:start-shape="id88" draw:start-glue-point="1" draw:end-shape="id58" draw:end-glue-point="6" svg:d="M85400 37701l1900 349" svg:viewBox="0 0 1901 350">
          <text:p/>
        </draw:connector>
        <draw:connector draw:style-name="gr12" draw:text-style-name="P7" draw:layer="ConfigLayout" draw:type="line" svg:x1="83.1cm" svg:y1="44.551cm" svg:x2="84.801cm" svg:y2="45.799cm" draw:start-shape="id89" draw:start-glue-point="1" draw:end-shape="id59" draw:end-glue-point="6" svg:d="M83100 44551l1701 1248" svg:viewBox="0 0 1702 1249">
          <text:p/>
        </draw:connector>
        <draw:connector draw:style-name="gr12" draw:text-style-name="P7" draw:layer="ConfigLayout" draw:type="line" svg:x1="96.7cm" svg:y1="44.799cm" svg:x2="94.898cm" svg:y2="45.798cm" draw:start-shape="id90" draw:start-glue-point="3" draw:end-shape="id59" draw:end-glue-point="4" svg:d="M96700 44799l-1802 999" svg:viewBox="0 0 1803 1000">
          <text:p/>
        </draw:connector>
        <draw:g xml:id="id91" draw:id="id91">
          <draw:g>
            <draw:custom-shape draw:style-name="gr16" draw:text-style-name="P10" draw:layer="ConfigLayout" svg:width="0.8cm" svg:height="0.3cm" svg:x="48.8cm" svg:y="29.902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10" draw:layer="ConfigLayout" svg:width="2.5cm" svg:height="0.3cm" svg:x="49.6cm" svg:y="29.9cm">
              <text:p text:style-name="P9"><text:span text:style-name="T4">PassThrough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48.8cm" svg:y="29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39" draw:text-style-name="P7" draw:layer="ConfigLayout" draw:type="line" svg:x1="50.45cm" svg:y1="29.9cm" svg:x2="48.301cm" svg:y2="28.499cm" draw:start-shape="id91" draw:start-glue-point="0" draw:end-shape="id69" draw:end-glue-point="4" svg:d="M50450 29900l-2149-1401" svg:viewBox="0 0 2150 1402">
          <text:p/>
        </draw:connector>
        <draw:connector draw:style-name="gr39" draw:text-style-name="P7" draw:layer="ConfigLayout" draw:type="line" svg:x1="60.05cm" svg:y1="27.202cm" svg:x2="58.399cm" svg:y2="28.499cm" draw:start-shape="id92" draw:start-glue-point="2" draw:end-shape="id69" draw:end-glue-point="5" svg:d="M60050 27202l-1651 1297" svg:viewBox="0 0 1652 1298">
          <text:p/>
        </draw:connector>
        <draw:connector draw:style-name="gr39" draw:text-style-name="P7" draw:layer="ConfigLayout" draw:type="line" svg:x1="35.05cm" svg:y1="30.1cm" svg:x2="32.499cm" svg:y2="31.597cm" draw:start-shape="id93" draw:start-glue-point="2" draw:end-shape="id60" draw:end-glue-point="5" svg:d="M35050 30100l-2551 1497" svg:viewBox="0 0 2552 1498">
          <text:p/>
        </draw:connector>
        <draw:connector draw:style-name="gr39" draw:text-style-name="P7" draw:layer="ConfigLayout" draw:type="line" svg:x1="92.75cm" svg:y1="22.302cm" svg:x2="94.301cm" svg:y2="23.899cm" draw:start-shape="id94" draw:start-glue-point="2" draw:end-shape="id44" draw:end-glue-point="4" svg:d="M92750 22302l1551 1597" svg:viewBox="0 0 1552 1598">
          <text:p/>
        </draw:connector>
        <draw:g xml:id="id94" draw:id="id94">
          <draw:g>
            <draw:custom-shape draw:style-name="gr16" draw:text-style-name="P10" draw:layer="ConfigLayout" svg:width="0.8cm" svg:height="0.3cm" svg:x="91.1cm" svg:y="22.0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91.9cm" svg:y="22cm">
              <text:p text:style-name="P9"><text:span text:style-name="T4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ConfigLayout" svg:width="3.3cm" svg:height="0.3cm" svg:x="91.1cm" svg:y="22cm">
            <text:p/>
            <draw:enhanced-geometry svg:viewBox="0 0 21600 21600" draw:type="rectangle" draw:enhanced-path="M 0 0 L 21600 0 21600 21600 0 21600 0 0 Z N"/>
          </draw:custom-shape>
        </draw:g>
        <draw:connector draw:style-name="gr39" draw:text-style-name="P7" draw:layer="ConfigLayout" draw:type="line" svg:x1="106.4cm" svg:y1="22.77cm" svg:x2="104.399cm" svg:y2="23.899cm" draw:start-shape="id95" draw:start-glue-point="3" draw:end-shape="id44" draw:end-glue-point="5" svg:d="M106400 22770l-2001 1129" svg:viewBox="0 0 2002 1130">
          <text:p/>
        </draw:connector>
        <draw:custom-shape draw:style-name="gr5" draw:text-style-name="P6" xml:id="id8" draw:id="id8" draw:layer="layout" svg:width="0.5cm" svg:height="0.5cm" svg:x="89.902cm" svg:y="107.7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14" draw:layer="layout" draw:type="curve" draw:line-skew="6.049cm" svg:x1="31.801cm" svg:y1="90.651cm" svg:x2="97.401cm" svg:y2="57.099cm" draw:start-shape="id24" draw:start-glue-point="10" draw:end-shape="id81" draw:end-glue-point="6" svg:d="M31801 90651c58123 0 25324-33552 65600-33552" svg:viewBox="0 0 65601 33553">
          <text:p/>
        </draw:connector>
        <draw:custom-shape draw:style-name="gr5" draw:text-style-name="P6" xml:id="id24" draw:id="id24" draw:layer="layout" svg:width="0.5cm" svg:height="0.5cm" svg:x="31.301cm" svg:y="90.4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96" draw:id="id96">
          <draw:g>
            <draw:custom-shape draw:style-name="gr7" draw:text-style-name="P10" draw:layer="layout" svg:width="0.8cm" svg:height="0.3cm" svg:x="24.3cm" svg:y="90.9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layout" svg:width="2.5cm" svg:height="0.3cm" svg:x="25.1cm" svg:y="90.898cm">
              <text:p text:style-name="P9"><text:span text:style-name="T4">LaserY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7" draw:text-style-name="P10" draw:layer="layout" svg:width="0.8cm" svg:height="0.3cm" svg:x="24.3cm" svg:y="91.2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8" draw:text-style-name="P10" draw:layer="layout" svg:width="2.5cm" svg:height="0.3cm" svg:x="25.1cm" svg:y="91.198cm">
              <text:p text:style-name="P9"><text:span text:style-name="T4">Paramet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9" draw:text-style-name="P10" draw:layer="layout" svg:width="3.3cm" svg:height="0.3cm" svg:x="24.3cm" svg:y="91.5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4" draw:text-style-name="P10" draw:layer="layout" svg:width="1.1cm" svg:height="0.3cm" svg:x="26.5cm" svg:y="91.8cm">
                <text:p/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layout" svg:width="1.1cm" svg:height="0.3cm" svg:x="24.3cm" svg:y="91.8cm">
                <text:p text:style-name="P9"><text:span text:style-name="T4">Parameter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0" draw:text-style-name="P10" draw:layer="layout" svg:width="1.1cm" svg:height="0.3cm" svg:x="25.4cm" svg:y="91.8cm">
                <text:p text:style-name="P9"><text:span text:style-name="T4">LaserY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onnector draw:style-name="gr12" draw:text-style-name="P7" draw:layer="layout" draw:type="line" svg:x1="27.6cm" svg:y1="91.499cm" svg:x2="31.301cm" svg:y2="90.651cm" draw:start-shape="id96" draw:start-glue-point="1" draw:end-shape="id24" draw:end-glue-point="6" svg:d="M27600 91499l3701-848" svg:viewBox="0 0 3702 849">
          <text:p/>
        </draw:connector>
        <draw:connector draw:style-name="gr28" draw:text-style-name="P14" draw:layer="layout" draw:type="curve" svg:x1="107.498cm" svg:y1="57.098cm" svg:x2="84.298cm" svg:y2="98.903cm" draw:start-shape="id81" draw:start-glue-point="4" draw:end-shape="id7" draw:end-glue-point="5" svg:d="M107498 57098c0 31281-23200 10379-23200 41805" svg:viewBox="0 0 23201 41806">
          <text:p/>
        </draw:connector>
        <draw:connector draw:style-name="gr28" draw:text-style-name="P14" draw:layer="layout" draw:type="curve" svg:x1="62.687cm" svg:y1="57.381cm" svg:x2="90.152cm" svg:y2="107.703cm" draw:start-shape="id78" draw:start-glue-point="3" draw:end-shape="id8" draw:end-glue-point="4" svg:d="M62687 57381c0 37882 27465 12722 27465 50322" svg:viewBox="0 0 27466 50323">
          <text:p/>
        </draw:connector>
        <draw:connector draw:style-name="gr28" draw:text-style-name="P14" draw:layer="layout" draw:type="curve" svg:x1="32.499cm" svg:y1="31.597cm" svg:x2="90.152cm" svg:y2="107.703cm" draw:start-shape="id60" draw:start-glue-point="5" draw:end-shape="id8" draw:end-glue-point="4" svg:d="M32499 31597c0 57231 57653 19178 57653 76106" svg:viewBox="0 0 57654 76107">
          <text:p/>
        </draw:connector>
        <draw:connector draw:style-name="gr28" draw:text-style-name="P14" draw:layer="layout" draw:type="curve" svg:x1="94.898cm" svg:y1="45.798cm" svg:x2="90.152cm" svg:y2="107.703cm" draw:start-shape="id59" draw:start-glue-point="4" draw:end-shape="id8" draw:end-glue-point="4" svg:d="M94898 45798c0 46581-4746 15629-4746 61905" svg:viewBox="0 0 4747 61906">
          <text:p/>
        </draw:connector>
        <draw:connector draw:style-name="gr12" draw:text-style-name="P7" draw:layer="layout" draw:type="line" svg:x1="23.5cm" svg:y1="82.501cm" svg:x2="27.601cm" svg:y2="82.751cm" draw:start-shape="id97" draw:start-glue-point="1" draw:end-shape="id23" draw:end-glue-point="6" svg:d="M23500 82501l4101 250" svg:viewBox="0 0 4102 251">
          <text:p/>
        </draw:connector>
        <draw:connector draw:style-name="gr12" draw:text-style-name="P7" draw:layer="layout" draw:type="line" svg:x1="39.201cm" svg:y1="107.199cm" svg:x2="26.502cm" svg:y2="79.4cm" draw:start-shape="id2" draw:start-glue-point="6" draw:end-shape="id20" draw:end-glue-point="6" svg:d="M39201 107199l-12699-27799" svg:viewBox="0 0 12700 27800">
          <text:p/>
        </draw:connector>
        <draw:connector draw:style-name="gr6" draw:text-style-name="P7" draw:layer="layout" draw:type="line" svg:x1="89.975cm" svg:y1="108.13cm" svg:x2="89.127cm" svg:y2="109.074cm" draw:start-shape="id8" draw:start-glue-point="7" draw:end-shape="id10" draw:end-glue-point="11" svg:d="M89975 108130l-848 944" svg:viewBox="0 0 849 945">
          <text:p/>
        </draw:connector>
        <draw:g xml:id="id99" draw:id="id99">
          <draw:glue-point draw:id="4" svg:x="-4.809cm" svg:y="4.759cm"/>
          <draw:glue-point draw:id="5" svg:x="4.809cm" svg:y="4.759cm"/>
          <draw:glue-point draw:id="6" svg:x="-0.047cm" svg:y="-4.638cm"/>
          <draw:glue-point draw:id="7" svg:x="-0.047cm" svg:y="0.662cm"/>
          <draw:frame draw:style-name="gr37" draw:text-style-name="P8" draw:layer="layout" svg:width="5.549cm" svg:height="4.74cm" svg:x="70.316cm" svg:y="24.502cm">
            <draw:text-box>
              <text:p text:style-name="P2"><text:span text:style-name="T3">Collect</text:span></text:p>
            </draw:text-box>
          </draw:frame>
          <draw:polygon draw:style-name="gr3" draw:text-style-name="P4" draw:layer="layout" svg:width="9.721cm" svg:height="7.479cm" svg:x="67.988cm" svg:y="21.8cm" svg:viewBox="0 0 9722 7480" draw:points="0,7480 9722,7480 4858,0">
            <text:p/>
          </draw:polygon>
          <draw:custom-shape draw:style-name="gr4" draw:text-style-name="P5" draw:layer="layout" svg:width="0.486cm" svg:height="0.5cm" svg:x="67.599cm" svg:y="29.1cm">
            <text:p/>
  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77.613cm" svg:y="29.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486cm" svg:height="0.5cm" svg:x="72.606cm" svg:y="21.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6" draw:layer="layout" svg:width="0.5cm" svg:height="0.5cm" svg:x="72.599cm" svg:y="25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5" draw:text-style-name="P6" xml:id="id98" draw:id="id98" draw:layer="layout" svg:width="0.5cm" svg:height="0.5cm" svg:x="69.9cm" svg:y="2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7" draw:layer="layout" draw:type="line" svg:x1="70.4cm" svg:y1="21.65cm" svg:x2="72.8cm" svg:y2="21.601cm" draw:start-shape="id98" draw:start-glue-point="10" draw:end-shape="id99" draw:end-glue-point="6" svg:d="M70400 21650l2400-49" svg:viewBox="0 0 2401 50">
          <text:p/>
        </draw:connector>
        <draw:g xml:id="id100" draw:id="id100">
          <draw:g>
            <draw:custom-shape draw:style-name="gr16" draw:text-style-name="P10" draw:layer="layout" svg:width="0.8cm" svg:height="0.3cm" svg:x="75.1cm" svg:y="21.0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75.9cm" svg:y="21cm">
              <text:p text:style-name="P9"><text:span text:style-name="T4">CollectReferenceActiv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75.1cm" svg:y="21.3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75.9cm" svg:y="21.3cm">
              <text:p text:style-name="P9"><text:span text:style-name="T4">ValueActiv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75.1cm" svg:y="21.6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77.3cm" svg:y="21.9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75.1cm" svg:y="21.902cm">
                <text:p text:style-name="P9"><text:span text:style-name="T4">Key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76.2cm" svg:y="21.902cm">
                <text:p text:style-name="P9"><text:span text:style-name="T4">3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layout" draw:type="line" svg:x1="75.1cm" svg:y1="21.601cm" svg:x2="72.8cm" svg:y2="21.601cm" draw:start-shape="id100" draw:start-glue-point="3" draw:end-shape="id99" draw:end-glue-point="6" svg:d="M75100 21601h-2300" svg:viewBox="0 0 2301 1">
          <text:p/>
        </draw:connector>
        <draw:connector draw:style-name="gr39" draw:text-style-name="P7" draw:layer="layout" draw:type="line" svg:x1="68.4cm" svg:y1="22.301cm" svg:x2="69.9cm" svg:y2="21.65cm" draw:start-shape="id101" draw:start-glue-point="1" draw:end-shape="id98" draw:end-glue-point="6" svg:d="M68400 22301l1500-651" svg:viewBox="0 0 1501 652">
          <text:p/>
        </draw:connector>
        <draw:g xml:id="id101" draw:id="id101">
          <draw:g>
            <draw:custom-shape draw:style-name="gr16" draw:text-style-name="P10" draw:layer="layout" svg:width="0.8cm" svg:height="0.3cm" svg:x="65.1cm" svg:y="21.7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65.9cm" svg:y="21.7cm">
              <text:p text:style-name="P9"><text:span text:style-name="T4">CollectRef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65.1cm" svg:y="22.0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65.9cm" svg:y="22cm">
              <text:p text:style-name="P9"><text:span text:style-name="T4">Constan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65.1cm" svg:y="22.3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67.3cm" svg:y="22.6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65.1cm" svg:y="22.602cm">
                <text:p text:style-name="P9"><text:span text:style-name="T4">Constant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66.2cm" svg:y="22.602cm">
                <text:p text:style-name="P9"><text:span text:style-name="T4">-0.02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02" draw:id="id102">
          <draw:g>
            <draw:custom-shape draw:style-name="gr16" draw:text-style-name="P10" draw:layer="layout" svg:width="0.8cm" svg:height="0.3cm" svg:x="65.299cm" svg:y="27.098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66.099cm" svg:y="27.096cm">
              <text:p text:style-name="P9"><text:span text:style-name="T4">PassThrough</text:span></text:p>
              <draw:enhanced-geometry svg:viewBox="0 0 21600 21600" draw:type="rectangle" draw:enhanced-path="M 0 0 L 21600 0 21600 21600 0 21600 0 0 Z N"/>
            </draw:custom-shape>
          </draw:g>
          <draw:custom-shape draw:style-name="gr30" draw:text-style-name="P10" draw:layer="layout" svg:width="3.3cm" svg:height="0.3cm" svg:x="65.299cm" svg:y="27.096cm">
            <text:p/>
            <draw:enhanced-geometry svg:viewBox="0 0 21600 21600" draw:type="rectangle" draw:enhanced-path="M 0 0 L 21600 0 21600 21600 0 21600 0 0 Z N"/>
          </draw:custom-shape>
        </draw:g>
        <draw:connector draw:style-name="gr39" draw:text-style-name="P7" xml:id="id103" draw:id="id103" draw:layer="layout" draw:type="line" svg:x1="66.949cm" svg:y1="27.398cm" svg:x2="67.8cm" svg:y2="29.4cm" draw:start-shape="id102" draw:start-glue-point="2" svg:d="M66949 27398l851 2002" svg:viewBox="0 0 852 2003">
          <text:p/>
        </draw:connector>
        <draw:connector draw:style-name="gr38" draw:text-style-name="P14" draw:layer="layout" draw:type="curve" draw:line-skew="-11.153cm" svg:x1="72.8cm" svg:y1="25.999cm" svg:x2="55.601cm" svg:y2="10.799cm" draw:start-shape="id99" draw:start-glue-point="7" draw:end-shape="id61" draw:end-glue-point="6" svg:d="M72800 25999c0-10575-17199-2975-17199-15200" svg:viewBox="0 0 17200 15201">
          <text:p text:style-name="P9"><text:span text:style-name="T9">2</text:span></text:p>
        </draw:connector>
        <draw:connector draw:style-name="gr38" draw:text-style-name="P14" draw:layer="layout" draw:type="curve" svg:x1="65.698cm" svg:y1="10.798cm" svg:x2="72.849cm" svg:y2="21.3cm" draw:start-shape="id61" draw:start-glue-point="4" draw:end-shape="id99" draw:end-glue-point="0" svg:d="M65698 10798c0 8029 7151 2779 7151 10502" svg:viewBox="0 0 7152 10503">
          <text:p text:style-name="P9"><text:span text:style-name="T9">Key</text:span></text:p>
        </draw:connector>
        <draw:connector draw:style-name="gr28" draw:text-style-name="P14" draw:layer="layout" draw:type="curve" draw:line-skew="-6.4cm" svg:x1="43.251cm" svg:y1="80.201cm" svg:x2="67.8cm" svg:y2="29.4cm" draw:start-shape="id29" draw:start-glue-point="4" draw:end-shape="id103" draw:end-glue-point="3" svg:d="M43251 80201c0-47701 24549-22301 24549-50801" svg:viewBox="0 0 24550 50802">
          <text:p/>
        </draw:connector>
        <draw:g xml:id="id105" draw:id="id105">
          <draw:g>
            <draw:custom-shape draw:style-name="gr16" draw:text-style-name="P10" draw:layer="layout" svg:width="0.8cm" svg:height="0.3cm" svg:x="71.2cm" svg:y="30.7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10" draw:layer="layout" svg:width="2.5cm" svg:height="0.3cm" svg:x="72cm" svg:y="30.698cm">
              <text:p text:style-name="P9"><text:span text:style-name="T4">CollectInputLimited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71.2cm" svg:y="31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10" draw:layer="layout" svg:width="2.5cm" svg:height="0.3cm" svg:x="72cm" svg:y="30.998cm">
              <text:p text:style-name="P9"><text:span text:style-name="T4">Limit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71.2cm" svg:y="31.3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73.4cm" svg:y="31.9cm">
                <text:p text:style-name="P9"><text:span text:style-name="T4">Doubl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71.2cm" svg:y="31.9cm">
                <text:p text:style-name="P9"><text:span text:style-name="T4">Max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72.3cm" svg:y="31.9cm">
                <text:p text:style-name="P9"><text:span text:style-name="T4">0.1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73.4cm" svg:y="31.6cm">
                <text:p text:style-name="P9"><text:span text:style-name="T4">Doubl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71.2cm" svg:y="31.6cm">
                <text:p text:style-name="P9"><text:span text:style-name="T4">Min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72.3cm" svg:y="31.6cm">
                <text:p text:style-name="P9"><text:span text:style-name="T4">-0.3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ustom-shape draw:style-name="gr5" draw:text-style-name="P6" xml:id="id104" draw:id="id104" draw:layer="layout" svg:width="0.5cm" svg:height="0.5cm" svg:x="69cm" svg:y="3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9" draw:text-style-name="P7" draw:layer="layout" draw:type="line" svg:x1="67.8cm" svg:y1="29.4cm" svg:x2="69cm" svg:y2="30.65cm" draw:start-shape="id103" draw:start-glue-point="3" draw:end-shape="id104" draw:end-glue-point="6" svg:d="M67800 29400l1200 1250" svg:viewBox="0 0 1201 1251">
          <text:p/>
        </draw:connector>
        <draw:connector draw:style-name="gr39" draw:text-style-name="P7" draw:layer="layout" draw:type="line" svg:x1="71.2cm" svg:y1="31.449cm" svg:x2="69.427cm" svg:y2="30.827cm" draw:start-shape="id105" draw:start-glue-point="3" draw:end-shape="id104" draw:end-glue-point="9" svg:d="M71200 31449l-1773-622" svg:viewBox="0 0 1774 623">
          <text:p/>
        </draw:connector>
        <draw:custom-shape draw:style-name="gr5" draw:text-style-name="P6" xml:id="id106" draw:id="id106" draw:layer="layout" svg:width="0.5cm" svg:height="0.5cm" svg:x="45.9cm" svg:y="2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3" draw:text-style-name="P10" draw:layer="layout" draw:type="line" svg:x1="46.4cm" svg:y1="28.25cm" svg:x2="48.301cm" svg:y2="28.499cm" draw:start-shape="id106" draw:start-glue-point="10" draw:end-shape="id69" draw:end-glue-point="4" svg:d="M46400 28250l1901 249" svg:viewBox="0 0 1902 250">
          <text:p text:style-name="P9"><text:span text:style-name="T4">Transfer</text:span></text:p>
        </draw:connector>
        <draw:connector draw:style-name="gr39" draw:text-style-name="P7" draw:layer="layout" draw:type="line" svg:x1="43.9cm" svg:y1="28.199cm" svg:x2="45.9cm" svg:y2="28.25cm" draw:start-shape="id107" draw:start-glue-point="1" draw:end-shape="id106" draw:end-glue-point="6" svg:d="M43900 28199l2000 51" svg:viewBox="0 0 2001 52">
          <text:p/>
        </draw:connector>
        <draw:connector draw:style-name="gr15" draw:text-style-name="P10" draw:layer="layout" draw:type="curve" draw:line-skew="3.134cm" svg:x1="49.298cm" svg:y1="107.198cm" svg:x2="46.15cm" svg:y2="28.5cm" draw:start-shape="id2" draw:start-glue-point="4" draw:end-shape="id106" draw:end-glue-point="8" svg:d="M49298 107198c5757 0 4798-21699 2572-28136s-5720 2389-5720-50562" svg:viewBox="0 0 7460 78699">
          <text:p text:style-name="P9"><text:span text:style-name="T4">Update</text:span></text:p>
        </draw:connector>
        <draw:connector draw:style-name="gr15" draw:text-style-name="P10" draw:layer="layout" draw:type="curve" svg:x1="51.2cm" svg:y1="20.75cm" svg:x2="46.15cm" svg:y2="28cm" draw:start-shape="id68" draw:start-glue-point="6" draw:end-shape="id106" draw:end-glue-point="4" svg:d="M51200 20750c-3367 0-5050 2416-5050 7250" svg:viewBox="0 0 5051 7251">
          <text:p text:style-name="P9"><text:span text:style-name="T4">Parameter</text:span></text:p>
        </draw:connector>
        <draw:custom-shape draw:style-name="gr5" draw:text-style-name="P6" xml:id="id108" draw:id="id108" draw:layer="layout" svg:width="0.5cm" svg:height="0.5cm" svg:x="59.3cm" svg:y="29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2" draw:text-style-name="P10" draw:layer="layout" draw:type="line" svg:x1="58.399cm" svg:y1="28.499cm" svg:x2="59.373cm" svg:y2="29.773cm" draw:start-shape="id69" draw:start-glue-point="5" draw:end-shape="id108" draw:end-glue-point="5" svg:d="M58399 28499l974 1274" svg:viewBox="0 0 975 1275">
          <text:p text:style-name="P9"><text:span text:style-name="T4">Transfer</text:span></text:p>
        </draw:connector>
        <draw:g xml:id="id109" draw:id="id109">
          <draw:g>
            <draw:custom-shape draw:style-name="gr16" draw:text-style-name="P10" draw:layer="layout" svg:width="0.8cm" svg:height="0.3cm" svg:x="57.7cm" svg:y="32.2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58.5cm" svg:y="32.2cm">
              <text:p text:style-name="P9"><text:span text:style-name="T4">LearningR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57.7cm" svg:y="32.5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58.5cm" svg:y="32.5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57.7cm" svg:y="32.8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59.9cm" svg:y="33.102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57.7cm" svg:y="33.102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layout" svg:width="1.1cm" svg:height="0.3cm" svg:x="58.8cm" svg:y="33.102cm">
                <text:p text:style-name="P9"><text:span text:style-name="T6">LearningRate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layout" draw:type="line" svg:x1="59.35cm" svg:y1="32.2cm" svg:x2="59.373cm" svg:y2="30.127cm" draw:start-shape="id109" draw:start-glue-point="0" draw:end-shape="id108" draw:end-glue-point="7" svg:d="M59350 32200l23-2073" svg:viewBox="0 0 24 2074">
          <text:p/>
        </draw:connector>
        <draw:connector draw:style-name="gr21" draw:text-style-name="P10" draw:layer="layout" draw:type="curve" svg:x1="46.15cm" svg:y1="28.5cm" svg:x2="59.3cm" svg:y2="29.95cm" draw:start-shape="id106" draw:start-glue-point="8" draw:end-shape="id108" draw:end-glue-point="6" svg:d="M46150 28500c0 967 4383 1450 13150 1450" svg:viewBox="0 0 13151 1451">
          <text:p/>
        </draw:connector>
        <draw:g xml:id="id110" draw:id="id110">
          <draw:g>
            <draw:custom-shape draw:style-name="gr16" draw:text-style-name="P10" draw:layer="ConfigLayout" svg:width="0.8cm" svg:height="0.3cm" svg:x="43.4cm" svg:y="84.1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4.2cm" svg:y="84.1cm">
              <text:p text:style-name="P9"><text:span text:style-name="T4">AtomXOffsetSmooth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43.4cm" svg:y="84.4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4.2cm" svg:y="84.4cm">
              <text:p text:style-name="P9"><text:span text:style-name="T4">Smooth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43.4cm" svg:y="84.7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45.6cm" svg:y="85.0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3.4cm" svg:y="85.002cm">
                <text:p text:style-name="P9"><text:span text:style-name="T4">Smoothness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44.5cm" svg:y="85.002cm">
                <text:p text:style-name="P9"><text:span text:style-name="T4">0.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45.05cm" svg:y1="84.1cm" svg:x2="44.953cm" svg:y2="81.503cm" draw:start-shape="id110" draw:start-glue-point="0" draw:end-shape="id111" draw:end-glue-point="8" svg:d="M45050 84100l-97-2597" svg:viewBox="0 0 98 2598">
          <text:p/>
        </draw:connector>
        <draw:g xml:id="id112" draw:id="id112">
          <draw:g>
            <draw:custom-shape draw:style-name="gr16" draw:text-style-name="P10" draw:layer="ConfigLayout" svg:width="0.8cm" svg:height="0.3cm" svg:x="45.2cm" svg:y="82.4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6cm" svg:y="82.398cm">
              <text:p text:style-name="P9"><text:span text:style-name="T4">AtomXOffsetSmoothAbs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45.2cm" svg:y="82.7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6cm" svg:y="82.698cm">
              <text:p text:style-name="P9"><text:span text:style-name="T4">Absolute</text:span></text:p>
              <draw:enhanced-geometry svg:viewBox="0 0 21600 21600" draw:type="rectangle" draw:enhanced-path="M 0 0 L 21600 0 21600 21600 0 21600 0 0 Z N"/>
            </draw:custom-shape>
          </draw:g>
        </draw:g>
        <draw:connector draw:style-name="gr12" draw:text-style-name="P7" draw:layer="ConfigLayout" draw:type="line" svg:x1="46.85cm" svg:y1="82.398cm" svg:x2="46.654cm" svg:y2="81.504cm" draw:start-shape="id112" draw:start-glue-point="0" draw:end-shape="id113" draw:end-glue-point="8" svg:d="M46850 82398l-196-894" svg:viewBox="0 0 197 895">
          <text:p/>
        </draw:connector>
        <draw:custom-shape draw:style-name="gr5" draw:text-style-name="P6" xml:id="id115" draw:id="id115" draw:layer="layout" svg:width="0.5cm" svg:height="0.5cm" svg:x="11.7cm" svg:y="1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7" draw:layer="layout" draw:type="line" svg:x1="13.45cm" svg:y1="113.598cm" svg:x2="12.127cm" svg:y2="112.427cm" draw:start-shape="id114" draw:start-glue-point="0" draw:end-shape="id115" draw:end-glue-point="9" svg:d="M13450 113598l-1323-1171" svg:viewBox="0 0 1324 1172">
          <text:p/>
        </draw:connector>
        <draw:g xml:id="id114" draw:id="id114">
          <draw:g>
            <draw:custom-shape draw:style-name="gr16" draw:text-style-name="P10" draw:layer="layout" svg:width="0.8cm" svg:height="0.3cm" svg:x="11.8cm" svg:y="113.6cm">
              <text:p text:style-name="P9"><text:span text:style-name="T4">Nam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layout" svg:width="2.5cm" svg:height="0.3cm" svg:x="12.6cm" svg:y="113.598cm">
              <text:p text:style-name="P9"><text:span text:style-name="T4">Zero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11.8cm" svg:y="113.9cm">
              <text:p text:style-name="P9"><text:span text:style-name="T4">Type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custom-shape draw:style-name="gr17" draw:text-style-name="P10" draw:layer="layout" svg:width="2.5cm" svg:height="0.3cm" svg:x="12.6cm" svg:y="113.898cm">
              <text:p text:style-name="P9"><text:span text:style-name="T4">Constant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11.8cm" svg:y="114.2cm">
              <text:p text:style-name="P9"><text:span text:style-name="T4">Parameters</text:span></text:p>
              <draw:enhanced-geometry svg:viewBox="0 0 21600 21600" draw:mirror-vertical="false" draw:mirror-horizontal="false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14cm" svg:y="114.5cm">
                <text:p text:style-name="P9"><text:span text:style-name="T4">Double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11.8cm" svg:y="114.5cm">
                <text:p text:style-name="P9"><text:span text:style-name="T4">Constant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12.9cm" svg:y="114.5cm">
                <text:p text:style-name="P9"><text:span text:style-name="T4">0</text:span></text:p>
                <draw:enhanced-geometry svg:viewBox="0 0 21600 21600" draw:mirror-vertical="false" draw:mirror-horizontal="false" draw:type="rectangle" draw:enhanced-path="M 0 0 L 21600 0 21600 21600 0 21600 0 0 Z N"/>
              </draw:custom-shape>
            </draw:g>
          </draw:g>
        </draw:g>
        <draw:connector draw:style-name="gr12" draw:text-style-name="P7" draw:layer="layout" draw:type="line" svg:x1="11.773cm" svg:y1="112.073cm" svg:x2="10.201cm" svg:y2="110.399cm" draw:start-shape="id115" draw:start-glue-point="5" draw:end-shape="id116" draw:end-glue-point="3" svg:d="M11773 112073l-1572-1674" svg:viewBox="0 0 1573 1675">
          <text:p/>
        </draw:connector>
        <draw:custom-shape draw:style-name="gr5" draw:text-style-name="P6" xml:id="id117" draw:id="id117" draw:layer="layout" svg:width="0.5cm" svg:height="0.5cm" svg:x="61.401cm" svg:y="29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2" draw:text-style-name="P10" draw:layer="layout" draw:type="line" svg:x1="59.8cm" svg:y1="29.95cm" svg:x2="61.401cm" svg:y2="29.951cm" draw:start-shape="id108" draw:start-glue-point="10" draw:end-shape="id117" draw:end-glue-point="6" svg:d="M59800 29950l1601 1" svg:viewBox="0 0 1602 2">
          <text:p text:style-name="P9"><text:span text:style-name="T4">Transfer</text:span></text:p>
        </draw:connector>
        <draw:g xml:id="id118" draw:id="id118">
          <draw:g>
            <draw:custom-shape draw:style-name="gr16" draw:text-style-name="P10" draw:layer="layout" svg:width="0.8cm" svg:height="0.3cm" svg:x="60cm" svg:y="34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60.8cm" svg:y="33.998cm">
              <text:p text:style-name="P9"><text:span text:style-name="T4">Correc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60cm" svg:y="34.3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60.8cm" svg:y="34.298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60cm" svg:y="34.6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62.2cm" svg:y="34.9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60cm" svg:y="34.9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layout" svg:width="1.1cm" svg:height="0.3cm" svg:x="61.1cm" svg:y="34.9cm">
                <text:p text:style-name="P9"><text:span text:style-name="T4">Correction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39" draw:text-style-name="P7" draw:layer="layout" draw:type="line" svg:x1="61.65cm" svg:y1="33.998cm" svg:x2="61.651cm" svg:y2="30.201cm" draw:start-shape="id118" draw:start-glue-point="0" draw:end-shape="id117" draw:end-glue-point="8" svg:d="M61650 33998l1-3797" svg:viewBox="0 0 2 3798">
          <text:p/>
        </draw:connector>
        <draw:connector draw:style-name="gr21" draw:text-style-name="P10" draw:layer="layout" draw:type="curve" svg:x1="46.15cm" svg:y1="28.5cm" svg:x2="61.401cm" svg:y2="29.951cm" draw:start-shape="id106" draw:start-glue-point="8" draw:end-shape="id117" draw:end-glue-point="6" svg:d="M46150 28500c0 968 5083 1451 15251 1451" svg:viewBox="0 0 15252 1452">
          <text:p/>
        </draw:connector>
        <draw:g xml:id="id107" draw:id="id107">
          <draw:g>
            <draw:custom-shape draw:style-name="gr16" draw:text-style-name="P10" draw:layer="layout" svg:width="0.8cm" svg:height="0.3cm" svg:x="40.6cm" svg:y="26.4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1.4cm" svg:y="26.398cm">
              <text:p text:style-name="P9"><text:span text:style-name="T4">MoveReorg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40.6cm" svg:y="26.7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1.4cm" svg:y="26.698cm">
              <text:p text:style-name="P9"><text:span text:style-name="T4">ParameterReorganisation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40.6cm" svg:y="27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42.8cm" svg:y="27.6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3" draw:text-style-name="P10" draw:layer="layout" svg:width="1.6cm" svg:height="0.3cm" svg:x="40.6cm" svg:y="27.6cm">
                <text:p text:style-name="P9"><text:span text:style-name="T4">LearningRate</text:span></text:p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layout" svg:width="0.6cm" svg:height="0.3cm" svg:x="42.2cm" svg:y="27.6cm">
                <text:p text:style-name="P9"><text:span text:style-name="T4">0.2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42.8cm" svg:y="27.3cm">
                <text:p text:style-name="P9"><text:span text:style-name="T4">Boolean</text:span></text:p>
                <draw:enhanced-geometry svg:viewBox="0 0 21600 21600" draw:type="rectangle" draw:enhanced-path="M 0 0 L 21600 0 21600 21600 0 21600 0 0 Z N"/>
              </draw:custom-shape>
              <draw:custom-shape draw:style-name="gr55" draw:text-style-name="P10" draw:layer="layout" svg:width="1.2cm" svg:height="0.3cm" svg:x="40.6cm" svg:y="27.3cm">
                <text:p text:style-name="P9"><text:span text:style-name="T4">Continuous</text:span></text:p>
                <draw:enhanced-geometry svg:viewBox="0 0 21600 21600" draw:type="rectangle" draw:enhanced-path="M 0 0 L 21600 0 21600 21600 0 21600 0 0 Z N"/>
              </draw:custom-shape>
              <draw:custom-shape draw:style-name="gr56" draw:text-style-name="P10" draw:layer="layout" svg:width="1cm" svg:height="0.3cm" svg:x="41.8cm" svg:y="27.3cm">
                <text:p text:style-name="P9"><text:span text:style-name="T4">fals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42.8cm" svg:y="27.9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3" draw:text-style-name="P10" draw:layer="layout" svg:width="1.6cm" svg:height="0.3cm" svg:x="40.6cm" svg:y="27.9cm">
                <text:p text:style-name="P9"><text:span text:style-name="T4">AdaptiveFactor</text:span></text:p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layout" svg:width="0.6cm" svg:height="0.3cm" svg:x="42.2cm" svg:y="27.9cm">
                <text:p text:style-name="P9"><text:span text:style-name="T4">0.05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42.8cm" svg:y="28.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3" draw:text-style-name="P10" draw:layer="layout" svg:width="1.6cm" svg:height="0.3cm" svg:x="40.6cm" svg:y="28.2cm">
                <text:p text:style-name="P9"><text:span text:style-name="T7">ParameterSmoothFactor</text:span></text:p>
                <draw:enhanced-geometry svg:viewBox="0 0 21600 21600" draw:type="rectangle" draw:enhanced-path="M 0 0 L 21600 0 21600 21600 0 21600 0 0 Z N"/>
              </draw:custom-shape>
              <draw:custom-shape draw:style-name="gr54" draw:text-style-name="P10" draw:layer="layout" svg:width="0.6cm" svg:height="0.3cm" svg:x="42.2cm" svg:y="28.2cm">
                <text:p text:style-name="P9"><text:span text:style-name="T4">0.99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43.1cm" svg:y="28.5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57" draw:text-style-name="P12" draw:layer="layout" svg:width="1.3cm" svg:height="0.3cm" svg:x="40.6cm" svg:y="28.5cm">
                <text:p text:style-name="P9"><text:span text:style-name="T6">LearningType</text:span></text:p>
                <draw:enhanced-geometry svg:viewBox="0 0 21600 21600" draw:type="rectangle" draw:enhanced-path="M 0 0 L 21600 0 21600 21600 0 21600 0 0 Z N"/>
              </draw:custom-shape>
              <draw:custom-shape draw:style-name="gr55" draw:text-style-name="P10" draw:layer="layout" svg:width="1.2cm" svg:height="0.3cm" svg:x="41.9cm" svg:y="28.5cm">
                <text:p text:style-name="P9"><text:span text:style-name="T4">HillClimb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43.1cm" svg:y="28.8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57" draw:text-style-name="P13" draw:layer="layout" svg:width="1.3cm" svg:height="0.3cm" svg:x="40.6cm" svg:y="28.8cm">
                <text:p text:style-name="P9"><text:span text:style-name="T7">LearningRateType</text:span></text:p>
                <draw:enhanced-geometry svg:viewBox="0 0 21600 21600" draw:type="rectangle" draw:enhanced-path="M 0 0 L 21600 0 21600 21600 0 21600 0 0 Z N"/>
              </draw:custom-shape>
              <draw:custom-shape draw:style-name="gr55" draw:text-style-name="P10" draw:layer="layout" svg:width="1.2cm" svg:height="0.3cm" svg:x="41.9cm" svg:y="28.8cm">
                <text:p text:style-name="P9"><text:span text:style-name="T4">Additive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43.1cm" svg:y="29.1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57" draw:text-style-name="P13" draw:layer="layout" svg:width="1.3cm" svg:height="0.3cm" svg:x="40.6cm" svg:y="29.1cm">
                <text:p text:style-name="P9"><text:span text:style-name="T7">RateParameters</text:span></text:p>
                <draw:enhanced-geometry svg:viewBox="0 0 21600 21600" draw:type="rectangle" draw:enhanced-path="M 0 0 L 21600 0 21600 21600 0 21600 0 0 Z N"/>
              </draw:custom-shape>
              <draw:custom-shape draw:style-name="gr55" draw:text-style-name="P10" draw:layer="layout" svg:width="1.2cm" svg:height="0.3cm" svg:x="41.9cm" svg:y="29.1cm">
                <text:p text:style-name="P9"><text:span text:style-name="T4">0.025^0.5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43.1cm" svg:y="29.4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7" draw:text-style-name="P13" draw:layer="layout" svg:width="1.3cm" svg:height="0.3cm" svg:x="40.6cm" svg:y="29.4cm">
                <text:p text:style-name="P9"><text:span text:style-name="T7">ParameterMax</text:span></text:p>
                <draw:enhanced-geometry svg:viewBox="0 0 21600 21600" draw:type="rectangle" draw:enhanced-path="M 0 0 L 21600 0 21600 21600 0 21600 0 0 Z N"/>
              </draw:custom-shape>
              <draw:custom-shape draw:style-name="gr55" draw:text-style-name="P10" draw:layer="layout" svg:width="1.2cm" svg:height="0.3cm" svg:x="41.9cm" svg:y="29.4cm">
                <text:p text:style-name="P9"><text:span text:style-name="T4">10</text:span></text:p>
                <draw:enhanced-geometry svg:viewBox="0 0 21600 21600" draw:type="rectangle" draw:enhanced-path="M 0 0 L 21600 0 21600 21600 0 21600 0 0 Z N"/>
              </draw:custom-shape>
            </draw:g>
            <draw:g>
              <draw:custom-shape draw:style-name="gr16" draw:text-style-name="P10" draw:layer="layout" svg:width="0.8cm" svg:height="0.3cm" svg:x="43.1cm" svg:y="29.7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57" draw:text-style-name="P13" draw:layer="layout" svg:width="1.3cm" svg:height="0.3cm" svg:x="40.6cm" svg:y="29.7cm">
                <text:p text:style-name="P9"><text:span text:style-name="T7">LearningRateMax</text:span></text:p>
                <draw:enhanced-geometry svg:viewBox="0 0 21600 21600" draw:type="rectangle" draw:enhanced-path="M 0 0 L 21600 0 21600 21600 0 21600 0 0 Z N"/>
              </draw:custom-shape>
              <draw:custom-shape draw:style-name="gr55" draw:text-style-name="P10" draw:layer="layout" svg:width="1.2cm" svg:height="0.3cm" svg:x="41.9cm" svg:y="29.7cm">
                <text:p text:style-name="P9"><text:span text:style-name="T4">0.5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g xml:id="id119" draw:id="id119">
          <draw:g>
            <draw:custom-shape draw:style-name="gr7" draw:text-style-name="P10" draw:layer="layout" svg:width="0.8cm" svg:height="0.3cm" svg:x="51.5cm" svg:y="105.7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layout" svg:width="2.5cm" svg:height="0.3cm" svg:x="52.3cm" svg:y="105.698cm">
              <text:p text:style-name="P9"><text:span text:style-name="T4">Update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7" draw:text-style-name="P10" draw:layer="layout" svg:width="0.8cm" svg:height="0.3cm" svg:x="51.5cm" svg:y="106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8" draw:text-style-name="P10" draw:layer="layout" svg:width="2.5cm" svg:height="0.3cm" svg:x="52.3cm" svg:y="105.998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9" draw:text-style-name="P10" draw:layer="layout" svg:width="3.3cm" svg:height="0.3cm" svg:x="51.5cm" svg:y="106.3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4" draw:text-style-name="P10" draw:layer="layout" svg:width="1.1cm" svg:height="0.3cm" svg:x="53.7cm" svg:y="106.6cm">
                <text:p/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layout" svg:width="1.1cm" svg:height="0.3cm" svg:x="51.5cm" svg:y="106.6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0" draw:text-style-name="P10" draw:layer="layout" svg:width="1.1cm" svg:height="0.3cm" svg:x="52.6cm" svg:y="106.6cm">
                <text:p text:style-name="P9"><text:span text:style-name="T4">QMReset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layout" draw:type="line" svg:x1="51.5cm" svg:y1="106.299cm" svg:x2="49.298cm" svg:y2="107.198cm" draw:start-shape="id119" draw:start-glue-point="3" draw:end-shape="id2" draw:end-glue-point="4" svg:d="M51500 106299l-2202 899" svg:viewBox="0 0 2203 900">
          <text:p/>
        </draw:connector>
        <draw:connector draw:style-name="gr21" draw:text-style-name="P10" draw:layer="layout" draw:type="curve" svg:x1="39.201cm" svg:y1="107.199cm" svg:x2="49.298cm" svg:y2="107.198cm" draw:start-shape="id2" draw:start-glue-point="6" draw:end-shape="id2" draw:end-glue-point="4" svg:d="M39201 107199c0 1054 10097 1055 10097-1" svg:viewBox="0 0 10098 793">
          <text:p/>
        </draw:connector>
        <draw:g xml:id="id121" draw:id="id121">
          <draw:g>
            <draw:custom-shape draw:style-name="gr16" draw:text-style-name="P10" draw:layer="layout" svg:width="0.8cm" svg:height="0.3cm" svg:x="62.3cm" svg:y="32.6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63.1cm" svg:y="32.6cm">
              <text:p text:style-name="P9"><text:span text:style-name="T4">ParameterMA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62.3cm" svg:y="32.9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63.1cm" svg:y="32.9cm">
              <text:p text:style-name="P9"><text:span text:style-name="T4">Paramete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62.3cm" svg:y="33.2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64.5cm" svg:y="33.502cm">
                <text:p text:style-name="P9"><text:span text:style-name="T4">String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layout" svg:width="1.1cm" svg:height="0.3cm" svg:x="62.3cm" svg:y="33.502cm">
                <text:p text:style-name="P9"><text:span text:style-name="T4">Parameter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2" draw:layer="layout" svg:width="1.1cm" svg:height="0.3cm" svg:x="63.4cm" svg:y="33.502cm">
                <text:p text:style-name="P9"><text:span text:style-name="T6">ParameterMA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ustom-shape draw:style-name="gr5" draw:text-style-name="P6" xml:id="id120" draw:id="id120" draw:layer="layout" svg:width="0.5cm" svg:height="0.5cm" svg:x="63.702cm" svg:y="29.7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1" draw:text-style-name="P10" draw:layer="layout" draw:type="curve" svg:x1="46.15cm" svg:y1="28.5cm" svg:x2="63.702cm" svg:y2="29.952cm" draw:start-shape="id106" draw:start-glue-point="8" draw:end-shape="id120" draw:end-glue-point="6" svg:d="M46150 28500c0 968 5850 1452 17552 1452" svg:viewBox="0 0 17553 1453">
          <text:p/>
        </draw:connector>
        <draw:connector draw:style-name="gr52" draw:text-style-name="P10" draw:layer="layout" draw:type="line" svg:x1="61.901cm" svg:y1="29.951cm" svg:x2="63.702cm" svg:y2="29.952cm" draw:start-shape="id117" draw:start-glue-point="10" draw:end-shape="id120" draw:end-glue-point="6" svg:d="M61901 29951l1801 1" svg:viewBox="0 0 1802 2">
          <text:p text:style-name="P9"><text:span text:style-name="T4">Transfer</text:span></text:p>
        </draw:connector>
        <draw:connector draw:style-name="gr39" draw:text-style-name="P7" draw:layer="layout" draw:type="line" svg:x1="63.95cm" svg:y1="32.6cm" svg:x2="63.952cm" svg:y2="30.202cm" draw:start-shape="id121" draw:start-glue-point="0" draw:end-shape="id120" draw:end-glue-point="8" svg:d="M63950 32600l2-2398" svg:viewBox="0 0 3 2399">
          <text:p/>
        </draw:connector>
        <draw:custom-shape draw:style-name="gr5" draw:text-style-name="P6" xml:id="id124" draw:id="id124" draw:layer="layout" svg:width="0.5cm" svg:height="0.5cm" svg:x="50.5cm" svg:y="8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xml:id="id123" draw:id="id123">
          <draw:g>
            <draw:custom-shape draw:style-name="gr16" draw:text-style-name="P10" draw:layer="layout" svg:width="0.8cm" svg:height="0.3cm" svg:x="48.9cm" svg:y="82.5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9.7cm" svg:y="82.498cm">
              <text:p text:style-name="P9"><text:span text:style-name="T4">OffsetError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48.9cm" svg:y="82.8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layout" svg:width="2.5cm" svg:height="0.3cm" svg:x="49.7cm" svg:y="82.798cm">
              <text:p text:style-name="P9"><text:span text:style-name="T4">Marked</text:span></text:p>
              <draw:enhanced-geometry svg:viewBox="0 0 21600 21600" draw:type="rectangle" draw:enhanced-path="M 0 0 L 21600 0 21600 21600 0 21600 0 0 Z N"/>
            </draw:custom-shape>
          </draw:g>
        </draw:g>
        <draw:connector draw:style-name="gr12" draw:text-style-name="P7" draw:layer="layout" draw:type="line" svg:x1="46.904cm" svg:y1="81.254cm" svg:x2="48.601cm" svg:y2="81.151cm" draw:start-shape="id113" draw:start-glue-point="10" draw:end-shape="id122" draw:end-glue-point="6" svg:d="M46904 81254l1697-103" svg:viewBox="0 0 1698 104">
          <text:p/>
        </draw:connector>
        <draw:connector draw:style-name="gr12" draw:text-style-name="P7" draw:layer="layout" draw:type="line" svg:x1="50.55cm" svg:y1="82.498cm" svg:x2="50.573cm" svg:y2="81.327cm" draw:start-shape="id123" draw:start-glue-point="0" draw:end-shape="id124" draw:end-glue-point="7" svg:d="M50550 82498l23-1171" svg:viewBox="0 0 24 1172">
          <text:p/>
        </draw:connector>
        <draw:connector draw:style-name="gr15" draw:text-style-name="P10" draw:layer="layout" draw:type="curve" svg:x1="49.298cm" svg:y1="107.198cm" svg:x2="50.75cm" svg:y2="81.4cm" draw:start-shape="id2" draw:start-glue-point="4" draw:end-shape="id124" draw:end-glue-point="8" svg:d="M49298 107198c968 0 1452-8599 1452-25798" svg:viewBox="0 0 1453 25799">
          <text:p text:style-name="P9"><text:span text:style-name="T4">Mark</text:span></text:p>
        </draw:connector>
        <draw:custom-shape draw:style-name="gr5" draw:text-style-name="P6" xml:id="id125" draw:id="id125" draw:layer="layout" svg:width="0.5cm" svg:height="0.5cm" svg:x="29.7cm" svg:y="8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0" draw:layer="layout" draw:type="line" svg:x1="30.65cm" svg:y1="88.4cm" svg:x2="29.95cm" svg:y2="87cm" draw:start-shape="id26" draw:start-glue-point="4" draw:end-shape="id125" draw:end-glue-point="8" svg:d="M30650 88400l-700-1400" svg:viewBox="0 0 701 1401">
          <text:p text:style-name="P9"><text:span text:style-name="T4">0</text:span></text:p>
        </draw:connector>
        <draw:g xml:id="id126" draw:id="id126">
          <draw:g>
            <draw:custom-shape draw:style-name="gr16" draw:text-style-name="P10" draw:layer="ConfigLayout" svg:width="0.8cm" svg:height="0.3cm" svg:x="23.5cm" svg:y="86.9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24.3cm" svg:y="86.9cm">
              <text:p text:style-name="P9"><text:span text:style-name="T4">TargetOffse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23.5cm" svg:y="87.2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24.3cm" svg:y="87.2cm">
              <text:p text:style-name="P9"><text:span text:style-name="T4">Subtract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8" draw:text-style-name="P10" draw:layer="ConfigLayout" svg:width="3.3cm" svg:height="0.3cm" svg:x="23.5cm" svg:y="87.502cm">
              <text:p text:style-name="P9"><text:span text:style-name="T4">Parameters</text:span></text:p>
              <draw:enhanced-geometry svg:viewBox="0 0 21600 21600" draw:type="rectangle" draw:enhanced-path="M 0 0 L 21600 0 21600 21600 0 21600 0 0 Z N"/>
            </draw:custom-shape>
            <draw:g>
              <draw:custom-shape draw:style-name="gr19" draw:text-style-name="P10" draw:layer="ConfigLayout" svg:width="1.1cm" svg:height="0.3cm" svg:x="25.7cm" svg:y="87.802cm">
                <text:p text:style-name="P9"><text:span text:style-name="T4">Double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23.5cm" svg:y="87.802cm">
                <text:p text:style-name="P9"><text:span text:style-name="T4">Sign</text:span></text:p>
                <draw:enhanced-geometry svg:viewBox="0 0 21600 21600" draw:type="rectangle" draw:enhanced-path="M 0 0 L 21600 0 21600 21600 0 21600 0 0 Z N"/>
              </draw:custom-shape>
              <draw:custom-shape draw:style-name="gr19" draw:text-style-name="P10" draw:layer="ConfigLayout" svg:width="1.1cm" svg:height="0.3cm" svg:x="24.6cm" svg:y="87.802cm">
                <text:p text:style-name="P9"><text:span text:style-name="T4">1</text:span></text:p>
                <draw:enhanced-geometry svg:viewBox="0 0 21600 21600" draw:type="rectangle" draw:enhanced-path="M 0 0 L 21600 0 21600 21600 0 21600 0 0 Z N"/>
              </draw:custom-shape>
            </draw:g>
          </draw:g>
        </draw:g>
        <draw:connector draw:style-name="gr12" draw:text-style-name="P7" draw:layer="ConfigLayout" draw:type="line" svg:x1="26.8cm" svg:y1="87.501cm" svg:x2="29.7cm" svg:y2="86.75cm" draw:start-shape="id126" draw:start-glue-point="1" draw:end-shape="id125" draw:end-glue-point="6" svg:d="M26800 87501l2900-751" svg:viewBox="0 0 2901 752">
          <text:p/>
        </draw:connector>
        <draw:connector draw:style-name="gr15" draw:text-style-name="P10" draw:layer="ConfigLayout" draw:type="curve" svg:x1="21.65cm" svg:y1="70.8cm" svg:x2="29.7cm" svg:y2="86.75cm" draw:start-shape="id37" draw:start-glue-point="8" draw:end-shape="id125" draw:end-glue-point="6" svg:d="M21650 70800c0 10634 2683 15950 8050 15950" svg:viewBox="0 0 8051 15951">
          <text:p text:style-name="P9"><text:span text:style-name="T4">1</text:span></text:p>
        </draw:connector>
        <draw:connector draw:style-name="gr12" draw:text-style-name="P10" draw:layer="ConfigLayout" draw:type="line" svg:x1="29.1cm" svg:y1="84.65cm" svg:x2="48.674cm" svg:y2="81.328cm" draw:start-shape="id25" draw:start-glue-point="10" draw:end-shape="id122" draw:end-glue-point="7" svg:d="M29100 84650l19574-3322" svg:viewBox="0 0 19575 3323">
          <text:p/>
        </draw:connector>
        <draw:g xml:id="id127" draw:id="id127">
          <draw:g>
            <draw:custom-shape draw:style-name="gr16" draw:text-style-name="P10" draw:layer="ConfigLayout" svg:width="0.8cm" svg:height="0.3cm" svg:x="47.1cm" svg:y="83.802cm">
              <text:p text:style-name="P9"><text:span text:style-name="T4">Nam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7.9cm" svg:y="83.8cm">
              <text:p text:style-name="P9"><text:span text:style-name="T4">OffsetSum</text:span></text:p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6" draw:text-style-name="P10" draw:layer="ConfigLayout" svg:width="0.8cm" svg:height="0.3cm" svg:x="47.1cm" svg:y="84.102cm">
              <text:p text:style-name="P9"><text:span text:style-name="T4">Type</text:span></text:p>
              <draw:enhanced-geometry svg:viewBox="0 0 21600 21600" draw:type="rectangle" draw:enhanced-path="M 0 0 L 21600 0 21600 21600 0 21600 0 0 Z N"/>
            </draw:custom-shape>
            <draw:custom-shape draw:style-name="gr17" draw:text-style-name="P10" draw:layer="ConfigLayout" svg:width="2.5cm" svg:height="0.3cm" svg:x="47.9cm" svg:y="84.1cm">
              <text:p text:style-name="P9"><text:span text:style-name="T4">Addition</text:span></text:p>
              <draw:enhanced-geometry svg:viewBox="0 0 21600 21600" draw:type="rectangle" draw:enhanced-path="M 0 0 L 21600 0 21600 21600 0 21600 0 0 Z N"/>
            </draw:custom-shape>
          </draw:g>
        </draw:g>
        <draw:connector draw:style-name="gr12" draw:text-style-name="P7" draw:layer="ConfigLayout" draw:type="line" svg:x1="48.75cm" svg:y1="83.8cm" svg:x2="48.851cm" svg:y2="81.401cm" draw:start-shape="id127" draw:start-glue-point="0" draw:end-shape="id122" draw:end-glue-point="8" svg:d="M48750 83800l101-2399" svg:viewBox="0 0 102 2400">
          <text:p/>
        </draw:connector>
        <draw:g xml:id="id128" draw:id="id128">
          <draw:g>
            <draw:custom-shape draw:style-name="gr16" draw:text-style-name="P10" draw:layer="layout" svg:width="0.8cm" svg:height="0.3cm" svg:x="21.5cm" svg:y="83.702cm">
              <text:p text:style-name="P9"><text:span text:style-name="T4">Nam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10" draw:layer="layout" svg:width="2.5cm" svg:height="0.3cm" svg:x="22.3cm" svg:y="83.7cm">
              <text:p text:style-name="P9"><text:span text:style-name="T4">OffsetSin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6" draw:text-style-name="P10" draw:layer="layout" svg:width="0.8cm" svg:height="0.3cm" svg:x="21.5cm" svg:y="84.002cm">
              <text:p text:style-name="P9"><text:span text:style-name="T4">Type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custom-shape draw:style-name="gr17" draw:text-style-name="P10" draw:layer="layout" svg:width="2.5cm" svg:height="0.3cm" svg:x="22.3cm" svg:y="84cm">
              <text:p text:style-name="P9"><text:span text:style-name="T4">SineTransfer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g>
            <draw:custom-shape draw:style-name="gr18" draw:text-style-name="P10" draw:layer="layout" svg:width="3.3cm" svg:height="0.3cm" svg:x="21.5cm" svg:y="84.302cm">
              <text:p text:style-name="P9"><text:span text:style-name="T4">Parameters</text:span></text:p>
              <draw:enhanced-geometry svg:viewBox="0 0 21600 21600" draw:mirror-horizontal="false" draw:mirror-vertical="false" draw:type="rectangle" draw:enhanced-path="M 0 0 L 21600 0 21600 21600 0 21600 0 0 Z N"/>
            </draw:custom-shape>
            <draw:g>
              <draw:custom-shape draw:style-name="gr19" draw:text-style-name="P10" draw:layer="layout" svg:width="1.1cm" svg:height="0.3cm" svg:x="23.7cm" svg:y="84.902cm">
                <text:p text:style-name="P9"><text:span text:style-name="T4">Doubl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21.5cm" svg:y="84.902cm">
                <text:p text:style-name="P9"><text:span text:style-name="T4">Amplitud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22.6cm" svg:y="84.902cm">
                <text:p text:style-name="P9"><text:span text:style-name="T4">1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23.7cm" svg:y="84.602cm">
                <text:p text:style-name="P9"><text:span text:style-name="T4">Doubl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21.5cm" svg:y="84.602cm">
                <text:p text:style-name="P9"><text:span text:style-name="T4">Frequency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22.6cm" svg:y="84.602cm">
                <text:p text:style-name="P9"><text:span text:style-name="T4">75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23.7cm" svg:y="85.202cm">
                <text:p text:style-name="P9"><text:span text:style-name="T4">Doubl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21.5cm" svg:y="85.202cm">
                <text:p text:style-name="P9"><text:span text:style-name="T4">Phas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22.6cm" svg:y="85.202cm">
                <text:p text:style-name="P9"><text:span text:style-name="T4">3.6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23.7cm" svg:y="85.502cm">
                <text:p text:style-name="P9"><text:span text:style-name="T4">Doubl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21.5cm" svg:y="85.502cm">
                <text:p text:style-name="P9"><text:span text:style-name="T4">XShift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22.6cm" svg:y="85.502cm">
                <text:p text:style-name="P9"><text:span text:style-name="T4">0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  <draw:g>
              <draw:custom-shape draw:style-name="gr19" draw:text-style-name="P10" draw:layer="layout" svg:width="1.1cm" svg:height="0.3cm" svg:x="23.7cm" svg:y="85.802cm">
                <text:p text:style-name="P9"><text:span text:style-name="T4">Double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21.5cm" svg:y="85.802cm">
                <text:p text:style-name="P9"><text:span text:style-name="T4">YShift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  <draw:custom-shape draw:style-name="gr19" draw:text-style-name="P10" draw:layer="layout" svg:width="1.1cm" svg:height="0.3cm" svg:x="22.6cm" svg:y="85.802cm">
                <text:p text:style-name="P9"><text:span text:style-name="T4">1</text:span></text:p>
                <draw:enhanced-geometry svg:viewBox="0 0 21600 21600" draw:mirror-horizontal="false" draw:mirror-vertical="false" draw:type="rectangle" draw:enhanced-path="M 0 0 L 21600 0 21600 21600 0 21600 0 0 Z N"/>
              </draw:custom-shape>
            </draw:g>
          </draw:g>
        </draw:g>
        <draw:custom-shape draw:style-name="gr5" draw:text-style-name="P6" xml:id="id25" draw:id="id25" draw:layer="layout" svg:width="0.5cm" svg:height="0.5cm" svg:x="28.6cm" svg:y="84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0" draw:layer="layout" draw:type="line" svg:x1="29.95cm" svg:y1="86.5cm" svg:x2="29.027cm" svg:y2="84.827cm" draw:start-shape="id125" draw:start-glue-point="4" draw:end-shape="id25" draw:end-glue-point="9" svg:d="M29950 86500l-923-1673" svg:viewBox="0 0 924 1674">
          <text:p text:style-name="P9"><text:span text:style-name="T4"/></text:p>
        </draw:connector>
        <draw:connector draw:style-name="gr12" draw:text-style-name="P7" draw:layer="layout" draw:type="line" svg:x1="24.8cm" svg:y1="84.901cm" svg:x2="28.673cm" svg:y2="84.827cm" draw:start-shape="id128" draw:start-glue-point="1" draw:end-shape="id25" draw:end-glue-point="7" svg:d="M24800 84901l3873-74" svg:viewBox="0 0 3874 75">
          <text:p/>
        </draw:connector>
        <draw:custom-shape draw:style-name="gr5" draw:text-style-name="P6" xml:id="id111" draw:id="id111" draw:layer="layout" svg:width="0.5cm" svg:height="0.5cm" svg:x="44.703cm" svg:y="81.00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113" draw:id="id113" draw:layer="layout" svg:width="0.5cm" svg:height="0.5cm" svg:x="46.404cm" svg:y="81.0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122" draw:id="id122" draw:layer="layout" svg:width="0.5cm" svg:height="0.5cm" svg:x="48.601cm" svg:y="80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7" draw:layer="layout" draw:type="line" svg:x1="43.428cm" svg:y1="80.628cm" svg:x2="44.703cm" svg:y2="81.253cm" draw:start-shape="id29" draw:start-glue-point="9" draw:end-shape="id111" draw:end-glue-point="6" svg:d="M43428 80628l1275 625" svg:viewBox="0 0 1276 626">
          <text:p/>
        </draw:connector>
        <draw:connector draw:style-name="gr12" draw:text-style-name="P7" draw:layer="layout" draw:type="line" svg:x1="45.203cm" svg:y1="81.253cm" svg:x2="46.404cm" svg:y2="81.254cm" draw:start-shape="id111" draw:start-glue-point="10" draw:end-shape="id113" draw:end-glue-point="6" svg:d="M45203 81253l1201 1" svg:viewBox="0 0 1202 2">
          <text:p/>
        </draw:connector>
        <draw:connector draw:style-name="gr12" draw:text-style-name="P7" draw:layer="layout" draw:type="line" svg:x1="49.101cm" svg:y1="81.151cm" svg:x2="50.5cm" svg:y2="81.15cm" draw:start-shape="id122" draw:end-shape="id124" draw:end-glue-point="6" svg:d="M49101 81151l1399-1" svg:viewBox="0 0 1400 2">
          <text:p/>
        </draw:connector>
        <draw:connector draw:style-name="gr15" draw:text-style-name="P10" draw:layer="layout" draw:type="curve" svg:x1="50.75cm" svg:y1="80.9cm" svg:x2="46.15cm" svg:y2="28.5cm" draw:start-shape="id124" draw:start-glue-point="4" draw:end-shape="id106" draw:end-glue-point="8" svg:d="M50750 80900c0-39298-4600-13099-4600-52400" svg:viewBox="0 0 4601 52401">
          <text:p text:style-name="P9"><text:span text:style-name="T4">Error</text:span></text:p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0cm" fo:page-height="12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ConfigLayout">
        <svg:title>ConfigTitle</svg:title>
        <svg:desc>ConfigDesc</svg:desc>
      </draw:layer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3T16:39:10.252000000</meta:creation-date>
    <meta:generator>LibreOffice/5.1.4.2$Windows_x86 LibreOffice_project/f99d75f39f1c57ebdd7ffc5f42867c12031db97a</meta:generator>
    <dc:date>2017-04-21T17:58:37.933000000</dc:date>
    <meta:editing-duration>P1DT18H30M31S</meta:editing-duration>
    <meta:editing-cycles>234</meta:editing-cycles>
    <meta:print-date>2017-04-10T14:16:38.188000000</meta:print-date>
    <meta:document-statistic meta:object-count="1413"/>
  </office:meta>
</office:document-meta>
</file>